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4.828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023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125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rest_cover_chan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9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area_cont</text:p>
          </table:table-cell>
          <table:table-cell office:value-type="string" calcext:value-type="string">
            <text:p>area_ctry</text:p>
          </table:table-cell>
          <table:table-cell office:value-type="string" calcext:value-type="string">
            <text:p>area_name</text:p>
          </table:table-cell>
          <table:table-cell office:value-type="string" calcext:value-type="string">
            <text:p>area_code</text:p>
          </table:table-cell>
          <table:table-cell office:value-type="string" calcext:value-type="string">
            <text:p>for2000</text:p>
          </table:table-cell>
          <table:table-cell office:value-type="string" calcext:value-type="string">
            <text:p>for2005</text:p>
          </table:table-cell>
          <table:table-cell office:value-type="string" calcext:value-type="string">
            <text:p>for2010</text:p>
          </table:table-cell>
          <table:table-cell office:value-type="string" calcext:value-type="string">
            <text:p>for2015</text:p>
          </table:table-cell>
          <table:table-cell office:value-type="string" calcext:value-type="string">
            <text:p>for2020</text:p>
          </table:table-cell>
          <table:table-cell office:value-type="string" calcext:value-type="string">
            <text:p>andef</text:p>
          </table:table-cell>
          <table:table-cell office:value-type="string" calcext:value-type="string">
            <text:p>pdef</text:p>
          </table:table-cell>
          <table:table-cell office:value-type="string" calcext:value-type="string">
            <text:p>for2030</text:p>
          </table:table-cell>
          <table:table-cell office:value-type="string" calcext:value-type="string">
            <text:p>for2035</text:p>
          </table:table-cell>
          <table:table-cell office:value-type="string" calcext:value-type="string">
            <text:p>for2040</text:p>
          </table:table-cell>
          <table:table-cell office:value-type="string" calcext:value-type="string">
            <text:p>for2050</text:p>
          </table:table-cell>
          <table:table-cell office:value-type="string" calcext:value-type="string">
            <text:p>for2055</text:p>
          </table:table-cell>
          <table:table-cell office:value-type="string" calcext:value-type="string">
            <text:p>for2060</text:p>
          </table:table-cell>
          <table:table-cell office:value-type="string" calcext:value-type="string">
            <text:p>for2070</text:p>
          </table:table-cell>
          <table:table-cell office:value-type="string" calcext:value-type="string">
            <text:p>for2080</text:p>
          </table:table-cell>
          <table:table-cell office:value-type="string" calcext:value-type="string">
            <text:p>for2085</text:p>
          </table:table-cell>
          <table:table-cell office:value-type="string" calcext:value-type="string">
            <text:p>for2090</text:p>
          </table:table-cell>
          <table:table-cell office:value-type="string" calcext:value-type="string">
            <text:p>for2100</text:p>
          </table:table-cell>
          <table:table-cell office:value-type="string" calcext:value-type="string">
            <text:p>yrdis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Antigua and B.</text:p>
          </table:table-cell>
          <table:table-cell office:value-type="string" calcext:value-type="string">
            <text:p>ATG</text:p>
          </table:table-cell>
          <table:table-cell office:value-type="float" office:value="4478" calcext:value-type="float">
            <text:p>4478</text:p>
          </table:table-cell>
          <table:table-cell office:value-type="float" office:value="4269" calcext:value-type="float">
            <text:p>4269</text:p>
          </table:table-cell>
          <table:table-cell office:value-type="float" office:value="3957" calcext:value-type="float">
            <text:p>3957</text:p>
          </table:table-cell>
          <table:table-cell office:value-type="float" office:value="3711" calcext:value-type="float">
            <text:p>3711</text:p>
          </table:table-cell>
          <table:table-cell office:value-type="float" office:value="3376" calcext:value-type="float">
            <text:p>337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.6</text:p>
          </table:table-cell>
          <table:table-cell office:value-type="float" office:value="2796" calcext:value-type="float">
            <text:p>2796</text:p>
          </table:table-cell>
          <table:table-cell office:value-type="float" office:value="2506" calcext:value-type="float">
            <text:p>2506</text:p>
          </table:table-cell>
          <table:table-cell office:value-type="float" office:value="2216" calcext:value-type="float">
            <text:p>2216</text:p>
          </table:table-cell>
          <table:table-cell office:value-type="float" office:value="1636" calcext:value-type="float">
            <text:p>1636</text:p>
          </table:table-cell>
          <table:table-cell office:value-type="float" office:value="1346" calcext:value-type="float">
            <text:p>1346</text:p>
          </table:table-cell>
          <table:table-cell office:value-type="float" office:value="1056" calcext:value-type="float">
            <text:p>1056</text:p>
          </table:table-cell>
          <table:table-cell office:value-type="float" office:value="476" calcext:value-type="float">
            <text:p>4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195105" calcext:value-type="float">
            <text:p>195105</text:p>
          </table:table-cell>
          <table:table-cell office:value-type="float" office:value="162093" calcext:value-type="float">
            <text:p>162093</text:p>
          </table:table-cell>
          <table:table-cell office:value-type="float" office:value="147554" calcext:value-type="float">
            <text:p>147554</text:p>
          </table:table-cell>
          <table:table-cell office:value-type="float" office:value="136308" calcext:value-type="float">
            <text:p>136308</text:p>
          </table:table-cell>
          <table:table-cell office:value-type="float" office:value="124989" calcext:value-type="float">
            <text:p>124989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1.6</text:p>
          </table:table-cell>
          <table:table-cell office:value-type="float" office:value="102429" calcext:value-type="float">
            <text:p>102429</text:p>
          </table:table-cell>
          <table:table-cell office:value-type="float" office:value="91149" calcext:value-type="float">
            <text:p>91149</text:p>
          </table:table-cell>
          <table:table-cell office:value-type="float" office:value="79869" calcext:value-type="float">
            <text:p>79869</text:p>
          </table:table-cell>
          <table:table-cell office:value-type="float" office:value="57309" calcext:value-type="float">
            <text:p>57309</text:p>
          </table:table-cell>
          <table:table-cell office:value-type="float" office:value="46029" calcext:value-type="float">
            <text:p>46029</text:p>
          </table:table-cell>
          <table:table-cell office:value-type="float" office:value="34749" calcext:value-type="float">
            <text:p>34749</text:p>
          </table:table-cell>
          <table:table-cell office:value-type="float" office:value="12189" calcext:value-type="float">
            <text:p>1218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arbados</text:p>
          </table:table-cell>
          <table:table-cell office:value-type="string" calcext:value-type="string">
            <text:p>BRB</text:p>
          </table:table-cell>
          <table:table-cell office:value-type="float" office:value="4713" calcext:value-type="float">
            <text:p>4713</text:p>
          </table:table-cell>
          <table:table-cell office:value-type="float" office:value="4642" calcext:value-type="float">
            <text:p>4642</text:p>
          </table:table-cell>
          <table:table-cell office:value-type="float" office:value="4350" calcext:value-type="float">
            <text:p>4350</text:p>
          </table:table-cell>
          <table:table-cell office:value-type="float" office:value="3835" calcext:value-type="float">
            <text:p>3835</text:p>
          </table:table-cell>
          <table:table-cell office:value-type="float" office:value="3602" calcext:value-type="float">
            <text:p>360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9</text:p>
          </table:table-cell>
          <table:table-cell office:value-type="float" office:value="2852" calcext:value-type="float">
            <text:p>2852</text:p>
          </table:table-cell>
          <table:table-cell office:value-type="float" office:value="2477" calcext:value-type="float">
            <text:p>2477</text:p>
          </table:table-cell>
          <table:table-cell office:value-type="float" office:value="2102" calcext:value-type="float">
            <text:p>2102</text:p>
          </table:table-cell>
          <table:table-cell office:value-type="float" office:value="1352" calcext:value-type="float">
            <text:p>1352</text:p>
          </table:table-cell>
          <table:table-cell office:value-type="float" office:value="977" calcext:value-type="float">
            <text:p>977</text:p>
          </table:table-cell>
          <table:table-cell office:value-type="float" office:value="602" calcext:value-type="float">
            <text:p>6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1564468" calcext:value-type="float">
            <text:p>1564468</text:p>
          </table:table-cell>
          <table:table-cell office:value-type="float" office:value="1509321" calcext:value-type="float">
            <text:p>1509321</text:p>
          </table:table-cell>
          <table:table-cell office:value-type="float" office:value="1462163" calcext:value-type="float">
            <text:p>1462163</text:p>
          </table:table-cell>
          <table:table-cell office:value-type="float" office:value="1380423" calcext:value-type="float">
            <text:p>1380423</text:p>
          </table:table-cell>
          <table:table-cell office:value-type="float" office:value="1318064" calcext:value-type="float">
            <text:p>1318064</text:p>
          </table:table-cell>
          <table:table-cell office:value-type="float" office:value="14410" calcext:value-type="float">
            <text:p>14410</text:p>
          </table:table-cell>
          <table:table-cell office:value-type="float" office:value="1" calcext:value-type="float">
            <text:p>1</text:p>
          </table:table-cell>
          <table:table-cell office:value-type="float" office:value="1173964" calcext:value-type="float">
            <text:p>1173964</text:p>
          </table:table-cell>
          <table:table-cell office:value-type="float" office:value="1101914" calcext:value-type="float">
            <text:p>1101914</text:p>
          </table:table-cell>
          <table:table-cell office:value-type="float" office:value="1029864" calcext:value-type="float">
            <text:p>1029864</text:p>
          </table:table-cell>
          <table:table-cell office:value-type="float" office:value="885764" calcext:value-type="float">
            <text:p>885764</text:p>
          </table:table-cell>
          <table:table-cell office:value-type="float" office:value="813714" calcext:value-type="float">
            <text:p>813714</text:p>
          </table:table-cell>
          <table:table-cell office:value-type="float" office:value="741664" calcext:value-type="float">
            <text:p>741664</text:p>
          </table:table-cell>
          <table:table-cell office:value-type="float" office:value="597564" calcext:value-type="float">
            <text:p>597564</text:p>
          </table:table-cell>
          <table:table-cell office:value-type="float" office:value="453464" calcext:value-type="float">
            <text:p>453464</text:p>
          </table:table-cell>
          <table:table-cell office:value-type="float" office:value="381414" calcext:value-type="float">
            <text:p>381414</text:p>
          </table:table-cell>
          <table:table-cell office:value-type="float" office:value="309364" calcext:value-type="float">
            <text:p>309364</text:p>
          </table:table-cell>
          <table:table-cell office:value-type="float" office:value="165264" calcext:value-type="float">
            <text:p>165264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Bolivia</text:p>
          </table:table-cell>
          <table:table-cell office:value-type="string" calcext:value-type="string">
            <text:p>BOL</text:p>
          </table:table-cell>
          <table:table-cell office:value-type="float" office:value="34935912" calcext:value-type="float">
            <text:p>34935912</text:p>
          </table:table-cell>
          <table:table-cell office:value-type="float" office:value="33657725" calcext:value-type="float">
            <text:p>33657725</text:p>
          </table:table-cell>
          <table:table-cell office:value-type="float" office:value="32611673" calcext:value-type="float">
            <text:p>32611673</text:p>
          </table:table-cell>
          <table:table-cell office:value-type="float" office:value="31281713" calcext:value-type="float">
            <text:p>31281713</text:p>
          </table:table-cell>
          <table:table-cell office:value-type="float" office:value="30476273" calcext:value-type="float">
            <text:p>30476273</text:p>
          </table:table-cell>
          <table:table-cell office:value-type="float" office:value="213540" calcext:value-type="float">
            <text:p>213540</text:p>
          </table:table-cell>
          <table:table-cell office:value-type="string" calcext:value-type="string">
            <text:p>0.7</text:p>
          </table:table-cell>
          <table:table-cell office:value-type="float" office:value="28340873" calcext:value-type="float">
            <text:p>28340873</text:p>
          </table:table-cell>
          <table:table-cell office:value-type="float" office:value="27273173" calcext:value-type="float">
            <text:p>27273173</text:p>
          </table:table-cell>
          <table:table-cell office:value-type="float" office:value="26205473" calcext:value-type="float">
            <text:p>26205473</text:p>
          </table:table-cell>
          <table:table-cell office:value-type="float" office:value="24070073" calcext:value-type="float">
            <text:p>24070073</text:p>
          </table:table-cell>
          <table:table-cell office:value-type="float" office:value="23002373" calcext:value-type="float">
            <text:p>23002373</text:p>
          </table:table-cell>
          <table:table-cell office:value-type="float" office:value="21934673" calcext:value-type="float">
            <text:p>21934673</text:p>
          </table:table-cell>
          <table:table-cell office:value-type="float" office:value="19799273" calcext:value-type="float">
            <text:p>19799273</text:p>
          </table:table-cell>
          <table:table-cell office:value-type="float" office:value="17663873" calcext:value-type="float">
            <text:p>17663873</text:p>
          </table:table-cell>
          <table:table-cell office:value-type="float" office:value="16596173" calcext:value-type="float">
            <text:p>16596173</text:p>
          </table:table-cell>
          <table:table-cell office:value-type="float" office:value="15528473" calcext:value-type="float">
            <text:p>15528473</text:p>
          </table:table-cell>
          <table:table-cell office:value-type="float" office:value="13393073" calcext:value-type="float">
            <text:p>13393073</text:p>
          </table:table-cell>
          <table:table-cell office:value-type="float" office:value="2162" calcext:value-type="float">
            <text:p>216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cre</text:p>
          </table:table-cell>
          <table:table-cell office:value-type="string" calcext:value-type="string">
            <text:p>AC</text:p>
          </table:table-cell>
          <table:table-cell office:value-type="float" office:value="14278452" calcext:value-type="float">
            <text:p>14278452</text:p>
          </table:table-cell>
          <table:table-cell office:value-type="float" office:value="13914698" calcext:value-type="float">
            <text:p>13914698</text:p>
          </table:table-cell>
          <table:table-cell office:value-type="float" office:value="13645759" calcext:value-type="float">
            <text:p>13645759</text:p>
          </table:table-cell>
          <table:table-cell office:value-type="float" office:value="13409906" calcext:value-type="float">
            <text:p>13409906</text:p>
          </table:table-cell>
          <table:table-cell office:value-type="float" office:value="13164062" calcext:value-type="float">
            <text:p>13164062</text:p>
          </table:table-cell>
          <table:table-cell office:value-type="float" office:value="48170" calcext:value-type="float">
            <text:p>48170</text:p>
          </table:table-cell>
          <table:table-cell office:value-type="string" calcext:value-type="string">
            <text:p>0.4</text:p>
          </table:table-cell>
          <table:table-cell office:value-type="float" office:value="12682365" calcext:value-type="float">
            <text:p>12682365</text:p>
          </table:table-cell>
          <table:table-cell office:value-type="float" office:value="12441516" calcext:value-type="float">
            <text:p>12441516</text:p>
          </table:table-cell>
          <table:table-cell office:value-type="float" office:value="12200668" calcext:value-type="float">
            <text:p>12200668</text:p>
          </table:table-cell>
          <table:table-cell office:value-type="float" office:value="11684047" calcext:value-type="float">
            <text:p>11684047</text:p>
          </table:table-cell>
          <table:table-cell office:value-type="float" office:value="11412400" calcext:value-type="float">
            <text:p>11412400</text:p>
          </table:table-cell>
          <table:table-cell office:value-type="float" office:value="11116065" calcext:value-type="float">
            <text:p>11116065</text:p>
          </table:table-cell>
          <table:table-cell office:value-type="float" office:value="10497016" calcext:value-type="float">
            <text:p>10497016</text:p>
          </table:table-cell>
          <table:table-cell office:value-type="float" office:value="9850794" calcext:value-type="float">
            <text:p>9850794</text:p>
          </table:table-cell>
          <table:table-cell office:value-type="float" office:value="9518556" calcext:value-type="float">
            <text:p>9518556</text:p>
          </table:table-cell>
          <table:table-cell office:value-type="float" office:value="9171011" calcext:value-type="float">
            <text:p>9171011</text:p>
          </table:table-cell>
          <table:table-cell office:value-type="float" office:value="8443321" calcext:value-type="float">
            <text:p>8443321</text:p>
          </table:table-cell>
          <table:table-cell office:value-type="float" office:value="2148" calcext:value-type="float">
            <text:p>214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lagoas</text:p>
          </table:table-cell>
          <table:table-cell office:value-type="string" calcext:value-type="string">
            <text:p>AL</text:p>
          </table:table-cell>
          <table:table-cell office:value-type="float" office:value="119159" calcext:value-type="float">
            <text:p>119159</text:p>
          </table:table-cell>
          <table:table-cell office:value-type="float" office:value="108524" calcext:value-type="float">
            <text:p>108524</text:p>
          </table:table-cell>
          <table:table-cell office:value-type="float" office:value="102860" calcext:value-type="float">
            <text:p>102860</text:p>
          </table:table-cell>
          <table:table-cell office:value-type="float" office:value="96337" calcext:value-type="float">
            <text:p>96337</text:p>
          </table:table-cell>
          <table:table-cell office:value-type="float" office:value="91168" calcext:value-type="float">
            <text:p>91168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1.2</text:p>
          </table:table-cell>
          <table:table-cell office:value-type="float" office:value="79476" calcext:value-type="float">
            <text:p>79476</text:p>
          </table:table-cell>
          <table:table-cell office:value-type="float" office:value="73630" calcext:value-type="float">
            <text:p>73630</text:p>
          </table:table-cell>
          <table:table-cell office:value-type="float" office:value="67784" calcext:value-type="float">
            <text:p>67784</text:p>
          </table:table-cell>
          <table:table-cell office:value-type="float" office:value="21169" calcext:value-type="float">
            <text:p>2116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pa</text:p>
          </table:table-cell>
          <table:table-cell office:value-type="string" calcext:value-type="string">
            <text:p>AP</text:p>
          </table:table-cell>
          <table:table-cell office:value-type="float" office:value="11765391" calcext:value-type="float">
            <text:p>11765391</text:p>
          </table:table-cell>
          <table:table-cell office:value-type="float" office:value="11673501" calcext:value-type="float">
            <text:p>11673501</text:p>
          </table:table-cell>
          <table:table-cell office:value-type="float" office:value="11601615" calcext:value-type="float">
            <text:p>11601615</text:p>
          </table:table-cell>
          <table:table-cell office:value-type="float" office:value="11529281" calcext:value-type="float">
            <text:p>11529281</text:p>
          </table:table-cell>
          <table:table-cell office:value-type="float" office:value="11469172" calcext:value-type="float">
            <text:p>11469172</text:p>
          </table:table-cell>
          <table:table-cell office:value-type="float" office:value="13244" calcext:value-type="float">
            <text:p>13244</text:p>
          </table:table-cell>
          <table:table-cell office:value-type="string" calcext:value-type="string">
            <text:p>0.1</text:p>
          </table:table-cell>
          <table:table-cell office:value-type="float" office:value="11336730" calcext:value-type="float">
            <text:p>11336730</text:p>
          </table:table-cell>
          <table:table-cell office:value-type="float" office:value="11270508" calcext:value-type="float">
            <text:p>11270508</text:p>
          </table:table-cell>
          <table:table-cell office:value-type="float" office:value="11204287" calcext:value-type="float">
            <text:p>11204287</text:p>
          </table:table-cell>
          <table:table-cell office:value-type="float" office:value="11036921" calcext:value-type="float">
            <text:p>11036921</text:p>
          </table:table-cell>
          <table:table-cell office:value-type="float" office:value="10939902" calcext:value-type="float">
            <text:p>10939902</text:p>
          </table:table-cell>
          <table:table-cell office:value-type="float" office:value="10818193" calcext:value-type="float">
            <text:p>10818193</text:p>
          </table:table-cell>
          <table:table-cell office:value-type="float" office:value="10548399" calcext:value-type="float">
            <text:p>10548399</text:p>
          </table:table-cell>
          <table:table-cell office:value-type="float" office:value="10251432" calcext:value-type="float">
            <text:p>10251432</text:p>
          </table:table-cell>
          <table:table-cell office:value-type="float" office:value="10093822" calcext:value-type="float">
            <text:p>10093822</text:p>
          </table:table-cell>
          <table:table-cell office:value-type="float" office:value="9920904" calcext:value-type="float">
            <text:p>9920904</text:p>
          </table:table-cell>
          <table:table-cell office:value-type="float" office:value="9542468" calcext:value-type="float">
            <text:p>9542468</text:p>
          </table:table-cell>
          <table:table-cell office:value-type="float" office:value="2157" calcext:value-type="float">
            <text:p>21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Amazonas</text:p>
          </table:table-cell>
          <table:table-cell office:value-type="string" calcext:value-type="string">
            <text:p>AM</text:p>
          </table:table-cell>
          <table:table-cell office:value-type="float" office:value="149432844" calcext:value-type="float">
            <text:p>149432844</text:p>
          </table:table-cell>
          <table:table-cell office:value-type="float" office:value="148766881" calcext:value-type="float">
            <text:p>148766881</text:p>
          </table:table-cell>
          <table:table-cell office:value-type="float" office:value="148105580" calcext:value-type="float">
            <text:p>148105580</text:p>
          </table:table-cell>
          <table:table-cell office:value-type="float" office:value="147483630" calcext:value-type="float">
            <text:p>147483630</text:p>
          </table:table-cell>
          <table:table-cell office:value-type="float" office:value="146494193" calcext:value-type="float">
            <text:p>146494193</text:p>
          </table:table-cell>
          <table:table-cell office:value-type="float" office:value="161139" calcext:value-type="float">
            <text:p>161139</text:p>
          </table:table-cell>
          <table:table-cell office:value-type="string" calcext:value-type="string">
            <text:p>0.1</text:p>
          </table:table-cell>
          <table:table-cell office:value-type="float" office:value="144882806" calcext:value-type="float">
            <text:p>144882806</text:p>
          </table:table-cell>
          <table:table-cell office:value-type="float" office:value="144077113" calcext:value-type="float">
            <text:p>144077113</text:p>
          </table:table-cell>
          <table:table-cell office:value-type="float" office:value="143271419" calcext:value-type="float">
            <text:p>143271419</text:p>
          </table:table-cell>
          <table:table-cell office:value-type="float" office:value="141625109" calcext:value-type="float">
            <text:p>141625109</text:p>
          </table:table-cell>
          <table:table-cell office:value-type="float" office:value="140788618" calcext:value-type="float">
            <text:p>140788618</text:p>
          </table:table-cell>
          <table:table-cell office:value-type="float" office:value="139927437" calcext:value-type="float">
            <text:p>139927437</text:p>
          </table:table-cell>
          <table:table-cell office:value-type="float" office:value="138178699" calcext:value-type="float">
            <text:p>138178699</text:p>
          </table:table-cell>
          <table:table-cell office:value-type="float" office:value="136402788" calcext:value-type="float">
            <text:p>136402788</text:p>
          </table:table-cell>
          <table:table-cell office:value-type="float" office:value="135505705" calcext:value-type="float">
            <text:p>135505705</text:p>
          </table:table-cell>
          <table:table-cell office:value-type="float" office:value="134593315" calcext:value-type="float">
            <text:p>134593315</text:p>
          </table:table-cell>
          <table:table-cell office:value-type="float" office:value="132735935" calcext:value-type="float">
            <text:p>132735935</text:p>
          </table:table-cell>
          <table:table-cell office:value-type="float" office:value="2242" calcext:value-type="float">
            <text:p>22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Bahia</text:p>
          </table:table-cell>
          <table:table-cell office:value-type="string" calcext:value-type="string">
            <text:p>BA</text:p>
          </table:table-cell>
          <table:table-cell office:value-type="float" office:value="2779113" calcext:value-type="float">
            <text:p>2779113</text:p>
          </table:table-cell>
          <table:table-cell office:value-type="float" office:value="2437986" calcext:value-type="float">
            <text:p>2437986</text:p>
          </table:table-cell>
          <table:table-cell office:value-type="float" office:value="2271700" calcext:value-type="float">
            <text:p>2271700</text:p>
          </table:table-cell>
          <table:table-cell office:value-type="float" office:value="2172367" calcext:value-type="float">
            <text:p>2172367</text:p>
          </table:table-cell>
          <table:table-cell office:value-type="float" office:value="2042422" calcext:value-type="float">
            <text:p>2042422</text:p>
          </table:table-cell>
          <table:table-cell office:value-type="float" office:value="22928" calcext:value-type="float">
            <text:p>22928</text:p>
          </table:table-cell>
          <table:table-cell office:value-type="string" calcext:value-type="string">
            <text:p>1.1</text:p>
          </table:table-cell>
          <table:table-cell office:value-type="float" office:value="1813145" calcext:value-type="float">
            <text:p>1813145</text:p>
          </table:table-cell>
          <table:table-cell office:value-type="float" office:value="1698507" calcext:value-type="float">
            <text:p>1698507</text:p>
          </table:table-cell>
          <table:table-cell office:value-type="float" office:value="1583868" calcext:value-type="float">
            <text:p>1583868</text:p>
          </table:table-cell>
          <table:table-cell office:value-type="float" office:value="1319668" calcext:value-type="float">
            <text:p>1319668</text:p>
          </table:table-cell>
          <table:table-cell office:value-type="float" office:value="1174231" calcext:value-type="float">
            <text:p>1174231</text:p>
          </table:table-cell>
          <table:table-cell office:value-type="float" office:value="1004105" calcext:value-type="float">
            <text:p>1004105</text:p>
          </table:table-cell>
          <table:table-cell office:value-type="float" office:value="637477" calcext:value-type="float">
            <text:p>637477</text:p>
          </table:table-cell>
          <table:table-cell office:value-type="float" office:value="243675" calcext:value-type="float">
            <text:p>243675</text:p>
          </table:table-cell>
          <table:table-cell office:value-type="float" office:value="37647" calcext:value-type="float">
            <text:p>376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6" calcext:value-type="float">
            <text:p>208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Ceara</text:p>
          </table:table-cell>
          <table:table-cell office:value-type="string" calcext:value-type="string">
            <text:p>CE</text:p>
          </table:table-cell>
          <table:table-cell office:value-type="float" office:value="61866" calcext:value-type="float">
            <text:p>61866</text:p>
          </table:table-cell>
          <table:table-cell office:value-type="float" office:value="56286" calcext:value-type="float">
            <text:p>56286</text:p>
          </table:table-cell>
          <table:table-cell office:value-type="float" office:value="52030" calcext:value-type="float">
            <text:p>52030</text:p>
          </table:table-cell>
          <table:table-cell office:value-type="float" office:value="44560" calcext:value-type="float">
            <text:p>44560</text:p>
          </table:table-cell>
          <table:table-cell office:value-type="float" office:value="41283" calcext:value-type="float">
            <text:p>41283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2.3</text:p>
          </table:table-cell>
          <table:table-cell office:value-type="float" office:value="30536" calcext:value-type="float">
            <text:p>30536</text:p>
          </table:table-cell>
          <table:table-cell office:value-type="float" office:value="25162" calcext:value-type="float">
            <text:p>25162</text:p>
          </table:table-cell>
          <table:table-cell office:value-type="float" office:value="19789" calcext:value-type="float">
            <text:p>1978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Espirito Santo</text:p>
          </table:table-cell>
          <table:table-cell office:value-type="string" calcext:value-type="string">
            <text:p>ES</text:p>
          </table:table-cell>
          <table:table-cell office:value-type="float" office:value="581144" calcext:value-type="float">
            <text:p>581144</text:p>
          </table:table-cell>
          <table:table-cell office:value-type="float" office:value="505075" calcext:value-type="float">
            <text:p>505075</text:p>
          </table:table-cell>
          <table:table-cell office:value-type="float" office:value="483598" calcext:value-type="float">
            <text:p>483598</text:p>
          </table:table-cell>
          <table:table-cell office:value-type="float" office:value="461973" calcext:value-type="float">
            <text:p>461973</text:p>
          </table:table-cell>
          <table:table-cell office:value-type="float" office:value="435291" calcext:value-type="float">
            <text:p>435291</text:p>
          </table:table-cell>
          <table:table-cell office:value-type="float" office:value="4831" calcext:value-type="float">
            <text:p>4831</text:p>
          </table:table-cell>
          <table:table-cell office:value-type="float" office:value="1" calcext:value-type="float">
            <text:p>1</text:p>
          </table:table-cell>
          <table:table-cell office:value-type="float" office:value="386984" calcext:value-type="float">
            <text:p>386984</text:p>
          </table:table-cell>
          <table:table-cell office:value-type="float" office:value="362831" calcext:value-type="float">
            <text:p>362831</text:p>
          </table:table-cell>
          <table:table-cell office:value-type="float" office:value="338677" calcext:value-type="float">
            <text:p>338677</text:p>
          </table:table-cell>
          <table:table-cell office:value-type="float" office:value="255447" calcext:value-type="float">
            <text:p>255447</text:p>
          </table:table-cell>
          <table:table-cell office:value-type="float" office:value="200495" calcext:value-type="float">
            <text:p>200495</text:p>
          </table:table-cell>
          <table:table-cell office:value-type="float" office:value="120855" calcext:value-type="float">
            <text:p>1208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7" calcext:value-type="float">
            <text:p>206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Goias</text:p>
          </table:table-cell>
          <table:table-cell office:value-type="string" calcext:value-type="string">
            <text:p>GO</text:p>
          </table:table-cell>
          <table:table-cell office:value-type="float" office:value="721708" calcext:value-type="float">
            <text:p>721708</text:p>
          </table:table-cell>
          <table:table-cell office:value-type="float" office:value="612605" calcext:value-type="float">
            <text:p>612605</text:p>
          </table:table-cell>
          <table:table-cell office:value-type="float" office:value="532281" calcext:value-type="float">
            <text:p>532281</text:p>
          </table:table-cell>
          <table:table-cell office:value-type="float" office:value="451670" calcext:value-type="float">
            <text:p>451670</text:p>
          </table:table-cell>
          <table:table-cell office:value-type="float" office:value="376678" calcext:value-type="float">
            <text:p>376678</text:p>
          </table:table-cell>
          <table:table-cell office:value-type="float" office:value="15560" calcext:value-type="float">
            <text:p>15560</text:p>
          </table:table-cell>
          <table:table-cell office:value-type="string" calcext:value-type="string">
            <text:p>3.4</text:p>
          </table:table-cell>
          <table:table-cell office:value-type="float" office:value="221075" calcext:value-type="float">
            <text:p>221075</text:p>
          </table:table-cell>
          <table:table-cell office:value-type="float" office:value="143273" calcext:value-type="float">
            <text:p>143273</text:p>
          </table:table-cell>
          <table:table-cell office:value-type="float" office:value="65471" calcext:value-type="float">
            <text:p>65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ranhao</text:p>
          </table:table-cell>
          <table:table-cell office:value-type="string" calcext:value-type="string">
            <text:p>MA</text:p>
          </table:table-cell>
          <table:table-cell office:value-type="float" office:value="5846020" calcext:value-type="float">
            <text:p>5846020</text:p>
          </table:table-cell>
          <table:table-cell office:value-type="float" office:value="4928593" calcext:value-type="float">
            <text:p>4928593</text:p>
          </table:table-cell>
          <table:table-cell office:value-type="float" office:value="4156256" calcext:value-type="float">
            <text:p>4156256</text:p>
          </table:table-cell>
          <table:table-cell office:value-type="float" office:value="3651872" calcext:value-type="float">
            <text:p>3651872</text:p>
          </table:table-cell>
          <table:table-cell office:value-type="float" office:value="3280925" calcext:value-type="float">
            <text:p>3280925</text:p>
          </table:table-cell>
          <table:table-cell office:value-type="float" office:value="87533" calcext:value-type="float">
            <text:p>87533</text:p>
          </table:table-cell>
          <table:table-cell office:value-type="string" calcext:value-type="string">
            <text:p>2.3</text:p>
          </table:table-cell>
          <table:table-cell office:value-type="float" office:value="2405594" calcext:value-type="float">
            <text:p>2405594</text:p>
          </table:table-cell>
          <table:table-cell office:value-type="float" office:value="1967928" calcext:value-type="float">
            <text:p>1967928</text:p>
          </table:table-cell>
          <table:table-cell office:value-type="float" office:value="1530263" calcext:value-type="float">
            <text:p>1530263</text:p>
          </table:table-cell>
          <table:table-cell office:value-type="float" office:value="620009" calcext:value-type="float">
            <text:p>620009</text:p>
          </table:table-cell>
          <table:table-cell office:value-type="float" office:value="151545" calcext:value-type="float">
            <text:p>1515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</text:p>
          </table:table-cell>
          <table:table-cell office:value-type="string" calcext:value-type="string">
            <text:p>MT</text:p>
          </table:table-cell>
          <table:table-cell office:value-type="float" office:value="42256904" calcext:value-type="float">
            <text:p>42256904</text:p>
          </table:table-cell>
          <table:table-cell office:value-type="float" office:value="37248746" calcext:value-type="float">
            <text:p>37248746</text:p>
          </table:table-cell>
          <table:table-cell office:value-type="float" office:value="34846092" calcext:value-type="float">
            <text:p>34846092</text:p>
          </table:table-cell>
          <table:table-cell office:value-type="float" office:value="33231165" calcext:value-type="float">
            <text:p>33231165</text:p>
          </table:table-cell>
          <table:table-cell office:value-type="float" office:value="31677709" calcext:value-type="float">
            <text:p>31677709</text:p>
          </table:table-cell>
          <table:table-cell office:value-type="float" office:value="316838" calcext:value-type="float">
            <text:p>316838</text:p>
          </table:table-cell>
          <table:table-cell office:value-type="string" calcext:value-type="string">
            <text:p>0.9</text:p>
          </table:table-cell>
          <table:table-cell office:value-type="float" office:value="28509327" calcext:value-type="float">
            <text:p>28509327</text:p>
          </table:table-cell>
          <table:table-cell office:value-type="float" office:value="26925135" calcext:value-type="float">
            <text:p>26925135</text:p>
          </table:table-cell>
          <table:table-cell office:value-type="float" office:value="25340944" calcext:value-type="float">
            <text:p>25340944</text:p>
          </table:table-cell>
          <table:table-cell office:value-type="float" office:value="22137638" calcext:value-type="float">
            <text:p>22137638</text:p>
          </table:table-cell>
          <table:table-cell office:value-type="float" office:value="20522649" calcext:value-type="float">
            <text:p>20522649</text:p>
          </table:table-cell>
          <table:table-cell office:value-type="float" office:value="18882970" calcext:value-type="float">
            <text:p>18882970</text:p>
          </table:table-cell>
          <table:table-cell office:value-type="float" office:value="15577236" calcext:value-type="float">
            <text:p>15577236</text:p>
          </table:table-cell>
          <table:table-cell office:value-type="float" office:value="12244330" calcext:value-type="float">
            <text:p>12244330</text:p>
          </table:table-cell>
          <table:table-cell office:value-type="float" office:value="10568749" calcext:value-type="float">
            <text:p>10568749</text:p>
          </table:table-cell>
          <table:table-cell office:value-type="float" office:value="8877861" calcext:value-type="float">
            <text:p>8877861</text:p>
          </table:table-cell>
          <table:table-cell office:value-type="float" office:value="5463486" calcext:value-type="float">
            <text:p>5463486</text:p>
          </table:table-cell>
          <table:table-cell office:value-type="float" office:value="2115" calcext:value-type="float">
            <text:p>211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ato Grosso do Sul</text:p>
          </table:table-cell>
          <table:table-cell office:value-type="string" calcext:value-type="string">
            <text:p>MS</text:p>
          </table:table-cell>
          <table:table-cell office:value-type="float" office:value="1007676" calcext:value-type="float">
            <text:p>1007676</text:p>
          </table:table-cell>
          <table:table-cell office:value-type="float" office:value="913437" calcext:value-type="float">
            <text:p>913437</text:p>
          </table:table-cell>
          <table:table-cell office:value-type="float" office:value="851923" calcext:value-type="float">
            <text:p>851923</text:p>
          </table:table-cell>
          <table:table-cell office:value-type="float" office:value="798440" calcext:value-type="float">
            <text:p>798440</text:p>
          </table:table-cell>
          <table:table-cell office:value-type="float" office:value="749904" calcext:value-type="float">
            <text:p>749904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1.3</text:p>
          </table:table-cell>
          <table:table-cell office:value-type="float" office:value="647885" calcext:value-type="float">
            <text:p>647885</text:p>
          </table:table-cell>
          <table:table-cell office:value-type="float" office:value="596875" calcext:value-type="float">
            <text:p>596875</text:p>
          </table:table-cell>
          <table:table-cell office:value-type="float" office:value="545866" calcext:value-type="float">
            <text:p>545866</text:p>
          </table:table-cell>
          <table:table-cell office:value-type="float" office:value="408923" calcext:value-type="float">
            <text:p>408923</text:p>
          </table:table-cell>
          <table:table-cell office:value-type="float" office:value="327115" calcext:value-type="float">
            <text:p>327115</text:p>
          </table:table-cell>
          <table:table-cell office:value-type="float" office:value="220619" calcext:value-type="float">
            <text:p>22061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Minas Gerais</text:p>
          </table:table-cell>
          <table:table-cell office:value-type="string" calcext:value-type="string">
            <text:p>MG</text:p>
          </table:table-cell>
          <table:table-cell office:value-type="float" office:value="2142588" calcext:value-type="float">
            <text:p>2142588</text:p>
          </table:table-cell>
          <table:table-cell office:value-type="float" office:value="1721027" calcext:value-type="float">
            <text:p>1721027</text:p>
          </table:table-cell>
          <table:table-cell office:value-type="float" office:value="1477296" calcext:value-type="float">
            <text:p>1477296</text:p>
          </table:table-cell>
          <table:table-cell office:value-type="float" office:value="1201227" calcext:value-type="float">
            <text:p>1201227</text:p>
          </table:table-cell>
          <table:table-cell office:value-type="float" office:value="1055468" calcext:value-type="float">
            <text:p>1055468</text:p>
          </table:table-cell>
          <table:table-cell office:value-type="float" office:value="42183" calcext:value-type="float">
            <text:p>42183</text:p>
          </table:table-cell>
          <table:table-cell office:value-type="string" calcext:value-type="string">
            <text:p>3.3</text:p>
          </table:table-cell>
          <table:table-cell office:value-type="float" office:value="633639" calcext:value-type="float">
            <text:p>633639</text:p>
          </table:table-cell>
          <table:table-cell office:value-type="float" office:value="422724" calcext:value-type="float">
            <text:p>422724</text:p>
          </table:table-cell>
          <table:table-cell office:value-type="float" office:value="211810" calcext:value-type="float">
            <text:p>2118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</text:p>
          </table:table-cell>
          <table:table-cell office:value-type="string" calcext:value-type="string">
            <text:p>PA</text:p>
          </table:table-cell>
          <table:table-cell office:value-type="float" office:value="101374041" calcext:value-type="float">
            <text:p>101374041</text:p>
          </table:table-cell>
          <table:table-cell office:value-type="float" office:value="96923006" calcext:value-type="float">
            <text:p>96923006</text:p>
          </table:table-cell>
          <table:table-cell office:value-type="float" office:value="93016769" calcext:value-type="float">
            <text:p>93016769</text:p>
          </table:table-cell>
          <table:table-cell office:value-type="float" office:value="90872128" calcext:value-type="float">
            <text:p>90872128</text:p>
          </table:table-cell>
          <table:table-cell office:value-type="float" office:value="88499908" calcext:value-type="float">
            <text:p>88499908</text:p>
          </table:table-cell>
          <table:table-cell office:value-type="float" office:value="451686" calcext:value-type="float">
            <text:p>451686</text:p>
          </table:table-cell>
          <table:table-cell office:value-type="string" calcext:value-type="string">
            <text:p>0.5</text:p>
          </table:table-cell>
          <table:table-cell office:value-type="float" office:value="83983048" calcext:value-type="float">
            <text:p>83983048</text:p>
          </table:table-cell>
          <table:table-cell office:value-type="float" office:value="81724618" calcext:value-type="float">
            <text:p>81724618</text:p>
          </table:table-cell>
          <table:table-cell office:value-type="float" office:value="79466188" calcext:value-type="float">
            <text:p>79466188</text:p>
          </table:table-cell>
          <table:table-cell office:value-type="float" office:value="74914404" calcext:value-type="float">
            <text:p>74914404</text:p>
          </table:table-cell>
          <table:table-cell office:value-type="float" office:value="72625176" calcext:value-type="float">
            <text:p>72625176</text:p>
          </table:table-cell>
          <table:table-cell office:value-type="float" office:value="70311259" calcext:value-type="float">
            <text:p>70311259</text:p>
          </table:table-cell>
          <table:table-cell office:value-type="float" office:value="65657047" calcext:value-type="float">
            <text:p>65657047</text:p>
          </table:table-cell>
          <table:table-cell office:value-type="float" office:value="60975662" calcext:value-type="float">
            <text:p>60975662</text:p>
          </table:table-cell>
          <table:table-cell office:value-type="float" office:value="58625843" calcext:value-type="float">
            <text:p>58625843</text:p>
          </table:table-cell>
          <table:table-cell office:value-type="float" office:value="56260716" calcext:value-type="float">
            <text:p>56260716</text:p>
          </table:table-cell>
          <table:table-cell office:value-type="float" office:value="51497863" calcext:value-type="float">
            <text:p>51497863</text:p>
          </table:table-cell>
          <table:table-cell office:value-type="float" office:value="2176" calcext:value-type="float">
            <text:p>217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iba</text:p>
          </table:table-cell>
          <table:table-cell office:value-type="string" calcext:value-type="string">
            <text:p>PB</text:p>
          </table:table-cell>
          <table:table-cell office:value-type="float" office:value="48496" calcext:value-type="float">
            <text:p>48496</text:p>
          </table:table-cell>
          <table:table-cell office:value-type="float" office:value="44410" calcext:value-type="float">
            <text:p>44410</text:p>
          </table:table-cell>
          <table:table-cell office:value-type="float" office:value="42194" calcext:value-type="float">
            <text:p>42194</text:p>
          </table:table-cell>
          <table:table-cell office:value-type="float" office:value="40107" calcext:value-type="float">
            <text:p>40107</text:p>
          </table:table-cell>
          <table:table-cell office:value-type="float" office:value="38771" calcext:value-type="float">
            <text:p>3877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.8</text:p>
          </table:table-cell>
          <table:table-cell office:value-type="float" office:value="35348" calcext:value-type="float">
            <text:p>35348</text:p>
          </table:table-cell>
          <table:table-cell office:value-type="float" office:value="33636" calcext:value-type="float">
            <text:p>33636</text:p>
          </table:table-cell>
          <table:table-cell office:value-type="float" office:value="31925" calcext:value-type="float">
            <text:p>319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arana</text:p>
          </table:table-cell>
          <table:table-cell office:value-type="string" calcext:value-type="string">
            <text:p>PR</text:p>
          </table:table-cell>
          <table:table-cell office:value-type="float" office:value="3979808" calcext:value-type="float">
            <text:p>3979808</text:p>
          </table:table-cell>
          <table:table-cell office:value-type="float" office:value="3582171" calcext:value-type="float">
            <text:p>3582171</text:p>
          </table:table-cell>
          <table:table-cell office:value-type="float" office:value="3296499" calcext:value-type="float">
            <text:p>3296499</text:p>
          </table:table-cell>
          <table:table-cell office:value-type="float" office:value="3103820" calcext:value-type="float">
            <text:p>3103820</text:p>
          </table:table-cell>
          <table:table-cell office:value-type="float" office:value="2995095" calcext:value-type="float">
            <text:p>2995095</text:p>
          </table:table-cell>
          <table:table-cell office:value-type="float" office:value="30140" calcext:value-type="float">
            <text:p>30140</text:p>
          </table:table-cell>
          <table:table-cell office:value-type="float" office:value="1" calcext:value-type="float">
            <text:p>1</text:p>
          </table:table-cell>
          <table:table-cell office:value-type="float" office:value="2693691" calcext:value-type="float">
            <text:p>2693691</text:p>
          </table:table-cell>
          <table:table-cell office:value-type="float" office:value="2542989" calcext:value-type="float">
            <text:p>2542989</text:p>
          </table:table-cell>
          <table:table-cell office:value-type="float" office:value="2392287" calcext:value-type="float">
            <text:p>2392287</text:p>
          </table:table-cell>
          <table:table-cell office:value-type="float" office:value="2055960" calcext:value-type="float">
            <text:p>2055960</text:p>
          </table:table-cell>
          <table:table-cell office:value-type="float" office:value="1874460" calcext:value-type="float">
            <text:p>1874460</text:p>
          </table:table-cell>
          <table:table-cell office:value-type="float" office:value="1668270" calcext:value-type="float">
            <text:p>1668270</text:p>
          </table:table-cell>
          <table:table-cell office:value-type="float" office:value="1229515" calcext:value-type="float">
            <text:p>1229515</text:p>
          </table:table-cell>
          <table:table-cell office:value-type="float" office:value="763587" calcext:value-type="float">
            <text:p>763587</text:p>
          </table:table-cell>
          <table:table-cell office:value-type="float" office:value="521496" calcext:value-type="float">
            <text:p>521496</text:p>
          </table:table-cell>
          <table:table-cell office:value-type="float" office:value="264097" calcext:value-type="float">
            <text:p>264097</text:p>
          </table:table-cell>
          <table:table-cell office:value-type="float" office:value="0" calcext:value-type="float">
            <text:p>0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ernambouco</text:p>
          </table:table-cell>
          <table:table-cell office:value-type="string" calcext:value-type="string">
            <text:p>PE</text:p>
          </table:table-cell>
          <table:table-cell office:value-type="float" office:value="146735" calcext:value-type="float">
            <text:p>146735</text:p>
          </table:table-cell>
          <table:table-cell office:value-type="float" office:value="131785" calcext:value-type="float">
            <text:p>131785</text:p>
          </table:table-cell>
          <table:table-cell office:value-type="float" office:value="123829" calcext:value-type="float">
            <text:p>123829</text:p>
          </table:table-cell>
          <table:table-cell office:value-type="float" office:value="115810" calcext:value-type="float">
            <text:p>115810</text:p>
          </table:table-cell>
          <table:table-cell office:value-type="float" office:value="111918" calcext:value-type="float">
            <text:p>111918</text:p>
          </table:table-cell>
          <table:table-cell office:value-type="float" office:value="1191" calcext:value-type="float">
            <text:p>1191</text:p>
          </table:table-cell>
          <table:table-cell office:value-type="float" office:value="1" calcext:value-type="float">
            <text:p>1</text:p>
          </table:table-cell>
          <table:table-cell office:value-type="float" office:value="100006" calcext:value-type="float">
            <text:p>100006</text:p>
          </table:table-cell>
          <table:table-cell office:value-type="float" office:value="94050" calcext:value-type="float">
            <text:p>94050</text:p>
          </table:table-cell>
          <table:table-cell office:value-type="float" office:value="88095" calcext:value-type="float">
            <text:p>88095</text:p>
          </table:table-cell>
          <table:table-cell office:value-type="float" office:value="41260" calcext:value-type="float">
            <text:p>41260</text:p>
          </table:table-cell>
          <table:table-cell office:value-type="float" office:value="4506" calcext:value-type="float">
            <text:p>45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Piaui</text:p>
          </table:table-cell>
          <table:table-cell office:value-type="string" calcext:value-type="string">
            <text:p>PI</text:p>
          </table:table-cell>
          <table:table-cell office:value-type="float" office:value="112319" calcext:value-type="float">
            <text:p>112319</text:p>
          </table:table-cell>
          <table:table-cell office:value-type="float" office:value="94800" calcext:value-type="float">
            <text:p>94800</text:p>
          </table:table-cell>
          <table:table-cell office:value-type="float" office:value="80871" calcext:value-type="float">
            <text:p>80871</text:p>
          </table:table-cell>
          <table:table-cell office:value-type="float" office:value="65894" calcext:value-type="float">
            <text:p>65894</text:p>
          </table:table-cell>
          <table:table-cell office:value-type="float" office:value="54536" calcext:value-type="float">
            <text:p>54536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3.9</text:p>
          </table:table-cell>
          <table:table-cell office:value-type="float" office:value="28201" calcext:value-type="float">
            <text:p>28201</text:p>
          </table:table-cell>
          <table:table-cell office:value-type="float" office:value="15033" calcext:value-type="float">
            <text:p>15033</text:p>
          </table:table-cell>
          <table:table-cell office:value-type="float" office:value="1865" calcext:value-type="float">
            <text:p>18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de Janeiro</text:p>
          </table:table-cell>
          <table:table-cell office:value-type="string" calcext:value-type="string">
            <text:p>RJ</text:p>
          </table:table-cell>
          <table:table-cell office:value-type="float" office:value="980804" calcext:value-type="float">
            <text:p>980804</text:p>
          </table:table-cell>
          <table:table-cell office:value-type="float" office:value="916860" calcext:value-type="float">
            <text:p>916860</text:p>
          </table:table-cell>
          <table:table-cell office:value-type="float" office:value="875424" calcext:value-type="float">
            <text:p>875424</text:p>
          </table:table-cell>
          <table:table-cell office:value-type="float" office:value="825560" calcext:value-type="float">
            <text:p>825560</text:p>
          </table:table-cell>
          <table:table-cell office:value-type="float" office:value="809122" calcext:value-type="float">
            <text:p>809122</text:p>
          </table:table-cell>
          <table:table-cell office:value-type="float" office:value="6630" calcext:value-type="float">
            <text:p>6630</text:p>
          </table:table-cell>
          <table:table-cell office:value-type="string" calcext:value-type="string">
            <text:p>0.8</text:p>
          </table:table-cell>
          <table:table-cell office:value-type="float" office:value="742820" calcext:value-type="float">
            <text:p>742820</text:p>
          </table:table-cell>
          <table:table-cell office:value-type="float" office:value="709669" calcext:value-type="float">
            <text:p>709669</text:p>
          </table:table-cell>
          <table:table-cell office:value-type="float" office:value="676518" calcext:value-type="float">
            <text:p>676518</text:p>
          </table:table-cell>
          <table:table-cell office:value-type="float" office:value="575293" calcext:value-type="float">
            <text:p>575293</text:p>
          </table:table-cell>
          <table:table-cell office:value-type="float" office:value="511344" calcext:value-type="float">
            <text:p>511344</text:p>
          </table:table-cell>
          <table:table-cell office:value-type="float" office:value="422706" calcext:value-type="float">
            <text:p>422706</text:p>
          </table:table-cell>
          <table:table-cell office:value-type="float" office:value="219053" calcext:value-type="float">
            <text:p>2190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Norte</text:p>
          </table:table-cell>
          <table:table-cell office:value-type="string" calcext:value-type="string">
            <text:p>RN</text:p>
          </table:table-cell>
          <table:table-cell office:value-type="float" office:value="32823" calcext:value-type="float">
            <text:p>32823</text:p>
          </table:table-cell>
          <table:table-cell office:value-type="float" office:value="28482" calcext:value-type="float">
            <text:p>28482</text:p>
          </table:table-cell>
          <table:table-cell office:value-type="float" office:value="26096" calcext:value-type="float">
            <text:p>26096</text:p>
          </table:table-cell>
          <table:table-cell office:value-type="float" office:value="24049" calcext:value-type="float">
            <text:p>24049</text:p>
          </table:table-cell>
          <table:table-cell office:value-type="float" office:value="22707" calcext:value-type="float">
            <text:p>2270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1.4</text:p>
          </table:table-cell>
          <table:table-cell office:value-type="float" office:value="19318" calcext:value-type="float">
            <text:p>19318</text:p>
          </table:table-cell>
          <table:table-cell office:value-type="float" office:value="17624" calcext:value-type="float">
            <text:p>17624</text:p>
          </table:table-cell>
          <table:table-cell office:value-type="float" office:value="15929" calcext:value-type="float">
            <text:p>1592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io Grande do Sul</text:p>
          </table:table-cell>
          <table:table-cell office:value-type="string" calcext:value-type="string">
            <text:p>RS</text:p>
          </table:table-cell>
          <table:table-cell office:value-type="float" office:value="3397571" calcext:value-type="float">
            <text:p>3397571</text:p>
          </table:table-cell>
          <table:table-cell office:value-type="float" office:value="3172061" calcext:value-type="float">
            <text:p>3172061</text:p>
          </table:table-cell>
          <table:table-cell office:value-type="float" office:value="2926115" calcext:value-type="float">
            <text:p>2926115</text:p>
          </table:table-cell>
          <table:table-cell office:value-type="float" office:value="2792675" calcext:value-type="float">
            <text:p>2792675</text:p>
          </table:table-cell>
          <table:table-cell office:value-type="float" office:value="2709303" calcext:value-type="float">
            <text:p>2709303</text:p>
          </table:table-cell>
          <table:table-cell office:value-type="float" office:value="21681" calcext:value-type="float">
            <text:p>21681</text:p>
          </table:table-cell>
          <table:table-cell office:value-type="string" calcext:value-type="string">
            <text:p>0.8</text:p>
          </table:table-cell>
          <table:table-cell office:value-type="float" office:value="2492491" calcext:value-type="float">
            <text:p>2492491</text:p>
          </table:table-cell>
          <table:table-cell office:value-type="float" office:value="2384085" calcext:value-type="float">
            <text:p>2384085</text:p>
          </table:table-cell>
          <table:table-cell office:value-type="float" office:value="2275679" calcext:value-type="float">
            <text:p>2275679</text:p>
          </table:table-cell>
          <table:table-cell office:value-type="float" office:value="2023943" calcext:value-type="float">
            <text:p>2023943</text:p>
          </table:table-cell>
          <table:table-cell office:value-type="float" office:value="1884739" calcext:value-type="float">
            <text:p>1884739</text:p>
          </table:table-cell>
          <table:table-cell office:value-type="float" office:value="1720846" calcext:value-type="float">
            <text:p>1720846</text:p>
          </table:table-cell>
          <table:table-cell office:value-type="float" office:value="1366682" calcext:value-type="float">
            <text:p>1366682</text:p>
          </table:table-cell>
          <table:table-cell office:value-type="float" office:value="985346" calcext:value-type="float">
            <text:p>985346</text:p>
          </table:table-cell>
          <table:table-cell office:value-type="float" office:value="785551" calcext:value-type="float">
            <text:p>785551</text:p>
          </table:table-cell>
          <table:table-cell office:value-type="float" office:value="570448" calcext:value-type="float">
            <text:p>570448</text:p>
          </table:table-cell>
          <table:table-cell office:value-type="float" office:value="107643" calcext:value-type="float">
            <text:p>107643</text:p>
          </table:table-cell>
          <table:table-cell office:value-type="float" office:value="2103" calcext:value-type="float">
            <text:p>210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ndonia</text:p>
          </table:table-cell>
          <table:table-cell office:value-type="string" calcext:value-type="string">
            <text:p>RO</text:p>
          </table:table-cell>
          <table:table-cell office:value-type="float" office:value="17154684" calcext:value-type="float">
            <text:p>17154684</text:p>
          </table:table-cell>
          <table:table-cell office:value-type="float" office:value="15321978" calcext:value-type="float">
            <text:p>15321978</text:p>
          </table:table-cell>
          <table:table-cell office:value-type="float" office:value="14343407" calcext:value-type="float">
            <text:p>14343407</text:p>
          </table:table-cell>
          <table:table-cell office:value-type="float" office:value="13694402" calcext:value-type="float">
            <text:p>13694402</text:p>
          </table:table-cell>
          <table:table-cell office:value-type="float" office:value="12963814" calcext:value-type="float">
            <text:p>12963814</text:p>
          </table:table-cell>
          <table:table-cell office:value-type="float" office:value="137959" calcext:value-type="float">
            <text:p>137959</text:p>
          </table:table-cell>
          <table:table-cell office:value-type="float" office:value="1" calcext:value-type="float">
            <text:p>1</text:p>
          </table:table-cell>
          <table:table-cell office:value-type="float" office:value="11584221" calcext:value-type="float">
            <text:p>11584221</text:p>
          </table:table-cell>
          <table:table-cell office:value-type="float" office:value="10894425" calcext:value-type="float">
            <text:p>10894425</text:p>
          </table:table-cell>
          <table:table-cell office:value-type="float" office:value="10204628" calcext:value-type="float">
            <text:p>10204628</text:p>
          </table:table-cell>
          <table:table-cell office:value-type="float" office:value="8790112" calcext:value-type="float">
            <text:p>8790112</text:p>
          </table:table-cell>
          <table:table-cell office:value-type="float" office:value="8069518" calcext:value-type="float">
            <text:p>8069518</text:p>
          </table:table-cell>
          <table:table-cell office:value-type="float" office:value="7324234" calcext:value-type="float">
            <text:p>7324234</text:p>
          </table:table-cell>
          <table:table-cell office:value-type="float" office:value="5807290" calcext:value-type="float">
            <text:p>5807290</text:p>
          </table:table-cell>
          <table:table-cell office:value-type="float" office:value="4263173" calcext:value-type="float">
            <text:p>4263173</text:p>
          </table:table-cell>
          <table:table-cell office:value-type="float" office:value="3481987" calcext:value-type="float">
            <text:p>3481987</text:p>
          </table:table-cell>
          <table:table-cell office:value-type="float" office:value="2685494" calcext:value-type="float">
            <text:p>2685494</text:p>
          </table:table-cell>
          <table:table-cell office:value-type="float" office:value="1059909" calcext:value-type="float">
            <text:p>1059909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Roraima</text:p>
          </table:table-cell>
          <table:table-cell office:value-type="string" calcext:value-type="string">
            <text:p>RR</text:p>
          </table:table-cell>
          <table:table-cell office:value-type="float" office:value="16774626" calcext:value-type="float">
            <text:p>16774626</text:p>
          </table:table-cell>
          <table:table-cell office:value-type="float" office:value="16465954" calcext:value-type="float">
            <text:p>16465954</text:p>
          </table:table-cell>
          <table:table-cell office:value-type="float" office:value="16276524" calcext:value-type="float">
            <text:p>16276524</text:p>
          </table:table-cell>
          <table:table-cell office:value-type="float" office:value="16121569" calcext:value-type="float">
            <text:p>16121569</text:p>
          </table:table-cell>
          <table:table-cell office:value-type="float" office:value="15547987" calcext:value-type="float">
            <text:p>15547987</text:p>
          </table:table-cell>
          <table:table-cell office:value-type="float" office:value="72854" calcext:value-type="float">
            <text:p>72854</text:p>
          </table:table-cell>
          <table:table-cell office:value-type="string" calcext:value-type="string">
            <text:p>0.5</text:p>
          </table:table-cell>
          <table:table-cell office:value-type="float" office:value="14819450" calcext:value-type="float">
            <text:p>14819450</text:p>
          </table:table-cell>
          <table:table-cell office:value-type="float" office:value="14455181" calcext:value-type="float">
            <text:p>14455181</text:p>
          </table:table-cell>
          <table:table-cell office:value-type="float" office:value="14090913" calcext:value-type="float">
            <text:p>14090913</text:p>
          </table:table-cell>
          <table:table-cell office:value-type="float" office:value="13327452" calcext:value-type="float">
            <text:p>13327452</text:p>
          </table:table-cell>
          <table:table-cell office:value-type="float" office:value="12932386" calcext:value-type="float">
            <text:p>12932386</text:p>
          </table:table-cell>
          <table:table-cell office:value-type="float" office:value="12512630" calcext:value-type="float">
            <text:p>12512630</text:p>
          </table:table-cell>
          <table:table-cell office:value-type="float" office:value="11646741" calcext:value-type="float">
            <text:p>11646741</text:p>
          </table:table-cell>
          <table:table-cell office:value-type="float" office:value="10753680" calcext:value-type="float">
            <text:p>10753680</text:p>
          </table:table-cell>
          <table:table-cell office:value-type="float" office:value="10298022" calcext:value-type="float">
            <text:p>10298022</text:p>
          </table:table-cell>
          <table:table-cell office:value-type="float" office:value="9827057" calcext:value-type="float">
            <text:p>9827057</text:p>
          </table:table-cell>
          <table:table-cell office:value-type="float" office:value="8852527" calcext:value-type="float">
            <text:p>8852527</text:p>
          </table:table-cell>
          <table:table-cell office:value-type="float" office:value="2146" calcext:value-type="float">
            <text:p>21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nta Catarina</text:p>
          </table:table-cell>
          <table:table-cell office:value-type="string" calcext:value-type="string">
            <text:p>SC</text:p>
          </table:table-cell>
          <table:table-cell office:value-type="float" office:value="3784817" calcext:value-type="float">
            <text:p>3784817</text:p>
          </table:table-cell>
          <table:table-cell office:value-type="float" office:value="3416274" calcext:value-type="float">
            <text:p>3416274</text:p>
          </table:table-cell>
          <table:table-cell office:value-type="float" office:value="3170608" calcext:value-type="float">
            <text:p>3170608</text:p>
          </table:table-cell>
          <table:table-cell office:value-type="float" office:value="3043788" calcext:value-type="float">
            <text:p>3043788</text:p>
          </table:table-cell>
          <table:table-cell office:value-type="float" office:value="2956185" calcext:value-type="float">
            <text:p>2956185</text:p>
          </table:table-cell>
          <table:table-cell office:value-type="float" office:value="21442" calcext:value-type="float">
            <text:p>21442</text:p>
          </table:table-cell>
          <table:table-cell office:value-type="string" calcext:value-type="string">
            <text:p>0.7</text:p>
          </table:table-cell>
          <table:table-cell office:value-type="float" office:value="2741762" calcext:value-type="float">
            <text:p>2741762</text:p>
          </table:table-cell>
          <table:table-cell office:value-type="float" office:value="2634550" calcext:value-type="float">
            <text:p>2634550</text:p>
          </table:table-cell>
          <table:table-cell office:value-type="float" office:value="2527339" calcext:value-type="float">
            <text:p>2527339</text:p>
          </table:table-cell>
          <table:table-cell office:value-type="float" office:value="2277992" calcext:value-type="float">
            <text:p>2277992</text:p>
          </table:table-cell>
          <table:table-cell office:value-type="float" office:value="2139982" calcext:value-type="float">
            <text:p>2139982</text:p>
          </table:table-cell>
          <table:table-cell office:value-type="float" office:value="1977284" calcext:value-type="float">
            <text:p>1977284</text:p>
          </table:table-cell>
          <table:table-cell office:value-type="float" office:value="1625509" calcext:value-type="float">
            <text:p>1625509</text:p>
          </table:table-cell>
          <table:table-cell office:value-type="float" office:value="1246562" calcext:value-type="float">
            <text:p>1246562</text:p>
          </table:table-cell>
          <table:table-cell office:value-type="float" office:value="1047961" calcext:value-type="float">
            <text:p>1047961</text:p>
          </table:table-cell>
          <table:table-cell office:value-type="float" office:value="834053" calcext:value-type="float">
            <text:p>834053</text:p>
          </table:table-cell>
          <table:table-cell office:value-type="float" office:value="373637" calcext:value-type="float">
            <text:p>373637</text:p>
          </table:table-cell>
          <table:table-cell office:value-type="float" office:value="2107" calcext:value-type="float">
            <text:p>210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ao Paulo</text:p>
          </table:table-cell>
          <table:table-cell office:value-type="string" calcext:value-type="string">
            <text:p>SP</text:p>
          </table:table-cell>
          <table:table-cell office:value-type="float" office:value="3662981" calcext:value-type="float">
            <text:p>3662981</text:p>
          </table:table-cell>
          <table:table-cell office:value-type="float" office:value="3438270" calcext:value-type="float">
            <text:p>3438270</text:p>
          </table:table-cell>
          <table:table-cell office:value-type="float" office:value="3336232" calcext:value-type="float">
            <text:p>3336232</text:p>
          </table:table-cell>
          <table:table-cell office:value-type="float" office:value="3210489" calcext:value-type="float">
            <text:p>3210489</text:p>
          </table:table-cell>
          <table:table-cell office:value-type="float" office:value="3158400" calcext:value-type="float">
            <text:p>3158400</text:p>
          </table:table-cell>
          <table:table-cell office:value-type="float" office:value="17783" calcext:value-type="float">
            <text:p>17783</text:p>
          </table:table-cell>
          <table:table-cell office:value-type="string" calcext:value-type="string">
            <text:p>0.5</text:p>
          </table:table-cell>
          <table:table-cell office:value-type="float" office:value="2980568" calcext:value-type="float">
            <text:p>2980568</text:p>
          </table:table-cell>
          <table:table-cell office:value-type="float" office:value="2891652" calcext:value-type="float">
            <text:p>2891652</text:p>
          </table:table-cell>
          <table:table-cell office:value-type="float" office:value="2802736" calcext:value-type="float">
            <text:p>2802736</text:p>
          </table:table-cell>
          <table:table-cell office:value-type="float" office:value="2589981" calcext:value-type="float">
            <text:p>2589981</text:p>
          </table:table-cell>
          <table:table-cell office:value-type="float" office:value="2470267" calcext:value-type="float">
            <text:p>2470267</text:p>
          </table:table-cell>
          <table:table-cell office:value-type="float" office:value="2325864" calcext:value-type="float">
            <text:p>2325864</text:p>
          </table:table-cell>
          <table:table-cell office:value-type="float" office:value="2010680" calcext:value-type="float">
            <text:p>2010680</text:p>
          </table:table-cell>
          <table:table-cell office:value-type="float" office:value="1668324" calcext:value-type="float">
            <text:p>1668324</text:p>
          </table:table-cell>
          <table:table-cell office:value-type="float" office:value="1488019" calcext:value-type="float">
            <text:p>1488019</text:p>
          </table:table-cell>
          <table:table-cell office:value-type="float" office:value="1292406" calcext:value-type="float">
            <text:p>1292406</text:p>
          </table:table-cell>
          <table:table-cell office:value-type="float" office:value="868581" calcext:value-type="float">
            <text:p>868581</text:p>
          </table:table-cell>
          <table:table-cell office:value-type="float" office:value="2114" calcext:value-type="float">
            <text:p>211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Sergipe</text:p>
          </table:table-cell>
          <table:table-cell office:value-type="string" calcext:value-type="string">
            <text:p>SE</text:p>
          </table:table-cell>
          <table:table-cell office:value-type="float" office:value="78504" calcext:value-type="float">
            <text:p>78504</text:p>
          </table:table-cell>
          <table:table-cell office:value-type="float" office:value="70730" calcext:value-type="float">
            <text:p>70730</text:p>
          </table:table-cell>
          <table:table-cell office:value-type="float" office:value="65056" calcext:value-type="float">
            <text:p>65056</text:p>
          </table:table-cell>
          <table:table-cell office:value-type="float" office:value="60586" calcext:value-type="float">
            <text:p>60586</text:p>
          </table:table-cell>
          <table:table-cell office:value-type="float" office:value="57315" calcext:value-type="float">
            <text:p>57315</text:p>
          </table:table-cell>
          <table:table-cell office:value-type="float" office:value="774" calcext:value-type="float">
            <text:p>774</text:p>
          </table:table-cell>
          <table:table-cell office:value-type="string" calcext:value-type="string">
            <text:p>1.3</text:p>
          </table:table-cell>
          <table:table-cell office:value-type="float" office:value="49575" calcext:value-type="float">
            <text:p>49575</text:p>
          </table:table-cell>
          <table:table-cell office:value-type="float" office:value="45705" calcext:value-type="float">
            <text:p>45705</text:p>
          </table:table-cell>
          <table:table-cell office:value-type="float" office:value="41835" calcext:value-type="float">
            <text:p>418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 – Tocantins</text:p>
          </table:table-cell>
          <table:table-cell office:value-type="string" calcext:value-type="string">
            <text:p>TO</text:p>
          </table:table-cell>
          <table:table-cell office:value-type="float" office:value="1820217" calcext:value-type="float">
            <text:p>1820217</text:p>
          </table:table-cell>
          <table:table-cell office:value-type="float" office:value="1625992" calcext:value-type="float">
            <text:p>1625992</text:p>
          </table:table-cell>
          <table:table-cell office:value-type="float" office:value="1406680" calcext:value-type="float">
            <text:p>1406680</text:p>
          </table:table-cell>
          <table:table-cell office:value-type="float" office:value="1189737" calcext:value-type="float">
            <text:p>1189737</text:p>
          </table:table-cell>
          <table:table-cell office:value-type="float" office:value="957966" calcext:value-type="float">
            <text:p>957966</text:p>
          </table:table-cell>
          <table:table-cell office:value-type="float" office:value="44871" calcext:value-type="float">
            <text:p>44871</text:p>
          </table:table-cell>
          <table:table-cell office:value-type="string" calcext:value-type="string">
            <text:p>3.8</text:p>
          </table:table-cell>
          <table:table-cell office:value-type="float" office:value="509252" calcext:value-type="float">
            <text:p>509252</text:p>
          </table:table-cell>
          <table:table-cell office:value-type="float" office:value="284895" calcext:value-type="float">
            <text:p>284895</text:p>
          </table:table-cell>
          <table:table-cell office:value-type="float" office:value="60538" calcext:value-type="float">
            <text:p>6053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  <table:table-cell office:value-type="float" office:value="70622249" calcext:value-type="float">
            <text:p>70622249</text:p>
          </table:table-cell>
          <table:table-cell office:value-type="float" office:value="68779282" calcext:value-type="float">
            <text:p>68779282</text:p>
          </table:table-cell>
          <table:table-cell office:value-type="float" office:value="67322317" calcext:value-type="float">
            <text:p>67322317</text:p>
          </table:table-cell>
          <table:table-cell office:value-type="float" office:value="65724543" calcext:value-type="float">
            <text:p>65724543</text:p>
          </table:table-cell>
          <table:table-cell office:value-type="float" office:value="64482863" calcext:value-type="float">
            <text:p>64482863</text:p>
          </table:table-cell>
          <table:table-cell office:value-type="float" office:value="283945" calcext:value-type="float">
            <text:p>283945</text:p>
          </table:table-cell>
          <table:table-cell office:value-type="string" calcext:value-type="string">
            <text:p>0.4</text:p>
          </table:table-cell>
          <table:table-cell office:value-type="float" office:value="61643413" calcext:value-type="float">
            <text:p>61643413</text:p>
          </table:table-cell>
          <table:table-cell office:value-type="float" office:value="60223688" calcext:value-type="float">
            <text:p>60223688</text:p>
          </table:table-cell>
          <table:table-cell office:value-type="float" office:value="58803963" calcext:value-type="float">
            <text:p>58803963</text:p>
          </table:table-cell>
          <table:table-cell office:value-type="float" office:value="55964513" calcext:value-type="float">
            <text:p>55964513</text:p>
          </table:table-cell>
          <table:table-cell office:value-type="float" office:value="54544788" calcext:value-type="float">
            <text:p>54544788</text:p>
          </table:table-cell>
          <table:table-cell office:value-type="float" office:value="53125063" calcext:value-type="float">
            <text:p>53125063</text:p>
          </table:table-cell>
          <table:table-cell office:value-type="float" office:value="50285613" calcext:value-type="float">
            <text:p>50285613</text:p>
          </table:table-cell>
          <table:table-cell office:value-type="float" office:value="47446163" calcext:value-type="float">
            <text:p>47446163</text:p>
          </table:table-cell>
          <table:table-cell office:value-type="float" office:value="46026438" calcext:value-type="float">
            <text:p>46026438</text:p>
          </table:table-cell>
          <table:table-cell office:value-type="float" office:value="44606713" calcext:value-type="float">
            <text:p>44606713</text:p>
          </table:table-cell>
          <table:table-cell office:value-type="float" office:value="41767263" calcext:value-type="float">
            <text:p>41767263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2506778" calcext:value-type="float">
            <text:p>2506778</text:p>
          </table:table-cell>
          <table:table-cell office:value-type="float" office:value="2428106" calcext:value-type="float">
            <text:p>2428106</text:p>
          </table:table-cell>
          <table:table-cell office:value-type="float" office:value="2358910" calcext:value-type="float">
            <text:p>2358910</text:p>
          </table:table-cell>
          <table:table-cell office:value-type="float" office:value="2244863" calcext:value-type="float">
            <text:p>2244863</text:p>
          </table:table-cell>
          <table:table-cell office:value-type="float" office:value="2181193" calcext:value-type="float">
            <text:p>2181193</text:p>
          </table:table-cell>
          <table:table-cell office:value-type="float" office:value="17772" calcext:value-type="float">
            <text:p>17772</text:p>
          </table:table-cell>
          <table:table-cell office:value-type="string" calcext:value-type="string">
            <text:p>0.8</text:p>
          </table:table-cell>
          <table:table-cell office:value-type="float" office:value="2003473" calcext:value-type="float">
            <text:p>2003473</text:p>
          </table:table-cell>
          <table:table-cell office:value-type="float" office:value="1914613" calcext:value-type="float">
            <text:p>1914613</text:p>
          </table:table-cell>
          <table:table-cell office:value-type="float" office:value="1825753" calcext:value-type="float">
            <text:p>1825753</text:p>
          </table:table-cell>
          <table:table-cell office:value-type="float" office:value="1648033" calcext:value-type="float">
            <text:p>1648033</text:p>
          </table:table-cell>
          <table:table-cell office:value-type="float" office:value="1559173" calcext:value-type="float">
            <text:p>1559173</text:p>
          </table:table-cell>
          <table:table-cell office:value-type="float" office:value="1470313" calcext:value-type="float">
            <text:p>1470313</text:p>
          </table:table-cell>
          <table:table-cell office:value-type="float" office:value="1292593" calcext:value-type="float">
            <text:p>1292593</text:p>
          </table:table-cell>
          <table:table-cell office:value-type="float" office:value="1114873" calcext:value-type="float">
            <text:p>1114873</text:p>
          </table:table-cell>
          <table:table-cell office:value-type="float" office:value="1026013" calcext:value-type="float">
            <text:p>1026013</text:p>
          </table:table-cell>
          <table:table-cell office:value-type="float" office:value="937153" calcext:value-type="float">
            <text:p>937153</text:p>
          </table:table-cell>
          <table:table-cell office:value-type="float" office:value="759433" calcext:value-type="float">
            <text:p>759433</text:p>
          </table:table-cell>
          <table:table-cell office:value-type="float" office:value="2142" calcext:value-type="float">
            <text:p>214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1806663" calcext:value-type="float">
            <text:p>1806663</text:p>
          </table:table-cell>
          <table:table-cell office:value-type="float" office:value="1667706" calcext:value-type="float">
            <text:p>1667706</text:p>
          </table:table-cell>
          <table:table-cell office:value-type="float" office:value="1538384" calcext:value-type="float">
            <text:p>1538384</text:p>
          </table:table-cell>
          <table:table-cell office:value-type="float" office:value="1468310" calcext:value-type="float">
            <text:p>1468310</text:p>
          </table:table-cell>
          <table:table-cell office:value-type="float" office:value="1387499" calcext:value-type="float">
            <text:p>1387499</text:p>
          </table:table-cell>
          <table:table-cell office:value-type="float" office:value="15088" calcext:value-type="float">
            <text:p>15088</text:p>
          </table:table-cell>
          <table:table-cell office:value-type="float" office:value="1" calcext:value-type="float">
            <text:p>1</text:p>
          </table:table-cell>
          <table:table-cell office:value-type="float" office:value="1236619" calcext:value-type="float">
            <text:p>1236619</text:p>
          </table:table-cell>
          <table:table-cell office:value-type="float" office:value="1161179" calcext:value-type="float">
            <text:p>1161179</text:p>
          </table:table-cell>
          <table:table-cell office:value-type="float" office:value="1085739" calcext:value-type="float">
            <text:p>1085739</text:p>
          </table:table-cell>
          <table:table-cell office:value-type="float" office:value="934859" calcext:value-type="float">
            <text:p>934859</text:p>
          </table:table-cell>
          <table:table-cell office:value-type="float" office:value="859419" calcext:value-type="float">
            <text:p>859419</text:p>
          </table:table-cell>
          <table:table-cell office:value-type="float" office:value="783979" calcext:value-type="float">
            <text:p>783979</text:p>
          </table:table-cell>
          <table:table-cell office:value-type="float" office:value="633099" calcext:value-type="float">
            <text:p>633099</text:p>
          </table:table-cell>
          <table:table-cell office:value-type="float" office:value="482219" calcext:value-type="float">
            <text:p>482219</text:p>
          </table:table-cell>
          <table:table-cell office:value-type="float" office:value="406779" calcext:value-type="float">
            <text:p>406779</text:p>
          </table:table-cell>
          <table:table-cell office:value-type="float" office:value="331339" calcext:value-type="float">
            <text:p>331339</text:p>
          </table:table-cell>
          <table:table-cell office:value-type="float" office:value="180459" calcext:value-type="float">
            <text:p>180459</text:p>
          </table:table-cell>
          <table:table-cell office:value-type="float" office:value="2111" calcext:value-type="float">
            <text:p>211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  <table:table-cell office:value-type="float" office:value="76042" calcext:value-type="float">
            <text:p>76042</text:p>
          </table:table-cell>
          <table:table-cell office:value-type="float" office:value="75927" calcext:value-type="float">
            <text:p>75927</text:p>
          </table:table-cell>
          <table:table-cell office:value-type="float" office:value="75317" calcext:value-type="float">
            <text:p>75317</text:p>
          </table:table-cell>
          <table:table-cell office:value-type="float" office:value="74346" calcext:value-type="float">
            <text:p>74346</text:p>
          </table:table-cell>
          <table:table-cell office:value-type="float" office:value="72573" calcext:value-type="float">
            <text:p>725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.4</text:p>
          </table:table-cell>
          <table:table-cell office:value-type="float" office:value="69833" calcext:value-type="float">
            <text:p>69833</text:p>
          </table:table-cell>
          <table:table-cell office:value-type="float" office:value="68463" calcext:value-type="float">
            <text:p>68463</text:p>
          </table:table-cell>
          <table:table-cell office:value-type="float" office:value="67093" calcext:value-type="float">
            <text:p>67093</text:p>
          </table:table-cell>
          <table:table-cell office:value-type="float" office:value="64353" calcext:value-type="float">
            <text:p>64353</text:p>
          </table:table-cell>
          <table:table-cell office:value-type="float" office:value="62983" calcext:value-type="float">
            <text:p>62983</text:p>
          </table:table-cell>
          <table:table-cell office:value-type="float" office:value="61613" calcext:value-type="float">
            <text:p>61613</text:p>
          </table:table-cell>
          <table:table-cell office:value-type="float" office:value="58873" calcext:value-type="float">
            <text:p>58873</text:p>
          </table:table-cell>
          <table:table-cell office:value-type="float" office:value="56133" calcext:value-type="float">
            <text:p>56133</text:p>
          </table:table-cell>
          <table:table-cell office:value-type="float" office:value="54763" calcext:value-type="float">
            <text:p>54763</text:p>
          </table:table-cell>
          <table:table-cell office:value-type="float" office:value="53393" calcext:value-type="float">
            <text:p>53393</text:p>
          </table:table-cell>
          <table:table-cell office:value-type="float" office:value="50653" calcext:value-type="float">
            <text:p>50653</text:p>
          </table:table-cell>
          <table:table-cell office:value-type="float" office:value="2284" calcext:value-type="float">
            <text:p>228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Dominican Rep.</text:p>
          </table:table-cell>
          <table:table-cell office:value-type="string" calcext:value-type="string">
            <text:p>DOM</text:p>
          </table:table-cell>
          <table:table-cell office:value-type="float" office:value="1414564" calcext:value-type="float">
            <text:p>1414564</text:p>
          </table:table-cell>
          <table:table-cell office:value-type="float" office:value="1276059" calcext:value-type="float">
            <text:p>1276059</text:p>
          </table:table-cell>
          <table:table-cell office:value-type="float" office:value="1137114" calcext:value-type="float">
            <text:p>1137114</text:p>
          </table:table-cell>
          <table:table-cell office:value-type="float" office:value="1018849" calcext:value-type="float">
            <text:p>1018849</text:p>
          </table:table-cell>
          <table:table-cell office:value-type="float" office:value="968327" calcext:value-type="float">
            <text:p>968327</text:p>
          </table:table-cell>
          <table:table-cell office:value-type="float" office:value="16879" calcext:value-type="float">
            <text:p>16879</text:p>
          </table:table-cell>
          <table:table-cell office:value-type="string" calcext:value-type="string">
            <text:p>1.6</text:p>
          </table:table-cell>
          <table:table-cell office:value-type="float" office:value="799537" calcext:value-type="float">
            <text:p>799537</text:p>
          </table:table-cell>
          <table:table-cell office:value-type="float" office:value="715142" calcext:value-type="float">
            <text:p>715142</text:p>
          </table:table-cell>
          <table:table-cell office:value-type="float" office:value="630747" calcext:value-type="float">
            <text:p>630747</text:p>
          </table:table-cell>
          <table:table-cell office:value-type="float" office:value="461957" calcext:value-type="float">
            <text:p>461957</text:p>
          </table:table-cell>
          <table:table-cell office:value-type="float" office:value="377562" calcext:value-type="float">
            <text:p>377562</text:p>
          </table:table-cell>
          <table:table-cell office:value-type="float" office:value="293167" calcext:value-type="float">
            <text:p>293167</text:p>
          </table:table-cell>
          <table:table-cell office:value-type="float" office:value="124377" calcext:value-type="float">
            <text:p>1243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cuador</text:p>
          </table:table-cell>
          <table:table-cell office:value-type="string" calcext:value-type="string">
            <text:p>ECU</text:p>
          </table:table-cell>
          <table:table-cell office:value-type="float" office:value="15487095" calcext:value-type="float">
            <text:p>15487095</text:p>
          </table:table-cell>
          <table:table-cell office:value-type="float" office:value="15238783" calcext:value-type="float">
            <text:p>15238783</text:p>
          </table:table-cell>
          <table:table-cell office:value-type="float" office:value="14967939" calcext:value-type="float">
            <text:p>14967939</text:p>
          </table:table-cell>
          <table:table-cell office:value-type="float" office:value="14666895" calcext:value-type="float">
            <text:p>14666895</text:p>
          </table:table-cell>
          <table:table-cell office:value-type="float" office:value="14395238" calcext:value-type="float">
            <text:p>14395238</text:p>
          </table:table-cell>
          <table:table-cell office:value-type="float" office:value="57270" calcext:value-type="float">
            <text:p>57270</text:p>
          </table:table-cell>
          <table:table-cell office:value-type="string" calcext:value-type="string">
            <text:p>0.4</text:p>
          </table:table-cell>
          <table:table-cell office:value-type="float" office:value="13822538" calcext:value-type="float">
            <text:p>13822538</text:p>
          </table:table-cell>
          <table:table-cell office:value-type="float" office:value="13536188" calcext:value-type="float">
            <text:p>13536188</text:p>
          </table:table-cell>
          <table:table-cell office:value-type="float" office:value="13249838" calcext:value-type="float">
            <text:p>13249838</text:p>
          </table:table-cell>
          <table:table-cell office:value-type="float" office:value="12677138" calcext:value-type="float">
            <text:p>12677138</text:p>
          </table:table-cell>
          <table:table-cell office:value-type="float" office:value="12390788" calcext:value-type="float">
            <text:p>12390788</text:p>
          </table:table-cell>
          <table:table-cell office:value-type="float" office:value="12104438" calcext:value-type="float">
            <text:p>12104438</text:p>
          </table:table-cell>
          <table:table-cell office:value-type="float" office:value="11531738" calcext:value-type="float">
            <text:p>11531738</text:p>
          </table:table-cell>
          <table:table-cell office:value-type="float" office:value="10959038" calcext:value-type="float">
            <text:p>10959038</text:p>
          </table:table-cell>
          <table:table-cell office:value-type="float" office:value="10672688" calcext:value-type="float">
            <text:p>10672688</text:p>
          </table:table-cell>
          <table:table-cell office:value-type="float" office:value="10386338" calcext:value-type="float">
            <text:p>10386338</text:p>
          </table:table-cell>
          <table:table-cell office:value-type="float" office:value="9813638" calcext:value-type="float">
            <text:p>9813638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140279" calcext:value-type="float">
            <text:p>140279</text:p>
          </table:table-cell>
          <table:table-cell office:value-type="float" office:value="126053" calcext:value-type="float">
            <text:p>126053</text:p>
          </table:table-cell>
          <table:table-cell office:value-type="float" office:value="117405" calcext:value-type="float">
            <text:p>117405</text:p>
          </table:table-cell>
          <table:table-cell office:value-type="float" office:value="109671" calcext:value-type="float">
            <text:p>109671</text:p>
          </table:table-cell>
          <table:table-cell office:value-type="float" office:value="102413" calcext:value-type="float">
            <text:p>102413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1.4</text:p>
          </table:table-cell>
          <table:table-cell office:value-type="float" office:value="87423" calcext:value-type="float">
            <text:p>87423</text:p>
          </table:table-cell>
          <table:table-cell office:value-type="float" office:value="79928" calcext:value-type="float">
            <text:p>79928</text:p>
          </table:table-cell>
          <table:table-cell office:value-type="float" office:value="72433" calcext:value-type="float">
            <text:p>72433</text:p>
          </table:table-cell>
          <table:table-cell office:value-type="float" office:value="57443" calcext:value-type="float">
            <text:p>57443</text:p>
          </table:table-cell>
          <table:table-cell office:value-type="float" office:value="49948" calcext:value-type="float">
            <text:p>49948</text:p>
          </table:table-cell>
          <table:table-cell office:value-type="float" office:value="42453" calcext:value-type="float">
            <text:p>42453</text:p>
          </table:table-cell>
          <table:table-cell office:value-type="float" office:value="27463" calcext:value-type="float">
            <text:p>27463</text:p>
          </table:table-cell>
          <table:table-cell office:value-type="float" office:value="12473" calcext:value-type="float">
            <text:p>12473</text:p>
          </table:table-cell>
          <table:table-cell office:value-type="float" office:value="4978" calcext:value-type="float">
            <text:p>4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French Guiana</text:p>
          </table:table-cell>
          <table:table-cell office:value-type="string" calcext:value-type="string">
            <text:p>GUF</text:p>
          </table:table-cell>
          <table:table-cell office:value-type="float" office:value="8160060" calcext:value-type="float">
            <text:p>8160060</text:p>
          </table:table-cell>
          <table:table-cell office:value-type="float" office:value="8148324" calcext:value-type="float">
            <text:p>8148324</text:p>
          </table:table-cell>
          <table:table-cell office:value-type="float" office:value="8131924" calcext:value-type="float">
            <text:p>8131924</text:p>
          </table:table-cell>
          <table:table-cell office:value-type="float" office:value="8117594" calcext:value-type="float">
            <text:p>8117594</text:p>
          </table:table-cell>
          <table:table-cell office:value-type="float" office:value="8104845" calcext:value-type="float">
            <text:p>8104845</text:p>
          </table:table-cell>
          <table:table-cell office:value-type="float" office:value="2708" calcext:value-type="float">
            <text:p>2708</text:p>
          </table:table-cell>
          <table:table-cell office:value-type="float" office:value="0" calcext:value-type="float">
            <text:p>0</text:p>
          </table:table-cell>
          <table:table-cell office:value-type="float" office:value="8077765" calcext:value-type="float">
            <text:p>8077765</text:p>
          </table:table-cell>
          <table:table-cell office:value-type="float" office:value="8064225" calcext:value-type="float">
            <text:p>8064225</text:p>
          </table:table-cell>
          <table:table-cell office:value-type="float" office:value="8050685" calcext:value-type="float">
            <text:p>8050685</text:p>
          </table:table-cell>
          <table:table-cell office:value-type="float" office:value="8023605" calcext:value-type="float">
            <text:p>8023605</text:p>
          </table:table-cell>
          <table:table-cell office:value-type="float" office:value="8010065" calcext:value-type="float">
            <text:p>8010065</text:p>
          </table:table-cell>
          <table:table-cell office:value-type="float" office:value="7996525" calcext:value-type="float">
            <text:p>7996525</text:p>
          </table:table-cell>
          <table:table-cell office:value-type="float" office:value="7969445" calcext:value-type="float">
            <text:p>7969445</text:p>
          </table:table-cell>
          <table:table-cell office:value-type="float" office:value="7942365" calcext:value-type="float">
            <text:p>7942365</text:p>
          </table:table-cell>
          <table:table-cell office:value-type="float" office:value="7928825" calcext:value-type="float">
            <text:p>7928825</text:p>
          </table:table-cell>
          <table:table-cell office:value-type="float" office:value="7915285" calcext:value-type="float">
            <text:p>7915285</text:p>
          </table:table-cell>
          <table:table-cell office:value-type="float" office:value="7888205" calcext:value-type="float">
            <text:p>7888205</text:p>
          </table:table-cell>
          <table:table-cell office:value-type="float" office:value="5012" calcext:value-type="float">
            <text:p>501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renada</text:p>
          </table:table-cell>
          <table:table-cell office:value-type="string" calcext:value-type="string">
            <text:p>GRD</text:p>
          </table:table-cell>
          <table:table-cell office:value-type="float" office:value="26869" calcext:value-type="float">
            <text:p>26869</text:p>
          </table:table-cell>
          <table:table-cell office:value-type="float" office:value="25609" calcext:value-type="float">
            <text:p>25609</text:p>
          </table:table-cell>
          <table:table-cell office:value-type="float" office:value="23199" calcext:value-type="float">
            <text:p>23199</text:p>
          </table:table-cell>
          <table:table-cell office:value-type="float" office:value="20618" calcext:value-type="float">
            <text:p>20618</text:p>
          </table:table-cell>
          <table:table-cell office:value-type="float" office:value="20012" calcext:value-type="float">
            <text:p>2001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1.5</text:p>
          </table:table-cell>
          <table:table-cell office:value-type="float" office:value="16822" calcext:value-type="float">
            <text:p>16822</text:p>
          </table:table-cell>
          <table:table-cell office:value-type="float" office:value="15227" calcext:value-type="float">
            <text:p>15227</text:p>
          </table:table-cell>
          <table:table-cell office:value-type="float" office:value="13632" calcext:value-type="float">
            <text:p>13632</text:p>
          </table:table-cell>
          <table:table-cell office:value-type="float" office:value="10442" calcext:value-type="float">
            <text:p>10442</text:p>
          </table:table-cell>
          <table:table-cell office:value-type="float" office:value="8847" calcext:value-type="float">
            <text:p>8847</text:p>
          </table:table-cell>
          <table:table-cell office:value-type="float" office:value="7252" calcext:value-type="float">
            <text:p>7252</text:p>
          </table:table-cell>
          <table:table-cell office:value-type="float" office:value="4062" calcext:value-type="float">
            <text:p>4062</text:p>
          </table:table-cell>
          <table:table-cell office:value-type="float" office:value="872" calcext:value-type="float">
            <text:p>8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deloupe</text:p>
          </table:table-cell>
          <table:table-cell office:value-type="string" calcext:value-type="string">
            <text:p>GLP</text:p>
          </table:table-cell>
          <table:table-cell office:value-type="float" office:value="86717" calcext:value-type="float">
            <text:p>86717</text:p>
          </table:table-cell>
          <table:table-cell office:value-type="float" office:value="85974" calcext:value-type="float">
            <text:p>85974</text:p>
          </table:table-cell>
          <table:table-cell office:value-type="float" office:value="83999" calcext:value-type="float">
            <text:p>83999</text:p>
          </table:table-cell>
          <table:table-cell office:value-type="float" office:value="81661" calcext:value-type="float">
            <text:p>81661</text:p>
          </table:table-cell>
          <table:table-cell office:value-type="float" office:value="79016" calcext:value-type="float">
            <text:p>79016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.6</text:p>
          </table:table-cell>
          <table:table-cell office:value-type="float" office:value="74036" calcext:value-type="float">
            <text:p>74036</text:p>
          </table:table-cell>
          <table:table-cell office:value-type="float" office:value="71546" calcext:value-type="float">
            <text:p>71546</text:p>
          </table:table-cell>
          <table:table-cell office:value-type="float" office:value="69056" calcext:value-type="float">
            <text:p>69056</text:p>
          </table:table-cell>
          <table:table-cell office:value-type="float" office:value="64076" calcext:value-type="float">
            <text:p>64076</text:p>
          </table:table-cell>
          <table:table-cell office:value-type="float" office:value="61586" calcext:value-type="float">
            <text:p>61586</text:p>
          </table:table-cell>
          <table:table-cell office:value-type="float" office:value="59096" calcext:value-type="float">
            <text:p>59096</text:p>
          </table:table-cell>
          <table:table-cell office:value-type="float" office:value="54116" calcext:value-type="float">
            <text:p>54116</text:p>
          </table:table-cell>
          <table:table-cell office:value-type="float" office:value="49136" calcext:value-type="float">
            <text:p>49136</text:p>
          </table:table-cell>
          <table:table-cell office:value-type="float" office:value="46646" calcext:value-type="float">
            <text:p>46646</text:p>
          </table:table-cell>
          <table:table-cell office:value-type="float" office:value="44156" calcext:value-type="float">
            <text:p>44156</text:p>
          </table:table-cell>
          <table:table-cell office:value-type="float" office:value="39176" calcext:value-type="float">
            <text:p>39176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3800915" calcext:value-type="float">
            <text:p>3800915</text:p>
          </table:table-cell>
          <table:table-cell office:value-type="float" office:value="3299801" calcext:value-type="float">
            <text:p>3299801</text:p>
          </table:table-cell>
          <table:table-cell office:value-type="float" office:value="2958898" calcext:value-type="float">
            <text:p>2958898</text:p>
          </table:table-cell>
          <table:table-cell office:value-type="float" office:value="2714500" calcext:value-type="float">
            <text:p>2714500</text:p>
          </table:table-cell>
          <table:table-cell office:value-type="float" office:value="2475567" calcext:value-type="float">
            <text:p>2475567</text:p>
          </table:table-cell>
          <table:table-cell office:value-type="float" office:value="48333" calcext:value-type="float">
            <text:p>48333</text:p>
          </table:table-cell>
          <table:table-cell office:value-type="string" calcext:value-type="string">
            <text:p>1.8</text:p>
          </table:table-cell>
          <table:table-cell office:value-type="float" office:value="1992237" calcext:value-type="float">
            <text:p>1992237</text:p>
          </table:table-cell>
          <table:table-cell office:value-type="float" office:value="1750572" calcext:value-type="float">
            <text:p>1750572</text:p>
          </table:table-cell>
          <table:table-cell office:value-type="float" office:value="1508907" calcext:value-type="float">
            <text:p>1508907</text:p>
          </table:table-cell>
          <table:table-cell office:value-type="float" office:value="1025577" calcext:value-type="float">
            <text:p>1025577</text:p>
          </table:table-cell>
          <table:table-cell office:value-type="float" office:value="783912" calcext:value-type="float">
            <text:p>783912</text:p>
          </table:table-cell>
          <table:table-cell office:value-type="float" office:value="542247" calcext:value-type="float">
            <text:p>542247</text:p>
          </table:table-cell>
          <table:table-cell office:value-type="float" office:value="58917" calcext:value-type="float">
            <text:p>589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Guyana</text:p>
          </table:table-cell>
          <table:table-cell office:value-type="string" calcext:value-type="string">
            <text:p>GUY</text:p>
          </table:table-cell>
          <table:table-cell office:value-type="float" office:value="18781910" calcext:value-type="float">
            <text:p>18781910</text:p>
          </table:table-cell>
          <table:table-cell office:value-type="float" office:value="18711737" calcext:value-type="float">
            <text:p>18711737</text:p>
          </table:table-cell>
          <table:table-cell office:value-type="float" office:value="18654870" calcext:value-type="float">
            <text:p>18654870</text:p>
          </table:table-cell>
          <table:table-cell office:value-type="float" office:value="18594120" calcext:value-type="float">
            <text:p>18594120</text:p>
          </table:table-cell>
          <table:table-cell office:value-type="float" office:value="18511265" calcext:value-type="float">
            <text:p>18511265</text:p>
          </table:table-cell>
          <table:table-cell office:value-type="float" office:value="14360" calcext:value-type="float">
            <text:p>14360</text:p>
          </table:table-cell>
          <table:table-cell office:value-type="string" calcext:value-type="string">
            <text:p>0.1</text:p>
          </table:table-cell>
          <table:table-cell office:value-type="float" office:value="18367665" calcext:value-type="float">
            <text:p>18367665</text:p>
          </table:table-cell>
          <table:table-cell office:value-type="float" office:value="18295865" calcext:value-type="float">
            <text:p>18295865</text:p>
          </table:table-cell>
          <table:table-cell office:value-type="float" office:value="18224065" calcext:value-type="float">
            <text:p>18224065</text:p>
          </table:table-cell>
          <table:table-cell office:value-type="float" office:value="18080465" calcext:value-type="float">
            <text:p>18080465</text:p>
          </table:table-cell>
          <table:table-cell office:value-type="float" office:value="18008665" calcext:value-type="float">
            <text:p>18008665</text:p>
          </table:table-cell>
          <table:table-cell office:value-type="float" office:value="17936865" calcext:value-type="float">
            <text:p>17936865</text:p>
          </table:table-cell>
          <table:table-cell office:value-type="float" office:value="17793265" calcext:value-type="float">
            <text:p>17793265</text:p>
          </table:table-cell>
          <table:table-cell office:value-type="float" office:value="17649665" calcext:value-type="float">
            <text:p>17649665</text:p>
          </table:table-cell>
          <table:table-cell office:value-type="float" office:value="17577865" calcext:value-type="float">
            <text:p>17577865</text:p>
          </table:table-cell>
          <table:table-cell office:value-type="float" office:value="17506065" calcext:value-type="float">
            <text:p>17506065</text:p>
          </table:table-cell>
          <table:table-cell office:value-type="float" office:value="17362465" calcext:value-type="float">
            <text:p>17362465</text:p>
          </table:table-cell>
          <table:table-cell office:value-type="float" office:value="3309" calcext:value-type="float">
            <text:p>330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aiti</text:p>
          </table:table-cell>
          <table:table-cell office:value-type="string" calcext:value-type="string">
            <text:p>HTI</text:p>
          </table:table-cell>
          <table:table-cell office:value-type="float" office:value="285987" calcext:value-type="float">
            <text:p>285987</text:p>
          </table:table-cell>
          <table:table-cell office:value-type="float" office:value="223289" calcext:value-type="float">
            <text:p>223289</text:p>
          </table:table-cell>
          <table:table-cell office:value-type="float" office:value="187243" calcext:value-type="float">
            <text:p>187243</text:p>
          </table:table-cell>
          <table:table-cell office:value-type="float" office:value="155664" calcext:value-type="float">
            <text:p>155664</text:p>
          </table:table-cell>
          <table:table-cell office:value-type="float" office:value="136441" calcext:value-type="float">
            <text:p>136441</text:p>
          </table:table-cell>
          <table:table-cell office:value-type="float" office:value="5080" calcext:value-type="float">
            <text:p>5080</text:p>
          </table:table-cell>
          <table:table-cell office:value-type="string" calcext:value-type="string">
            <text:p>3.1</text:p>
          </table:table-cell>
          <table:table-cell office:value-type="float" office:value="85641" calcext:value-type="float">
            <text:p>85641</text:p>
          </table:table-cell>
          <table:table-cell office:value-type="float" office:value="60241" calcext:value-type="float">
            <text:p>60241</text:p>
          </table:table-cell>
          <table:table-cell office:value-type="float" office:value="34841" calcext:value-type="float">
            <text:p>348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3682427" calcext:value-type="float">
            <text:p>3682427</text:p>
          </table:table-cell>
          <table:table-cell office:value-type="float" office:value="3430584" calcext:value-type="float">
            <text:p>3430584</text:p>
          </table:table-cell>
          <table:table-cell office:value-type="float" office:value="3236072" calcext:value-type="float">
            <text:p>3236072</text:p>
          </table:table-cell>
          <table:table-cell office:value-type="float" office:value="2979136" calcext:value-type="float">
            <text:p>2979136</text:p>
          </table:table-cell>
          <table:table-cell office:value-type="float" office:value="2757236" calcext:value-type="float">
            <text:p>2757236</text:p>
          </table:table-cell>
          <table:table-cell office:value-type="float" office:value="47884" calcext:value-type="float">
            <text:p>47884</text:p>
          </table:table-cell>
          <table:table-cell office:value-type="string" calcext:value-type="string">
            <text:p>1.6</text:p>
          </table:table-cell>
          <table:table-cell office:value-type="float" office:value="2278396" calcext:value-type="float">
            <text:p>2278396</text:p>
          </table:table-cell>
          <table:table-cell office:value-type="float" office:value="2038976" calcext:value-type="float">
            <text:p>2038976</text:p>
          </table:table-cell>
          <table:table-cell office:value-type="float" office:value="1799556" calcext:value-type="float">
            <text:p>1799556</text:p>
          </table:table-cell>
          <table:table-cell office:value-type="float" office:value="1320716" calcext:value-type="float">
            <text:p>1320716</text:p>
          </table:table-cell>
          <table:table-cell office:value-type="float" office:value="1081296" calcext:value-type="float">
            <text:p>1081296</text:p>
          </table:table-cell>
          <table:table-cell office:value-type="float" office:value="841876" calcext:value-type="float">
            <text:p>841876</text:p>
          </table:table-cell>
          <table:table-cell office:value-type="float" office:value="363036" calcext:value-type="float">
            <text:p>3630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7" calcext:value-type="float">
            <text:p>207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Jamaica</text:p>
          </table:table-cell>
          <table:table-cell office:value-type="string" calcext:value-type="string">
            <text:p>JAM</text:p>
          </table:table-cell>
          <table:table-cell office:value-type="float" office:value="534007" calcext:value-type="float">
            <text:p>534007</text:p>
          </table:table-cell>
          <table:table-cell office:value-type="float" office:value="497087" calcext:value-type="float">
            <text:p>497087</text:p>
          </table:table-cell>
          <table:table-cell office:value-type="float" office:value="472707" calcext:value-type="float">
            <text:p>472707</text:p>
          </table:table-cell>
          <table:table-cell office:value-type="float" office:value="449557" calcext:value-type="float">
            <text:p>449557</text:p>
          </table:table-cell>
          <table:table-cell office:value-type="float" office:value="437838" calcext:value-type="float">
            <text:p>437838</text:p>
          </table:table-cell>
          <table:table-cell office:value-type="float" office:value="3487" calcext:value-type="float">
            <text:p>3487</text:p>
          </table:table-cell>
          <table:table-cell office:value-type="string" calcext:value-type="string">
            <text:p>0.8</text:p>
          </table:table-cell>
          <table:table-cell office:value-type="float" office:value="402968" calcext:value-type="float">
            <text:p>402968</text:p>
          </table:table-cell>
          <table:table-cell office:value-type="float" office:value="385533" calcext:value-type="float">
            <text:p>385533</text:p>
          </table:table-cell>
          <table:table-cell office:value-type="float" office:value="368098" calcext:value-type="float">
            <text:p>368098</text:p>
          </table:table-cell>
          <table:table-cell office:value-type="float" office:value="333228" calcext:value-type="float">
            <text:p>333228</text:p>
          </table:table-cell>
          <table:table-cell office:value-type="float" office:value="315793" calcext:value-type="float">
            <text:p>315793</text:p>
          </table:table-cell>
          <table:table-cell office:value-type="float" office:value="298358" calcext:value-type="float">
            <text:p>298358</text:p>
          </table:table-cell>
          <table:table-cell office:value-type="float" office:value="263488" calcext:value-type="float">
            <text:p>263488</text:p>
          </table:table-cell>
          <table:table-cell office:value-type="float" office:value="228618" calcext:value-type="float">
            <text:p>228618</text:p>
          </table:table-cell>
          <table:table-cell office:value-type="float" office:value="211183" calcext:value-type="float">
            <text:p>211183</text:p>
          </table:table-cell>
          <table:table-cell office:value-type="float" office:value="193748" calcext:value-type="float">
            <text:p>193748</text:p>
          </table:table-cell>
          <table:table-cell office:value-type="float" office:value="158878" calcext:value-type="float">
            <text:p>158878</text:p>
          </table:table-cell>
          <table:table-cell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artinique</text:p>
          </table:table-cell>
          <table:table-cell office:value-type="string" calcext:value-type="string">
            <text:p>MTQ</text:p>
          </table:table-cell>
          <table:table-cell office:value-type="float" office:value="77757" calcext:value-type="float">
            <text:p>77757</text:p>
          </table:table-cell>
          <table:table-cell office:value-type="float" office:value="77429" calcext:value-type="float">
            <text:p>77429</text:p>
          </table:table-cell>
          <table:table-cell office:value-type="float" office:value="75411" calcext:value-type="float">
            <text:p>75411</text:p>
          </table:table-cell>
          <table:table-cell office:value-type="float" office:value="72511" calcext:value-type="float">
            <text:p>72511</text:p>
          </table:table-cell>
          <table:table-cell office:value-type="float" office:value="70487" calcext:value-type="float">
            <text:p>70487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0.7</text:p>
          </table:table-cell>
          <table:table-cell office:value-type="float" office:value="65567" calcext:value-type="float">
            <text:p>65567</text:p>
          </table:table-cell>
          <table:table-cell office:value-type="float" office:value="63107" calcext:value-type="float">
            <text:p>63107</text:p>
          </table:table-cell>
          <table:table-cell office:value-type="float" office:value="60647" calcext:value-type="float">
            <text:p>60647</text:p>
          </table:table-cell>
          <table:table-cell office:value-type="float" office:value="55727" calcext:value-type="float">
            <text:p>55727</text:p>
          </table:table-cell>
          <table:table-cell office:value-type="float" office:value="53267" calcext:value-type="float">
            <text:p>53267</text:p>
          </table:table-cell>
          <table:table-cell office:value-type="float" office:value="50807" calcext:value-type="float">
            <text:p>50807</text:p>
          </table:table-cell>
          <table:table-cell office:value-type="float" office:value="45887" calcext:value-type="float">
            <text:p>45887</text:p>
          </table:table-cell>
          <table:table-cell office:value-type="float" office:value="40967" calcext:value-type="float">
            <text:p>40967</text:p>
          </table:table-cell>
          <table:table-cell office:value-type="float" office:value="38507" calcext:value-type="float">
            <text:p>38507</text:p>
          </table:table-cell>
          <table:table-cell office:value-type="float" office:value="36047" calcext:value-type="float">
            <text:p>36047</text:p>
          </table:table-cell>
          <table:table-cell office:value-type="float" office:value="31127" calcext:value-type="float">
            <text:p>31127</text:p>
          </table:table-cell>
          <table:table-cell office:value-type="float" office:value="2163" calcext:value-type="float">
            <text:p>216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exico</text:p>
          </table:table-cell>
          <table:table-cell office:value-type="string" calcext:value-type="string">
            <text:p>MEX</text:p>
          </table:table-cell>
          <table:table-cell office:value-type="float" office:value="10398720" calcext:value-type="float">
            <text:p>10398720</text:p>
          </table:table-cell>
          <table:table-cell office:value-type="float" office:value="9277663" calcext:value-type="float">
            <text:p>9277663</text:p>
          </table:table-cell>
          <table:table-cell office:value-type="float" office:value="8340101" calcext:value-type="float">
            <text:p>8340101</text:p>
          </table:table-cell>
          <table:table-cell office:value-type="float" office:value="7677923" calcext:value-type="float">
            <text:p>7677923</text:p>
          </table:table-cell>
          <table:table-cell office:value-type="float" office:value="6956509" calcext:value-type="float">
            <text:p>6956509</text:p>
          </table:table-cell>
          <table:table-cell office:value-type="float" office:value="138359" calcext:value-type="float">
            <text:p>138359</text:p>
          </table:table-cell>
          <table:table-cell office:value-type="string" calcext:value-type="string">
            <text:p>1.8</text:p>
          </table:table-cell>
          <table:table-cell office:value-type="float" office:value="5572919" calcext:value-type="float">
            <text:p>5572919</text:p>
          </table:table-cell>
          <table:table-cell office:value-type="float" office:value="4881124" calcext:value-type="float">
            <text:p>4881124</text:p>
          </table:table-cell>
          <table:table-cell office:value-type="float" office:value="4189329" calcext:value-type="float">
            <text:p>4189329</text:p>
          </table:table-cell>
          <table:table-cell office:value-type="float" office:value="2805739" calcext:value-type="float">
            <text:p>2805739</text:p>
          </table:table-cell>
          <table:table-cell office:value-type="float" office:value="2113944" calcext:value-type="float">
            <text:p>2113944</text:p>
          </table:table-cell>
          <table:table-cell office:value-type="float" office:value="1422149" calcext:value-type="float">
            <text:p>1422149</text:p>
          </table:table-cell>
          <table:table-cell office:value-type="float" office:value="38559" calcext:value-type="float">
            <text:p>385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Montserrat</text:p>
          </table:table-cell>
          <table:table-cell office:value-type="string" calcext:value-type="string">
            <text:p>MSR</text:p>
          </table:table-cell>
          <table:table-cell office:value-type="float" office:value="3720" calcext:value-type="float">
            <text:p>3720</text:p>
          </table:table-cell>
          <table:table-cell office:value-type="float" office:value="3718" calcext:value-type="float">
            <text:p>3718</text:p>
          </table:table-cell>
          <table:table-cell office:value-type="float" office:value="3696" calcext:value-type="float">
            <text:p>3696</text:p>
          </table:table-cell>
          <table:table-cell office:value-type="float" office:value="3616" calcext:value-type="float">
            <text:p>3616</text:p>
          </table:table-cell>
          <table:table-cell office:value-type="float" office:value="3581" calcext:value-type="float">
            <text:p>35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</text:p>
          </table:table-cell>
          <table:table-cell office:value-type="float" office:value="3461" calcext:value-type="float">
            <text:p>3461</text:p>
          </table:table-cell>
          <table:table-cell office:value-type="float" office:value="3401" calcext:value-type="float">
            <text:p>3401</text:p>
          </table:table-cell>
          <table:table-cell office:value-type="float" office:value="3341" calcext:value-type="float">
            <text:p>3341</text:p>
          </table:table-cell>
          <table:table-cell office:value-type="float" office:value="3221" calcext:value-type="float">
            <text:p>3221</text:p>
          </table:table-cell>
          <table:table-cell office:value-type="float" office:value="3161" calcext:value-type="float">
            <text:p>3161</text:p>
          </table:table-cell>
          <table:table-cell office:value-type="float" office:value="3101" calcext:value-type="float">
            <text:p>3101</text:p>
          </table:table-cell>
          <table:table-cell office:value-type="float" office:value="2981" calcext:value-type="float">
            <text:p>2981</text:p>
          </table:table-cell>
          <table:table-cell office:value-type="float" office:value="2861" calcext:value-type="float">
            <text:p>2861</text:p>
          </table:table-cell>
          <table:table-cell office:value-type="float" office:value="2801" calcext:value-type="float">
            <text:p>2801</text:p>
          </table:table-cell>
          <table:table-cell office:value-type="float" office:value="2741" calcext:value-type="float">
            <text:p>2741</text:p>
          </table:table-cell>
          <table:table-cell office:value-type="float" office:value="2621" calcext:value-type="float">
            <text:p>2621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5244029" calcext:value-type="float">
            <text:p>5244029</text:p>
          </table:table-cell>
          <table:table-cell office:value-type="float" office:value="4942543" calcext:value-type="float">
            <text:p>4942543</text:p>
          </table:table-cell>
          <table:table-cell office:value-type="float" office:value="4548791" calcext:value-type="float">
            <text:p>4548791</text:p>
          </table:table-cell>
          <table:table-cell office:value-type="float" office:value="3954861" calcext:value-type="float">
            <text:p>3954861</text:p>
          </table:table-cell>
          <table:table-cell office:value-type="float" office:value="3561560" calcext:value-type="float">
            <text:p>3561560</text:p>
          </table:table-cell>
          <table:table-cell office:value-type="float" office:value="98723" calcext:value-type="float">
            <text:p>98723</text:p>
          </table:table-cell>
          <table:table-cell office:value-type="string" calcext:value-type="string">
            <text:p>2.4</text:p>
          </table:table-cell>
          <table:table-cell office:value-type="float" office:value="2574330" calcext:value-type="float">
            <text:p>2574330</text:p>
          </table:table-cell>
          <table:table-cell office:value-type="float" office:value="2080715" calcext:value-type="float">
            <text:p>2080715</text:p>
          </table:table-cell>
          <table:table-cell office:value-type="float" office:value="1587100" calcext:value-type="float">
            <text:p>1587100</text:p>
          </table:table-cell>
          <table:table-cell office:value-type="float" office:value="599870" calcext:value-type="float">
            <text:p>599870</text:p>
          </table:table-cell>
          <table:table-cell office:value-type="float" office:value="106255" calcext:value-type="float">
            <text:p>1062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4544769" calcext:value-type="float">
            <text:p>4544769</text:p>
          </table:table-cell>
          <table:table-cell office:value-type="float" office:value="4434111" calcext:value-type="float">
            <text:p>4434111</text:p>
          </table:table-cell>
          <table:table-cell office:value-type="float" office:value="4310943" calcext:value-type="float">
            <text:p>4310943</text:p>
          </table:table-cell>
          <table:table-cell office:value-type="float" office:value="4211334" calcext:value-type="float">
            <text:p>4211334</text:p>
          </table:table-cell>
          <table:table-cell office:value-type="float" office:value="4089744" calcext:value-type="float">
            <text:p>4089744</text:p>
          </table:table-cell>
          <table:table-cell office:value-type="float" office:value="22120" calcext:value-type="float">
            <text:p>22120</text:p>
          </table:table-cell>
          <table:table-cell office:value-type="string" calcext:value-type="string">
            <text:p>0.5</text:p>
          </table:table-cell>
          <table:table-cell office:value-type="float" office:value="3868544" calcext:value-type="float">
            <text:p>3868544</text:p>
          </table:table-cell>
          <table:table-cell office:value-type="float" office:value="3757944" calcext:value-type="float">
            <text:p>3757944</text:p>
          </table:table-cell>
          <table:table-cell office:value-type="float" office:value="3647344" calcext:value-type="float">
            <text:p>3647344</text:p>
          </table:table-cell>
          <table:table-cell office:value-type="float" office:value="3426144" calcext:value-type="float">
            <text:p>3426144</text:p>
          </table:table-cell>
          <table:table-cell office:value-type="float" office:value="3315544" calcext:value-type="float">
            <text:p>3315544</text:p>
          </table:table-cell>
          <table:table-cell office:value-type="float" office:value="3204944" calcext:value-type="float">
            <text:p>3204944</text:p>
          </table:table-cell>
          <table:table-cell office:value-type="float" office:value="2983744" calcext:value-type="float">
            <text:p>2983744</text:p>
          </table:table-cell>
          <table:table-cell office:value-type="float" office:value="2762544" calcext:value-type="float">
            <text:p>2762544</text:p>
          </table:table-cell>
          <table:table-cell office:value-type="float" office:value="2651944" calcext:value-type="float">
            <text:p>2651944</text:p>
          </table:table-cell>
          <table:table-cell office:value-type="float" office:value="2541344" calcext:value-type="float">
            <text:p>2541344</text:p>
          </table:table-cell>
          <table:table-cell office:value-type="float" office:value="2320144" calcext:value-type="float">
            <text:p>2320144</text:p>
          </table:table-cell>
          <table:table-cell office:value-type="float" office:value="2204" calcext:value-type="float">
            <text:p>220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2863774" calcext:value-type="float">
            <text:p>2863774</text:p>
          </table:table-cell>
          <table:table-cell office:value-type="float" office:value="2143961" calcext:value-type="float">
            <text:p>2143961</text:p>
          </table:table-cell>
          <table:table-cell office:value-type="float" office:value="1769251" calcext:value-type="float">
            <text:p>1769251</text:p>
          </table:table-cell>
          <table:table-cell office:value-type="float" office:value="1500701" calcext:value-type="float">
            <text:p>1500701</text:p>
          </table:table-cell>
          <table:table-cell office:value-type="float" office:value="1301941" calcext:value-type="float">
            <text:p>1301941</text:p>
          </table:table-cell>
          <table:table-cell office:value-type="float" office:value="46731" calcext:value-type="float">
            <text:p>46731</text:p>
          </table:table-cell>
          <table:table-cell office:value-type="float" office:value="3" calcext:value-type="float">
            <text:p>3</text:p>
          </table:table-cell>
          <table:table-cell office:value-type="float" office:value="834631" calcext:value-type="float">
            <text:p>834631</text:p>
          </table:table-cell>
          <table:table-cell office:value-type="float" office:value="600976" calcext:value-type="float">
            <text:p>600976</text:p>
          </table:table-cell>
          <table:table-cell office:value-type="float" office:value="367321" calcext:value-type="float">
            <text:p>3673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7" calcext:value-type="float">
            <text:p>204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float" office:value="74971037" calcext:value-type="float">
            <text:p>74971037</text:p>
          </table:table-cell>
          <table:table-cell office:value-type="float" office:value="74271704" calcext:value-type="float">
            <text:p>74271704</text:p>
          </table:table-cell>
          <table:table-cell office:value-type="float" office:value="73476422" calcext:value-type="float">
            <text:p>73476422</text:p>
          </table:table-cell>
          <table:table-cell office:value-type="float" office:value="72728512" calcext:value-type="float">
            <text:p>72728512</text:p>
          </table:table-cell>
          <table:table-cell office:value-type="float" office:value="72136499" calcext:value-type="float">
            <text:p>72136499</text:p>
          </table:table-cell>
          <table:table-cell office:value-type="float" office:value="133992" calcext:value-type="float">
            <text:p>133992</text:p>
          </table:table-cell>
          <table:table-cell office:value-type="string" calcext:value-type="string">
            <text:p>0.2</text:p>
          </table:table-cell>
          <table:table-cell office:value-type="float" office:value="70796579" calcext:value-type="float">
            <text:p>70796579</text:p>
          </table:table-cell>
          <table:table-cell office:value-type="float" office:value="70126619" calcext:value-type="float">
            <text:p>70126619</text:p>
          </table:table-cell>
          <table:table-cell office:value-type="float" office:value="69456659" calcext:value-type="float">
            <text:p>69456659</text:p>
          </table:table-cell>
          <table:table-cell office:value-type="float" office:value="68116739" calcext:value-type="float">
            <text:p>68116739</text:p>
          </table:table-cell>
          <table:table-cell office:value-type="float" office:value="67446779" calcext:value-type="float">
            <text:p>67446779</text:p>
          </table:table-cell>
          <table:table-cell office:value-type="float" office:value="66776819" calcext:value-type="float">
            <text:p>66776819</text:p>
          </table:table-cell>
          <table:table-cell office:value-type="float" office:value="65436899" calcext:value-type="float">
            <text:p>65436899</text:p>
          </table:table-cell>
          <table:table-cell office:value-type="float" office:value="64096979" calcext:value-type="float">
            <text:p>64096979</text:p>
          </table:table-cell>
          <table:table-cell office:value-type="float" office:value="63427019" calcext:value-type="float">
            <text:p>63427019</text:p>
          </table:table-cell>
          <table:table-cell office:value-type="float" office:value="62757059" calcext:value-type="float">
            <text:p>62757059</text:p>
          </table:table-cell>
          <table:table-cell office:value-type="float" office:value="61417139" calcext:value-type="float">
            <text:p>61417139</text:p>
          </table:table-cell>
          <table:table-cell office:value-type="float" office:value="2558" calcext:value-type="float">
            <text:p>255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  <table:table-cell office:value-type="float" office:value="472183" calcext:value-type="float">
            <text:p>472183</text:p>
          </table:table-cell>
          <table:table-cell office:value-type="float" office:value="435353" calcext:value-type="float">
            <text:p>435353</text:p>
          </table:table-cell>
          <table:table-cell office:value-type="float" office:value="406281" calcext:value-type="float">
            <text:p>406281</text:p>
          </table:table-cell>
          <table:table-cell office:value-type="float" office:value="381255" calcext:value-type="float">
            <text:p>381255</text:p>
          </table:table-cell>
          <table:table-cell office:value-type="float" office:value="354353" calcext:value-type="float">
            <text:p>354353</text:p>
          </table:table-cell>
          <table:table-cell office:value-type="float" office:value="5193" calcext:value-type="float">
            <text:p>5193</text:p>
          </table:table-cell>
          <table:table-cell office:value-type="string" calcext:value-type="string">
            <text:p>1.4</text:p>
          </table:table-cell>
          <table:table-cell office:value-type="float" office:value="302423" calcext:value-type="float">
            <text:p>302423</text:p>
          </table:table-cell>
          <table:table-cell office:value-type="float" office:value="276458" calcext:value-type="float">
            <text:p>276458</text:p>
          </table:table-cell>
          <table:table-cell office:value-type="float" office:value="250493" calcext:value-type="float">
            <text:p>250493</text:p>
          </table:table-cell>
          <table:table-cell office:value-type="float" office:value="198563" calcext:value-type="float">
            <text:p>198563</text:p>
          </table:table-cell>
          <table:table-cell office:value-type="float" office:value="172598" calcext:value-type="float">
            <text:p>172598</text:p>
          </table:table-cell>
          <table:table-cell office:value-type="float" office:value="146633" calcext:value-type="float">
            <text:p>146633</text:p>
          </table:table-cell>
          <table:table-cell office:value-type="float" office:value="94703" calcext:value-type="float">
            <text:p>94703</text:p>
          </table:table-cell>
          <table:table-cell office:value-type="float" office:value="42773" calcext:value-type="float">
            <text:p>42773</text:p>
          </table:table-cell>
          <table:table-cell office:value-type="float" office:value="16808" calcext:value-type="float">
            <text:p>16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8" calcext:value-type="float">
            <text:p>20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Kitts and N.</text:p>
          </table:table-cell>
          <table:table-cell office:value-type="string" calcext:value-type="string">
            <text:p>KNA</text:p>
          </table:table-cell>
          <table:table-cell office:value-type="float" office:value="10105" calcext:value-type="float">
            <text:p>10105</text:p>
          </table:table-cell>
          <table:table-cell office:value-type="float" office:value="10060" calcext:value-type="float">
            <text:p>10060</text:p>
          </table:table-cell>
          <table:table-cell office:value-type="float" office:value="9845" calcext:value-type="float">
            <text:p>9845</text:p>
          </table:table-cell>
          <table:table-cell office:value-type="float" office:value="9674" calcext:value-type="float">
            <text:p>9674</text:p>
          </table:table-cell>
          <table:table-cell office:value-type="float" office:value="9427" calcext:value-type="float">
            <text:p>94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4</text:p>
          </table:table-cell>
          <table:table-cell office:value-type="float" office:value="9007" calcext:value-type="float">
            <text:p>9007</text:p>
          </table:table-cell>
          <table:table-cell office:value-type="float" office:value="8797" calcext:value-type="float">
            <text:p>8797</text:p>
          </table:table-cell>
          <table:table-cell office:value-type="float" office:value="8587" calcext:value-type="float">
            <text:p>8587</text:p>
          </table:table-cell>
          <table:table-cell office:value-type="float" office:value="8167" calcext:value-type="float">
            <text:p>8167</text:p>
          </table:table-cell>
          <table:table-cell office:value-type="float" office:value="7957" calcext:value-type="float">
            <text:p>7957</text:p>
          </table:table-cell>
          <table:table-cell office:value-type="float" office:value="7747" calcext:value-type="float">
            <text:p>7747</text:p>
          </table:table-cell>
          <table:table-cell office:value-type="float" office:value="7327" calcext:value-type="float">
            <text:p>7327</text:p>
          </table:table-cell>
          <table:table-cell office:value-type="float" office:value="6907" calcext:value-type="float">
            <text:p>6907</text:p>
          </table:table-cell>
          <table:table-cell office:value-type="float" office:value="6697" calcext:value-type="float">
            <text:p>6697</text:p>
          </table:table-cell>
          <table:table-cell office:value-type="float" office:value="6487" calcext:value-type="float">
            <text:p>6487</text:p>
          </table:table-cell>
          <table:table-cell office:value-type="float" office:value="6067" calcext:value-type="float">
            <text:p>6067</text:p>
          </table:table-cell>
          <table:table-cell office:value-type="float" office:value="2244" calcext:value-type="float">
            <text:p>224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Lucia</text:p>
          </table:table-cell>
          <table:table-cell office:value-type="string" calcext:value-type="string">
            <text:p>LCA</text:p>
          </table:table-cell>
          <table:table-cell office:value-type="float" office:value="50385" calcext:value-type="float">
            <text:p>50385</text:p>
          </table:table-cell>
          <table:table-cell office:value-type="float" office:value="50285" calcext:value-type="float">
            <text:p>50285</text:p>
          </table:table-cell>
          <table:table-cell office:value-type="float" office:value="49721" calcext:value-type="float">
            <text:p>49721</text:p>
          </table:table-cell>
          <table:table-cell office:value-type="float" office:value="47589" calcext:value-type="float">
            <text:p>47589</text:p>
          </table:table-cell>
          <table:table-cell office:value-type="float" office:value="46619" calcext:value-type="float">
            <text:p>4661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6</text:p>
          </table:table-cell>
          <table:table-cell office:value-type="float" office:value="43519" calcext:value-type="float">
            <text:p>43519</text:p>
          </table:table-cell>
          <table:table-cell office:value-type="float" office:value="41969" calcext:value-type="float">
            <text:p>41969</text:p>
          </table:table-cell>
          <table:table-cell office:value-type="float" office:value="40419" calcext:value-type="float">
            <text:p>40419</text:p>
          </table:table-cell>
          <table:table-cell office:value-type="float" office:value="37319" calcext:value-type="float">
            <text:p>37319</text:p>
          </table:table-cell>
          <table:table-cell office:value-type="float" office:value="35769" calcext:value-type="float">
            <text:p>35769</text:p>
          </table:table-cell>
          <table:table-cell office:value-type="float" office:value="34219" calcext:value-type="float">
            <text:p>34219</text:p>
          </table:table-cell>
          <table:table-cell office:value-type="float" office:value="31119" calcext:value-type="float">
            <text:p>31119</text:p>
          </table:table-cell>
          <table:table-cell office:value-type="float" office:value="28019" calcext:value-type="float">
            <text:p>28019</text:p>
          </table:table-cell>
          <table:table-cell office:value-type="float" office:value="26469" calcext:value-type="float">
            <text:p>26469</text:p>
          </table:table-cell>
          <table:table-cell office:value-type="float" office:value="24919" calcext:value-type="float">
            <text:p>24919</text:p>
          </table:table-cell>
          <table:table-cell office:value-type="float" office:value="21819" calcext:value-type="float">
            <text:p>21819</text:p>
          </table:table-cell>
          <table:table-cell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Martin</text:p>
          </table:table-cell>
          <table:table-cell office:value-type="string" calcext:value-type="string">
            <text:p>MAF</text:p>
          </table:table-cell>
          <table:table-cell office:value-type="float" office:value="808" calcext:value-type="float">
            <text:p>808</text:p>
          </table:table-cell>
          <table:table-cell office:value-type="float" office:value="766" calcext:value-type="float">
            <text:p>766</text:p>
          </table:table-cell>
          <table:table-cell office:value-type="float" office:value="628" calcext:value-type="float">
            <text:p>628</text:p>
          </table:table-cell>
          <table:table-cell office:value-type="float" office:value="551" calcext:value-type="float">
            <text:p>551</text:p>
          </table:table-cell>
          <table:table-cell office:value-type="float" office:value="285" calcext:value-type="float">
            <text:p>28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7.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aint Vincent</text:p>
          </table:table-cell>
          <table:table-cell office:value-type="string" calcext:value-type="string">
            <text:p>VCT</text:p>
          </table:table-cell>
          <table:table-cell office:value-type="float" office:value="30351" calcext:value-type="float">
            <text:p>30351</text:p>
          </table:table-cell>
          <table:table-cell office:value-type="float" office:value="30329" calcext:value-type="float">
            <text:p>30329</text:p>
          </table:table-cell>
          <table:table-cell office:value-type="float" office:value="30096" calcext:value-type="float">
            <text:p>30096</text:p>
          </table:table-cell>
          <table:table-cell office:value-type="float" office:value="29357" calcext:value-type="float">
            <text:p>29357</text:p>
          </table:table-cell>
          <table:table-cell office:value-type="float" office:value="28959" calcext:value-type="float">
            <text:p>2895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4</text:p>
          </table:table-cell>
          <table:table-cell office:value-type="float" office:value="27819" calcext:value-type="float">
            <text:p>27819</text:p>
          </table:table-cell>
          <table:table-cell office:value-type="float" office:value="27249" calcext:value-type="float">
            <text:p>27249</text:p>
          </table:table-cell>
          <table:table-cell office:value-type="float" office:value="26679" calcext:value-type="float">
            <text:p>26679</text:p>
          </table:table-cell>
          <table:table-cell office:value-type="float" office:value="25539" calcext:value-type="float">
            <text:p>25539</text:p>
          </table:table-cell>
          <table:table-cell office:value-type="float" office:value="24969" calcext:value-type="float">
            <text:p>24969</text:p>
          </table:table-cell>
          <table:table-cell office:value-type="float" office:value="24399" calcext:value-type="float">
            <text:p>24399</text:p>
          </table:table-cell>
          <table:table-cell office:value-type="float" office:value="23259" calcext:value-type="float">
            <text:p>23259</text:p>
          </table:table-cell>
          <table:table-cell office:value-type="float" office:value="22119" calcext:value-type="float">
            <text:p>22119</text:p>
          </table:table-cell>
          <table:table-cell office:value-type="float" office:value="21549" calcext:value-type="float">
            <text:p>21549</text:p>
          </table:table-cell>
          <table:table-cell office:value-type="float" office:value="20979" calcext:value-type="float">
            <text:p>20979</text:p>
          </table:table-cell>
          <table:table-cell office:value-type="float" office:value="19839" calcext:value-type="float">
            <text:p>19839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int Maarten</text:p>
          </table:table-cell>
          <table:table-cell office:value-type="string" calcext:value-type="string">
            <text:p>SXM</text:p>
          </table:table-cell>
          <table:table-cell office:value-type="float" office:value="343" calcext:value-type="float">
            <text:p>343</text:p>
          </table:table-cell>
          <table:table-cell office:value-type="float" office:value="324" calcext:value-type="float">
            <text:p>324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029" calcext:value-type="float">
            <text:p>2029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13901705" calcext:value-type="float">
            <text:p>13901705</text:p>
          </table:table-cell>
          <table:table-cell office:value-type="float" office:value="13855542" calcext:value-type="float">
            <text:p>13855542</text:p>
          </table:table-cell>
          <table:table-cell office:value-type="float" office:value="13813895" calcext:value-type="float">
            <text:p>13813895</text:p>
          </table:table-cell>
          <table:table-cell office:value-type="float" office:value="13756771" calcext:value-type="float">
            <text:p>13756771</text:p>
          </table:table-cell>
          <table:table-cell office:value-type="float" office:value="13699100" calcext:value-type="float">
            <text:p>13699100</text:p>
          </table:table-cell>
          <table:table-cell office:value-type="float" office:value="11480" calcext:value-type="float">
            <text:p>11480</text:p>
          </table:table-cell>
          <table:table-cell office:value-type="string" calcext:value-type="string">
            <text:p>0.1</text:p>
          </table:table-cell>
          <table:table-cell office:value-type="float" office:value="13584300" calcext:value-type="float">
            <text:p>13584300</text:p>
          </table:table-cell>
          <table:table-cell office:value-type="float" office:value="13526900" calcext:value-type="float">
            <text:p>13526900</text:p>
          </table:table-cell>
          <table:table-cell office:value-type="float" office:value="13469500" calcext:value-type="float">
            <text:p>13469500</text:p>
          </table:table-cell>
          <table:table-cell office:value-type="float" office:value="13354700" calcext:value-type="float">
            <text:p>13354700</text:p>
          </table:table-cell>
          <table:table-cell office:value-type="float" office:value="13297300" calcext:value-type="float">
            <text:p>13297300</text:p>
          </table:table-cell>
          <table:table-cell office:value-type="float" office:value="13239900" calcext:value-type="float">
            <text:p>13239900</text:p>
          </table:table-cell>
          <table:table-cell office:value-type="float" office:value="13125100" calcext:value-type="float">
            <text:p>13125100</text:p>
          </table:table-cell>
          <table:table-cell office:value-type="float" office:value="13010300" calcext:value-type="float">
            <text:p>13010300</text:p>
          </table:table-cell>
          <table:table-cell office:value-type="float" office:value="12952900" calcext:value-type="float">
            <text:p>12952900</text:p>
          </table:table-cell>
          <table:table-cell office:value-type="float" office:value="12895500" calcext:value-type="float">
            <text:p>12895500</text:p>
          </table:table-cell>
          <table:table-cell office:value-type="float" office:value="12780700" calcext:value-type="float">
            <text:p>12780700</text:p>
          </table:table-cell>
          <table:table-cell office:value-type="float" office:value="3213" calcext:value-type="float">
            <text:p>3213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Trinidad and Tobago</text:p>
          </table:table-cell>
          <table:table-cell office:value-type="string" calcext:value-type="string">
            <text:p>TTO</text:p>
          </table:table-cell>
          <table:table-cell office:value-type="float" office:value="360827" calcext:value-type="float">
            <text:p>360827</text:p>
          </table:table-cell>
          <table:table-cell office:value-type="float" office:value="356934" calcext:value-type="float">
            <text:p>356934</text:p>
          </table:table-cell>
          <table:table-cell office:value-type="float" office:value="345197" calcext:value-type="float">
            <text:p>345197</text:p>
          </table:table-cell>
          <table:table-cell office:value-type="float" office:value="324834" calcext:value-type="float">
            <text:p>324834</text:p>
          </table:table-cell>
          <table:table-cell office:value-type="float" office:value="317020" calcext:value-type="float">
            <text:p>317020</text:p>
          </table:table-cell>
          <table:table-cell office:value-type="float" office:value="2818" calcext:value-type="float">
            <text:p>2818</text:p>
          </table:table-cell>
          <table:table-cell office:value-type="string" calcext:value-type="string">
            <text:p>0.8</text:p>
          </table:table-cell>
          <table:table-cell office:value-type="float" office:value="288840" calcext:value-type="float">
            <text:p>288840</text:p>
          </table:table-cell>
          <table:table-cell office:value-type="float" office:value="274750" calcext:value-type="float">
            <text:p>274750</text:p>
          </table:table-cell>
          <table:table-cell office:value-type="float" office:value="260660" calcext:value-type="float">
            <text:p>260660</text:p>
          </table:table-cell>
          <table:table-cell office:value-type="float" office:value="232480" calcext:value-type="float">
            <text:p>232480</text:p>
          </table:table-cell>
          <table:table-cell office:value-type="float" office:value="218390" calcext:value-type="float">
            <text:p>218390</text:p>
          </table:table-cell>
          <table:table-cell office:value-type="float" office:value="204300" calcext:value-type="float">
            <text:p>204300</text:p>
          </table:table-cell>
          <table:table-cell office:value-type="float" office:value="176120" calcext:value-type="float">
            <text:p>176120</text:p>
          </table:table-cell>
          <table:table-cell office:value-type="float" office:value="147940" calcext:value-type="float">
            <text:p>147940</text:p>
          </table:table-cell>
          <table:table-cell office:value-type="float" office:value="133850" calcext:value-type="float">
            <text:p>133850</text:p>
          </table:table-cell>
          <table:table-cell office:value-type="float" office:value="119760" calcext:value-type="float">
            <text:p>119760</text:p>
          </table:table-cell>
          <table:table-cell office:value-type="float" office:value="91580" calcext:value-type="float">
            <text:p>91580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45343835" calcext:value-type="float">
            <text:p>45343835</text:p>
          </table:table-cell>
          <table:table-cell office:value-type="float" office:value="44149622" calcext:value-type="float">
            <text:p>44149622</text:p>
          </table:table-cell>
          <table:table-cell office:value-type="float" office:value="43475908" calcext:value-type="float">
            <text:p>43475908</text:p>
          </table:table-cell>
          <table:table-cell office:value-type="float" office:value="42619360" calcext:value-type="float">
            <text:p>42619360</text:p>
          </table:table-cell>
          <table:table-cell office:value-type="float" office:value="41916840" calcext:value-type="float">
            <text:p>41916840</text:p>
          </table:table-cell>
          <table:table-cell office:value-type="float" office:value="155907" calcext:value-type="float">
            <text:p>155907</text:p>
          </table:table-cell>
          <table:table-cell office:value-type="string" calcext:value-type="string">
            <text:p>0.4</text:p>
          </table:table-cell>
          <table:table-cell office:value-type="float" office:value="40357770" calcext:value-type="float">
            <text:p>40357770</text:p>
          </table:table-cell>
          <table:table-cell office:value-type="float" office:value="39578235" calcext:value-type="float">
            <text:p>39578235</text:p>
          </table:table-cell>
          <table:table-cell office:value-type="float" office:value="38798700" calcext:value-type="float">
            <text:p>38798700</text:p>
          </table:table-cell>
          <table:table-cell office:value-type="float" office:value="37239630" calcext:value-type="float">
            <text:p>37239630</text:p>
          </table:table-cell>
          <table:table-cell office:value-type="float" office:value="36460095" calcext:value-type="float">
            <text:p>36460095</text:p>
          </table:table-cell>
          <table:table-cell office:value-type="float" office:value="35680560" calcext:value-type="float">
            <text:p>35680560</text:p>
          </table:table-cell>
          <table:table-cell office:value-type="float" office:value="34121490" calcext:value-type="float">
            <text:p>34121490</text:p>
          </table:table-cell>
          <table:table-cell office:value-type="float" office:value="32562420" calcext:value-type="float">
            <text:p>32562420</text:p>
          </table:table-cell>
          <table:table-cell office:value-type="float" office:value="31782885" calcext:value-type="float">
            <text:p>31782885</text:p>
          </table:table-cell>
          <table:table-cell office:value-type="float" office:value="31003350" calcext:value-type="float">
            <text:p>31003350</text:p>
          </table:table-cell>
          <table:table-cell office:value-type="float" office:value="29444280" calcext:value-type="float">
            <text:p>29444280</text:p>
          </table:table-cell>
          <table:table-cell office:value-type="float" office:value="2288" calcext:value-type="float">
            <text:p>2288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K</text:p>
          </table:table-cell>
          <table:table-cell office:value-type="string" calcext:value-type="string">
            <text:p>VGB</text:p>
          </table:table-cell>
          <table:table-cell office:value-type="float" office:value="4487" calcext:value-type="float">
            <text:p>4487</text:p>
          </table:table-cell>
          <table:table-cell office:value-type="float" office:value="3746" calcext:value-type="float">
            <text:p>3746</text:p>
          </table:table-cell>
          <table:table-cell office:value-type="float" office:value="3184" calcext:value-type="float">
            <text:p>3184</text:p>
          </table:table-cell>
          <table:table-cell office:value-type="float" office:value="2725" calcext:value-type="float">
            <text:p>2725</text:p>
          </table:table-cell>
          <table:table-cell office:value-type="float" office:value="2046" calcext:value-type="float">
            <text:p>204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4.3</text:p>
          </table:table-cell>
          <table:table-cell office:value-type="float" office:value="906" calcext:value-type="float">
            <text:p>906</text:p>
          </table:table-cell>
          <table:table-cell office:value-type="float" office:value="336" calcext:value-type="float">
            <text:p>33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string" calcext:value-type="string">
            <text:p>America</text:p>
          </table:table-cell>
          <table:table-cell table:number-columns-repeated="2" office:value-type="string" calcext:value-type="string">
            <text:p>Virgin Isl. US</text:p>
          </table:table-cell>
          <table:table-cell office:value-type="string" calcext:value-type="string">
            <text:p>VIR</text:p>
          </table:table-cell>
          <table:table-cell office:value-type="float" office:value="10254" calcext:value-type="float">
            <text:p>10254</text:p>
          </table:table-cell>
          <table:table-cell office:value-type="float" office:value="9492" calcext:value-type="float">
            <text:p>9492</text:p>
          </table:table-cell>
          <table:table-cell office:value-type="float" office:value="9029" calcext:value-type="float">
            <text:p>9029</text:p>
          </table:table-cell>
          <table:table-cell office:value-type="float" office:value="8424" calcext:value-type="float">
            <text:p>8424</text:p>
          </table:table-cell>
          <table:table-cell office:value-type="float" office:value="7086" calcext:value-type="float">
            <text:p>70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2.4</text:p>
          </table:table-cell>
          <table:table-cell office:value-type="float" office:value="5146" calcext:value-type="float">
            <text:p>5146</text:p>
          </table:table-cell>
          <table:table-cell office:value-type="float" office:value="4176" calcext:value-type="float">
            <text:p>4176</text:p>
          </table:table-cell>
          <table:table-cell office:value-type="float" office:value="3206" calcext:value-type="float">
            <text:p>3206</text:p>
          </table:table-cell>
          <table:table-cell office:value-type="float" office:value="1266" calcext:value-type="float">
            <text:p>1266</text:p>
          </table:table-cell>
          <table:table-cell office:value-type="float" office:value="296" calcext:value-type="float">
            <text:p>2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56" calcext:value-type="float">
            <text:p>205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7321614" calcext:value-type="float">
            <text:p>7321614</text:p>
          </table:table-cell>
          <table:table-cell office:value-type="float" office:value="6686305" calcext:value-type="float">
            <text:p>6686305</text:p>
          </table:table-cell>
          <table:table-cell office:value-type="float" office:value="6235809" calcext:value-type="float">
            <text:p>6235809</text:p>
          </table:table-cell>
          <table:table-cell office:value-type="float" office:value="5727338" calcext:value-type="float">
            <text:p>5727338</text:p>
          </table:table-cell>
          <table:table-cell office:value-type="float" office:value="5364726" calcext:value-type="float">
            <text:p>5364726</text:p>
          </table:table-cell>
          <table:table-cell office:value-type="float" office:value="87108" calcext:value-type="float">
            <text:p>87108</text:p>
          </table:table-cell>
          <table:table-cell office:value-type="string" calcext:value-type="string">
            <text:p>1.5</text:p>
          </table:table-cell>
          <table:table-cell office:value-type="float" office:value="4493646" calcext:value-type="float">
            <text:p>4493646</text:p>
          </table:table-cell>
          <table:table-cell office:value-type="float" office:value="4058106" calcext:value-type="float">
            <text:p>4058106</text:p>
          </table:table-cell>
          <table:table-cell office:value-type="float" office:value="3622566" calcext:value-type="float">
            <text:p>3622566</text:p>
          </table:table-cell>
          <table:table-cell office:value-type="float" office:value="2751486" calcext:value-type="float">
            <text:p>2751486</text:p>
          </table:table-cell>
          <table:table-cell office:value-type="float" office:value="2315946" calcext:value-type="float">
            <text:p>2315946</text:p>
          </table:table-cell>
          <table:table-cell office:value-type="float" office:value="1880406" calcext:value-type="float">
            <text:p>1880406</text:p>
          </table:table-cell>
          <table:table-cell office:value-type="float" office:value="1009326" calcext:value-type="float">
            <text:p>1009326</text:p>
          </table:table-cell>
          <table:table-cell office:value-type="float" office:value="138246" calcext:value-type="float">
            <text:p>138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1" calcext:value-type="float">
            <text:p>208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enin</text:p>
          </table:table-cell>
          <table:table-cell office:value-type="string" calcext:value-type="string">
            <text:p>BEN</text:p>
          </table:table-cell>
          <table:table-cell office:value-type="float" office:value="76072" calcext:value-type="float">
            <text:p>76072</text:p>
          </table:table-cell>
          <table:table-cell office:value-type="float" office:value="59459" calcext:value-type="float">
            <text:p>59459</text:p>
          </table:table-cell>
          <table:table-cell office:value-type="float" office:value="47835" calcext:value-type="float">
            <text:p>47835</text:p>
          </table:table-cell>
          <table:table-cell office:value-type="float" office:value="39877" calcext:value-type="float">
            <text:p>39877</text:p>
          </table:table-cell>
          <table:table-cell office:value-type="float" office:value="32758" calcext:value-type="float">
            <text:p>32758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3.7</text:p>
          </table:table-cell>
          <table:table-cell office:value-type="float" office:value="17678" calcext:value-type="float">
            <text:p>17678</text:p>
          </table:table-cell>
          <table:table-cell office:value-type="float" office:value="10138" calcext:value-type="float">
            <text:p>10138</text:p>
          </table:table-cell>
          <table:table-cell office:value-type="float" office:value="2598" calcext:value-type="float">
            <text:p>259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107342" calcext:value-type="float">
            <text:p>107342</text:p>
          </table:table-cell>
          <table:table-cell office:value-type="float" office:value="78489" calcext:value-type="float">
            <text:p>78489</text:p>
          </table:table-cell>
          <table:table-cell office:value-type="float" office:value="65308" calcext:value-type="float">
            <text:p>65308</text:p>
          </table:table-cell>
          <table:table-cell office:value-type="float" office:value="57816" calcext:value-type="float">
            <text:p>57816</text:p>
          </table:table-cell>
          <table:table-cell office:value-type="float" office:value="55171" calcext:value-type="float">
            <text:p>55171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1.7</text:p>
          </table:table-cell>
          <table:table-cell office:value-type="float" office:value="45031" calcext:value-type="float">
            <text:p>45031</text:p>
          </table:table-cell>
          <table:table-cell office:value-type="float" office:value="39961" calcext:value-type="float">
            <text:p>39961</text:p>
          </table:table-cell>
          <table:table-cell office:value-type="float" office:value="34891" calcext:value-type="float">
            <text:p>34891</text:p>
          </table:table-cell>
          <table:table-cell office:value-type="float" office:value="24751" calcext:value-type="float">
            <text:p>24751</text:p>
          </table:table-cell>
          <table:table-cell office:value-type="float" office:value="19681" calcext:value-type="float">
            <text:p>19681</text:p>
          </table:table-cell>
          <table:table-cell office:value-type="float" office:value="14611" calcext:value-type="float">
            <text:p>14611</text:p>
          </table:table-cell>
          <table:table-cell office:value-type="float" office:value="4471" calcext:value-type="float">
            <text:p>44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4" calcext:value-type="float">
            <text:p>207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  <table:table-cell office:value-type="float" office:value="24001391" calcext:value-type="float">
            <text:p>24001391</text:p>
          </table:table-cell>
          <table:table-cell office:value-type="float" office:value="23863058" calcext:value-type="float">
            <text:p>23863058</text:p>
          </table:table-cell>
          <table:table-cell office:value-type="float" office:value="23688094" calcext:value-type="float">
            <text:p>23688094</text:p>
          </table:table-cell>
          <table:table-cell office:value-type="float" office:value="23383303" calcext:value-type="float">
            <text:p>23383303</text:p>
          </table:table-cell>
          <table:table-cell office:value-type="float" office:value="22989192" calcext:value-type="float">
            <text:p>22989192</text:p>
          </table:table-cell>
          <table:table-cell office:value-type="float" office:value="69890" calcext:value-type="float">
            <text:p>69890</text:p>
          </table:table-cell>
          <table:table-cell office:value-type="string" calcext:value-type="string">
            <text:p>0.3</text:p>
          </table:table-cell>
          <table:table-cell office:value-type="float" office:value="22290292" calcext:value-type="float">
            <text:p>22290292</text:p>
          </table:table-cell>
          <table:table-cell office:value-type="float" office:value="21940842" calcext:value-type="float">
            <text:p>21940842</text:p>
          </table:table-cell>
          <table:table-cell office:value-type="float" office:value="21591392" calcext:value-type="float">
            <text:p>21591392</text:p>
          </table:table-cell>
          <table:table-cell office:value-type="float" office:value="20892492" calcext:value-type="float">
            <text:p>20892492</text:p>
          </table:table-cell>
          <table:table-cell office:value-type="float" office:value="20543042" calcext:value-type="float">
            <text:p>20543042</text:p>
          </table:table-cell>
          <table:table-cell office:value-type="float" office:value="20193592" calcext:value-type="float">
            <text:p>20193592</text:p>
          </table:table-cell>
          <table:table-cell office:value-type="float" office:value="19494692" calcext:value-type="float">
            <text:p>19494692</text:p>
          </table:table-cell>
          <table:table-cell office:value-type="float" office:value="18795792" calcext:value-type="float">
            <text:p>18795792</text:p>
          </table:table-cell>
          <table:table-cell office:value-type="float" office:value="18446342" calcext:value-type="float">
            <text:p>18446342</text:p>
          </table:table-cell>
          <table:table-cell office:value-type="float" office:value="18096892" calcext:value-type="float">
            <text:p>18096892</text:p>
          </table:table-cell>
          <table:table-cell office:value-type="float" office:value="17397992" calcext:value-type="float">
            <text:p>17397992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CAF</text:p>
          </table:table-cell>
          <table:table-cell office:value-type="float" office:value="9885020" calcext:value-type="float">
            <text:p>9885020</text:p>
          </table:table-cell>
          <table:table-cell office:value-type="float" office:value="9633643" calcext:value-type="float">
            <text:p>9633643</text:p>
          </table:table-cell>
          <table:table-cell office:value-type="float" office:value="9415639" calcext:value-type="float">
            <text:p>9415639</text:p>
          </table:table-cell>
          <table:table-cell office:value-type="float" office:value="9150974" calcext:value-type="float">
            <text:p>9150974</text:p>
          </table:table-cell>
          <table:table-cell office:value-type="float" office:value="8885202" calcext:value-type="float">
            <text:p>8885202</text:p>
          </table:table-cell>
          <table:table-cell office:value-type="float" office:value="53044" calcext:value-type="float">
            <text:p>53044</text:p>
          </table:table-cell>
          <table:table-cell office:value-type="string" calcext:value-type="string">
            <text:p>0.6</text:p>
          </table:table-cell>
          <table:table-cell office:value-type="float" office:value="8354762" calcext:value-type="float">
            <text:p>8354762</text:p>
          </table:table-cell>
          <table:table-cell office:value-type="float" office:value="8089542" calcext:value-type="float">
            <text:p>8089542</text:p>
          </table:table-cell>
          <table:table-cell office:value-type="float" office:value="7824322" calcext:value-type="float">
            <text:p>7824322</text:p>
          </table:table-cell>
          <table:table-cell office:value-type="float" office:value="7293882" calcext:value-type="float">
            <text:p>7293882</text:p>
          </table:table-cell>
          <table:table-cell office:value-type="float" office:value="7028662" calcext:value-type="float">
            <text:p>7028662</text:p>
          </table:table-cell>
          <table:table-cell office:value-type="float" office:value="6763442" calcext:value-type="float">
            <text:p>6763442</text:p>
          </table:table-cell>
          <table:table-cell office:value-type="float" office:value="6233002" calcext:value-type="float">
            <text:p>6233002</text:p>
          </table:table-cell>
          <table:table-cell office:value-type="float" office:value="5702562" calcext:value-type="float">
            <text:p>5702562</text:p>
          </table:table-cell>
          <table:table-cell office:value-type="float" office:value="5437342" calcext:value-type="float">
            <text:p>5437342</text:p>
          </table:table-cell>
          <table:table-cell office:value-type="float" office:value="5172122" calcext:value-type="float">
            <text:p>5172122</text:p>
          </table:table-cell>
          <table:table-cell office:value-type="float" office:value="4641682" calcext:value-type="float">
            <text:p>4641682</text:p>
          </table:table-cell>
          <table:table-cell office:value-type="float" office:value="2187" calcext:value-type="float">
            <text:p>218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moros</text:p>
          </table:table-cell>
          <table:table-cell office:value-type="string" calcext:value-type="string">
            <text:p>COM</text:p>
          </table:table-cell>
          <table:table-cell office:value-type="float" office:value="90447" calcext:value-type="float">
            <text:p>90447</text:p>
          </table:table-cell>
          <table:table-cell office:value-type="float" office:value="90444" calcext:value-type="float">
            <text:p>90444</text:p>
          </table:table-cell>
          <table:table-cell table:number-columns-repeated="2" office:value-type="float" office:value="90443" calcext:value-type="float">
            <text:p>90443</text:p>
          </table:table-cell>
          <table:table-cell office:value-type="float" office:value="85547" calcext:value-type="float">
            <text:p>85547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0.6</text:p>
          </table:table-cell>
          <table:table-cell office:value-type="float" office:value="80647" calcext:value-type="float">
            <text:p>80647</text:p>
          </table:table-cell>
          <table:table-cell office:value-type="float" office:value="78197" calcext:value-type="float">
            <text:p>78197</text:p>
          </table:table-cell>
          <table:table-cell office:value-type="float" office:value="75747" calcext:value-type="float">
            <text:p>75747</text:p>
          </table:table-cell>
          <table:table-cell office:value-type="float" office:value="70847" calcext:value-type="float">
            <text:p>70847</text:p>
          </table:table-cell>
          <table:table-cell office:value-type="float" office:value="68397" calcext:value-type="float">
            <text:p>68397</text:p>
          </table:table-cell>
          <table:table-cell office:value-type="float" office:value="65947" calcext:value-type="float">
            <text:p>65947</text:p>
          </table:table-cell>
          <table:table-cell office:value-type="float" office:value="61047" calcext:value-type="float">
            <text:p>61047</text:p>
          </table:table-cell>
          <table:table-cell office:value-type="float" office:value="56147" calcext:value-type="float">
            <text:p>56147</text:p>
          </table:table-cell>
          <table:table-cell office:value-type="float" office:value="53697" calcext:value-type="float">
            <text:p>53697</text:p>
          </table:table-cell>
          <table:table-cell office:value-type="float" office:value="51247" calcext:value-type="float">
            <text:p>51247</text:p>
          </table:table-cell>
          <table:table-cell office:value-type="float" office:value="46347" calcext:value-type="float">
            <text:p>46347</text:p>
          </table:table-cell>
          <table:table-cell office:value-type="float" office:value="2194" calcext:value-type="float">
            <text:p>219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Congo</text:p>
          </table:table-cell>
          <table:table-cell office:value-type="string" calcext:value-type="string">
            <text:p>COG</text:p>
          </table:table-cell>
          <table:table-cell office:value-type="float" office:value="24126407" calcext:value-type="float">
            <text:p>24126407</text:p>
          </table:table-cell>
          <table:table-cell office:value-type="float" office:value="24089606" calcext:value-type="float">
            <text:p>24089606</text:p>
          </table:table-cell>
          <table:table-cell office:value-type="float" office:value="24006410" calcext:value-type="float">
            <text:p>24006410</text:p>
          </table:table-cell>
          <table:table-cell office:value-type="float" office:value="23706799" calcext:value-type="float">
            <text:p>23706799</text:p>
          </table:table-cell>
          <table:table-cell office:value-type="float" office:value="23411711" calcext:value-type="float">
            <text:p>23411711</text:p>
          </table:table-cell>
          <table:table-cell office:value-type="float" office:value="59470" calcext:value-type="float">
            <text:p>59470</text:p>
          </table:table-cell>
          <table:table-cell office:value-type="string" calcext:value-type="string">
            <text:p>0.3</text:p>
          </table:table-cell>
          <table:table-cell office:value-type="float" office:value="22817011" calcext:value-type="float">
            <text:p>22817011</text:p>
          </table:table-cell>
          <table:table-cell office:value-type="float" office:value="22519661" calcext:value-type="float">
            <text:p>22519661</text:p>
          </table:table-cell>
          <table:table-cell office:value-type="float" office:value="22222311" calcext:value-type="float">
            <text:p>22222311</text:p>
          </table:table-cell>
          <table:table-cell office:value-type="float" office:value="21627611" calcext:value-type="float">
            <text:p>21627611</text:p>
          </table:table-cell>
          <table:table-cell office:value-type="float" office:value="21330261" calcext:value-type="float">
            <text:p>21330261</text:p>
          </table:table-cell>
          <table:table-cell office:value-type="float" office:value="21032911" calcext:value-type="float">
            <text:p>21032911</text:p>
          </table:table-cell>
          <table:table-cell office:value-type="float" office:value="20438211" calcext:value-type="float">
            <text:p>20438211</text:p>
          </table:table-cell>
          <table:table-cell office:value-type="float" office:value="19843511" calcext:value-type="float">
            <text:p>19843511</text:p>
          </table:table-cell>
          <table:table-cell office:value-type="float" office:value="19546161" calcext:value-type="float">
            <text:p>19546161</text:p>
          </table:table-cell>
          <table:table-cell office:value-type="float" office:value="19248811" calcext:value-type="float">
            <text:p>19248811</text:p>
          </table:table-cell>
          <table:table-cell office:value-type="float" office:value="18654111" calcext:value-type="float">
            <text:p>18654111</text:p>
          </table:table-cell>
          <table:table-cell office:value-type="float" office:value="2413" calcext:value-type="float">
            <text:p>241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DRC</text:p>
          </table:table-cell>
          <table:table-cell office:value-type="string" calcext:value-type="string">
            <text:p>COD</text:p>
          </table:table-cell>
          <table:table-cell office:value-type="float" office:value="131998450" calcext:value-type="float">
            <text:p>131998450</text:p>
          </table:table-cell>
          <table:table-cell office:value-type="float" office:value="129537777" calcext:value-type="float">
            <text:p>129537777</text:p>
          </table:table-cell>
          <table:table-cell office:value-type="float" office:value="126505375" calcext:value-type="float">
            <text:p>126505375</text:p>
          </table:table-cell>
          <table:table-cell office:value-type="float" office:value="121977658" calcext:value-type="float">
            <text:p>121977658</text:p>
          </table:table-cell>
          <table:table-cell office:value-type="float" office:value="118111943" calcext:value-type="float">
            <text:p>118111943</text:p>
          </table:table-cell>
          <table:table-cell office:value-type="float" office:value="839343" calcext:value-type="float">
            <text:p>839343</text:p>
          </table:table-cell>
          <table:table-cell office:value-type="string" calcext:value-type="string">
            <text:p>0.7</text:p>
          </table:table-cell>
          <table:table-cell office:value-type="float" office:value="109718513" calcext:value-type="float">
            <text:p>109718513</text:p>
          </table:table-cell>
          <table:table-cell office:value-type="float" office:value="105521798" calcext:value-type="float">
            <text:p>105521798</text:p>
          </table:table-cell>
          <table:table-cell office:value-type="float" office:value="101325083" calcext:value-type="float">
            <text:p>101325083</text:p>
          </table:table-cell>
          <table:table-cell office:value-type="float" office:value="92931653" calcext:value-type="float">
            <text:p>92931653</text:p>
          </table:table-cell>
          <table:table-cell office:value-type="float" office:value="88734938" calcext:value-type="float">
            <text:p>88734938</text:p>
          </table:table-cell>
          <table:table-cell office:value-type="float" office:value="84538223" calcext:value-type="float">
            <text:p>84538223</text:p>
          </table:table-cell>
          <table:table-cell office:value-type="float" office:value="76144793" calcext:value-type="float">
            <text:p>76144793</text:p>
          </table:table-cell>
          <table:table-cell office:value-type="float" office:value="67751363" calcext:value-type="float">
            <text:p>67751363</text:p>
          </table:table-cell>
          <table:table-cell office:value-type="float" office:value="63554648" calcext:value-type="float">
            <text:p>63554648</text:p>
          </table:table-cell>
          <table:table-cell office:value-type="float" office:value="59357933" calcext:value-type="float">
            <text:p>59357933</text:p>
          </table:table-cell>
          <table:table-cell office:value-type="float" office:value="50964503" calcext:value-type="float">
            <text:p>50964503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q. Guinea</text:p>
          </table:table-cell>
          <table:table-cell office:value-type="string" calcext:value-type="string">
            <text:p>GNQ</text:p>
          </table:table-cell>
          <table:table-cell office:value-type="float" office:value="2649618" calcext:value-type="float">
            <text:p>2649618</text:p>
          </table:table-cell>
          <table:table-cell office:value-type="float" office:value="2648970" calcext:value-type="float">
            <text:p>2648970</text:p>
          </table:table-cell>
          <table:table-cell office:value-type="float" office:value="2645438" calcext:value-type="float">
            <text:p>2645438</text:p>
          </table:table-cell>
          <table:table-cell office:value-type="float" office:value="2628539" calcext:value-type="float">
            <text:p>2628539</text:p>
          </table:table-cell>
          <table:table-cell office:value-type="float" office:value="2612635" calcext:value-type="float">
            <text:p>2612635</text:p>
          </table:table-cell>
          <table:table-cell office:value-type="float" office:value="3280" calcext:value-type="float">
            <text:p>3280</text:p>
          </table:table-cell>
          <table:table-cell office:value-type="string" calcext:value-type="string">
            <text:p>0.1</text:p>
          </table:table-cell>
          <table:table-cell office:value-type="float" office:value="2579835" calcext:value-type="float">
            <text:p>2579835</text:p>
          </table:table-cell>
          <table:table-cell office:value-type="float" office:value="2563435" calcext:value-type="float">
            <text:p>2563435</text:p>
          </table:table-cell>
          <table:table-cell office:value-type="float" office:value="2547035" calcext:value-type="float">
            <text:p>2547035</text:p>
          </table:table-cell>
          <table:table-cell office:value-type="float" office:value="2514235" calcext:value-type="float">
            <text:p>2514235</text:p>
          </table:table-cell>
          <table:table-cell office:value-type="float" office:value="2497835" calcext:value-type="float">
            <text:p>2497835</text:p>
          </table:table-cell>
          <table:table-cell office:value-type="float" office:value="2481435" calcext:value-type="float">
            <text:p>2481435</text:p>
          </table:table-cell>
          <table:table-cell office:value-type="float" office:value="2448635" calcext:value-type="float">
            <text:p>2448635</text:p>
          </table:table-cell>
          <table:table-cell office:value-type="float" office:value="2415835" calcext:value-type="float">
            <text:p>2415835</text:p>
          </table:table-cell>
          <table:table-cell office:value-type="float" office:value="2399435" calcext:value-type="float">
            <text:p>2399435</text:p>
          </table:table-cell>
          <table:table-cell office:value-type="float" office:value="2383035" calcext:value-type="float">
            <text:p>2383035</text:p>
          </table:table-cell>
          <table:table-cell office:value-type="float" office:value="2350235" calcext:value-type="float">
            <text:p>2350235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  <table:table-cell office:value-type="float" office:value="3870330" calcext:value-type="float">
            <text:p>3870330</text:p>
          </table:table-cell>
          <table:table-cell office:value-type="float" office:value="3342294" calcext:value-type="float">
            <text:p>3342294</text:p>
          </table:table-cell>
          <table:table-cell office:value-type="float" office:value="2907331" calcext:value-type="float">
            <text:p>2907331</text:p>
          </table:table-cell>
          <table:table-cell office:value-type="float" office:value="2463824" calcext:value-type="float">
            <text:p>2463824</text:p>
          </table:table-cell>
          <table:table-cell office:value-type="float" office:value="2168194" calcext:value-type="float">
            <text:p>2168194</text:p>
          </table:table-cell>
          <table:table-cell office:value-type="float" office:value="73914" calcext:value-type="float">
            <text:p>73914</text:p>
          </table:table-cell>
          <table:table-cell office:value-type="string" calcext:value-type="string">
            <text:p>2.9</text:p>
          </table:table-cell>
          <table:table-cell office:value-type="float" office:value="1429054" calcext:value-type="float">
            <text:p>1429054</text:p>
          </table:table-cell>
          <table:table-cell office:value-type="float" office:value="1059484" calcext:value-type="float">
            <text:p>1059484</text:p>
          </table:table-cell>
          <table:table-cell office:value-type="float" office:value="689914" calcext:value-type="float">
            <text:p>68991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24142829" calcext:value-type="float">
            <text:p>24142829</text:p>
          </table:table-cell>
          <table:table-cell office:value-type="float" office:value="24137822" calcext:value-type="float">
            <text:p>24137822</text:p>
          </table:table-cell>
          <table:table-cell office:value-type="float" office:value="24123592" calcext:value-type="float">
            <text:p>24123592</text:p>
          </table:table-cell>
          <table:table-cell office:value-type="float" office:value="24067350" calcext:value-type="float">
            <text:p>24067350</text:p>
          </table:table-cell>
          <table:table-cell office:value-type="float" office:value="23989372" calcext:value-type="float">
            <text:p>23989372</text:p>
          </table:table-cell>
          <table:table-cell office:value-type="float" office:value="13422" calcext:value-type="float">
            <text:p>13422</text:p>
          </table:table-cell>
          <table:table-cell office:value-type="string" calcext:value-type="string">
            <text:p>0.1</text:p>
          </table:table-cell>
          <table:table-cell office:value-type="float" office:value="23855152" calcext:value-type="float">
            <text:p>23855152</text:p>
          </table:table-cell>
          <table:table-cell office:value-type="float" office:value="23788042" calcext:value-type="float">
            <text:p>23788042</text:p>
          </table:table-cell>
          <table:table-cell office:value-type="float" office:value="23720932" calcext:value-type="float">
            <text:p>23720932</text:p>
          </table:table-cell>
          <table:table-cell office:value-type="float" office:value="23586712" calcext:value-type="float">
            <text:p>23586712</text:p>
          </table:table-cell>
          <table:table-cell office:value-type="float" office:value="23519602" calcext:value-type="float">
            <text:p>23519602</text:p>
          </table:table-cell>
          <table:table-cell office:value-type="float" office:value="23452492" calcext:value-type="float">
            <text:p>23452492</text:p>
          </table:table-cell>
          <table:table-cell office:value-type="float" office:value="23318272" calcext:value-type="float">
            <text:p>23318272</text:p>
          </table:table-cell>
          <table:table-cell office:value-type="float" office:value="23184052" calcext:value-type="float">
            <text:p>23184052</text:p>
          </table:table-cell>
          <table:table-cell office:value-type="float" office:value="23116942" calcext:value-type="float">
            <text:p>23116942</text:p>
          </table:table-cell>
          <table:table-cell office:value-type="float" office:value="23049832" calcext:value-type="float">
            <text:p>23049832</text:p>
          </table:table-cell>
          <table:table-cell office:value-type="float" office:value="22915612" calcext:value-type="float">
            <text:p>22915612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ambia</text:p>
          </table:table-cell>
          <table:table-cell office:value-type="string" calcext:value-type="string">
            <text:p>GMB</text:p>
          </table:table-cell>
          <table:table-cell office:value-type="float" office:value="55072" calcext:value-type="float">
            <text:p>55072</text:p>
          </table:table-cell>
          <table:table-cell office:value-type="float" office:value="50738" calcext:value-type="float">
            <text:p>50738</text:p>
          </table:table-cell>
          <table:table-cell office:value-type="float" office:value="48336" calcext:value-type="float">
            <text:p>48336</text:p>
          </table:table-cell>
          <table:table-cell office:value-type="float" office:value="46680" calcext:value-type="float">
            <text:p>46680</text:p>
          </table:table-cell>
          <table:table-cell office:value-type="float" office:value="43884" calcext:value-type="float">
            <text:p>43884</text:p>
          </table:table-cell>
          <table:table-cell office:value-type="float" office:value="445" calcext:value-type="float">
            <text:p>445</text:p>
          </table:table-cell>
          <table:table-cell office:value-type="float" office:value="1" calcext:value-type="float">
            <text:p>1</text:p>
          </table:table-cell>
          <table:table-cell office:value-type="float" office:value="39434" calcext:value-type="float">
            <text:p>39434</text:p>
          </table:table-cell>
          <table:table-cell office:value-type="float" office:value="37209" calcext:value-type="float">
            <text:p>37209</text:p>
          </table:table-cell>
          <table:table-cell office:value-type="float" office:value="34984" calcext:value-type="float">
            <text:p>34984</text:p>
          </table:table-cell>
          <table:table-cell office:value-type="float" office:value="30534" calcext:value-type="float">
            <text:p>30534</text:p>
          </table:table-cell>
          <table:table-cell office:value-type="float" office:value="28309" calcext:value-type="float">
            <text:p>28309</text:p>
          </table:table-cell>
          <table:table-cell office:value-type="float" office:value="26084" calcext:value-type="float">
            <text:p>26084</text:p>
          </table:table-cell>
          <table:table-cell office:value-type="float" office:value="21634" calcext:value-type="float">
            <text:p>21634</text:p>
          </table:table-cell>
          <table:table-cell office:value-type="float" office:value="17184" calcext:value-type="float">
            <text:p>17184</text:p>
          </table:table-cell>
          <table:table-cell office:value-type="float" office:value="14959" calcext:value-type="float">
            <text:p>14959</text:p>
          </table:table-cell>
          <table:table-cell office:value-type="float" office:value="12734" calcext:value-type="float">
            <text:p>12734</text:p>
          </table:table-cell>
          <table:table-cell office:value-type="float" office:value="8284" calcext:value-type="float">
            <text:p>8284</text:p>
          </table:table-cell>
          <table:table-cell office:value-type="float" office:value="2118" calcext:value-type="float">
            <text:p>211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4987276" calcext:value-type="float">
            <text:p>4987276</text:p>
          </table:table-cell>
          <table:table-cell office:value-type="float" office:value="4824587" calcext:value-type="float">
            <text:p>4824587</text:p>
          </table:table-cell>
          <table:table-cell office:value-type="float" office:value="4517131" calcext:value-type="float">
            <text:p>4517131</text:p>
          </table:table-cell>
          <table:table-cell office:value-type="float" office:value="4137260" calcext:value-type="float">
            <text:p>4137260</text:p>
          </table:table-cell>
          <table:table-cell office:value-type="float" office:value="3362501" calcext:value-type="float">
            <text:p>3362501</text:p>
          </table:table-cell>
          <table:table-cell office:value-type="float" office:value="115463" calcext:value-type="float">
            <text:p>115463</text:p>
          </table:table-cell>
          <table:table-cell office:value-type="string" calcext:value-type="string">
            <text:p>2.9</text:p>
          </table:table-cell>
          <table:table-cell office:value-type="float" office:value="2207871" calcext:value-type="float">
            <text:p>2207871</text:p>
          </table:table-cell>
          <table:table-cell office:value-type="float" office:value="1630556" calcext:value-type="float">
            <text:p>1630556</text:p>
          </table:table-cell>
          <table:table-cell office:value-type="float" office:value="1053241" calcext:value-type="float">
            <text:p>105324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9" calcext:value-type="float">
            <text:p>204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</text:p>
          </table:table-cell>
          <table:table-cell office:value-type="string" calcext:value-type="string">
            <text:p>GIN</text:p>
          </table:table-cell>
          <table:table-cell office:value-type="float" office:value="1961113" calcext:value-type="float">
            <text:p>1961113</text:p>
          </table:table-cell>
          <table:table-cell office:value-type="float" office:value="1567442" calcext:value-type="float">
            <text:p>1567442</text:p>
          </table:table-cell>
          <table:table-cell office:value-type="float" office:value="1268950" calcext:value-type="float">
            <text:p>1268950</text:p>
          </table:table-cell>
          <table:table-cell office:value-type="float" office:value="1019717" calcext:value-type="float">
            <text:p>1019717</text:p>
          </table:table-cell>
          <table:table-cell office:value-type="float" office:value="860844" calcext:value-type="float">
            <text:p>860844</text:p>
          </table:table-cell>
          <table:table-cell office:value-type="float" office:value="40811" calcext:value-type="float">
            <text:p>40811</text:p>
          </table:table-cell>
          <table:table-cell office:value-type="string" calcext:value-type="string">
            <text:p>3.8</text:p>
          </table:table-cell>
          <table:table-cell office:value-type="float" office:value="452734" calcext:value-type="float">
            <text:p>452734</text:p>
          </table:table-cell>
          <table:table-cell office:value-type="float" office:value="248679" calcext:value-type="float">
            <text:p>248679</text:p>
          </table:table-cell>
          <table:table-cell office:value-type="float" office:value="44624" calcext:value-type="float">
            <text:p>4462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Guinea Bissau</text:p>
          </table:table-cell>
          <table:table-cell office:value-type="string" calcext:value-type="string">
            <text:p>GNB</text:p>
          </table:table-cell>
          <table:table-cell office:value-type="float" office:value="427453" calcext:value-type="float">
            <text:p>427453</text:p>
          </table:table-cell>
          <table:table-cell office:value-type="float" office:value="372858" calcext:value-type="float">
            <text:p>372858</text:p>
          </table:table-cell>
          <table:table-cell office:value-type="float" office:value="349401" calcext:value-type="float">
            <text:p>349401</text:p>
          </table:table-cell>
          <table:table-cell office:value-type="float" office:value="325445" calcext:value-type="float">
            <text:p>325445</text:p>
          </table:table-cell>
          <table:table-cell office:value-type="float" office:value="302825" calcext:value-type="float">
            <text:p>302825</text:p>
          </table:table-cell>
          <table:table-cell office:value-type="float" office:value="4658" calcext:value-type="float">
            <text:p>4658</text:p>
          </table:table-cell>
          <table:table-cell office:value-type="string" calcext:value-type="string">
            <text:p>1.4</text:p>
          </table:table-cell>
          <table:table-cell office:value-type="float" office:value="256245" calcext:value-type="float">
            <text:p>256245</text:p>
          </table:table-cell>
          <table:table-cell office:value-type="float" office:value="232955" calcext:value-type="float">
            <text:p>232955</text:p>
          </table:table-cell>
          <table:table-cell office:value-type="float" office:value="209665" calcext:value-type="float">
            <text:p>209665</text:p>
          </table:table-cell>
          <table:table-cell office:value-type="float" office:value="163085" calcext:value-type="float">
            <text:p>163085</text:p>
          </table:table-cell>
          <table:table-cell office:value-type="float" office:value="139795" calcext:value-type="float">
            <text:p>139795</text:p>
          </table:table-cell>
          <table:table-cell office:value-type="float" office:value="116505" calcext:value-type="float">
            <text:p>116505</text:p>
          </table:table-cell>
          <table:table-cell office:value-type="float" office:value="69925" calcext:value-type="float">
            <text:p>69925</text:p>
          </table:table-cell>
          <table:table-cell office:value-type="float" office:value="23345" calcext:value-type="float">
            <text:p>2334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5" calcext:value-type="float">
            <text:p>208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Ivory Coast</text:p>
          </table:table-cell>
          <table:table-cell office:value-type="string" calcext:value-type="string">
            <text:p>CIV</text:p>
          </table:table-cell>
          <table:table-cell office:value-type="float" office:value="7799713" calcext:value-type="float">
            <text:p>7799713</text:p>
          </table:table-cell>
          <table:table-cell office:value-type="float" office:value="7244546" calcext:value-type="float">
            <text:p>7244546</text:p>
          </table:table-cell>
          <table:table-cell office:value-type="float" office:value="6439024" calcext:value-type="float">
            <text:p>6439024</text:p>
          </table:table-cell>
          <table:table-cell office:value-type="float" office:value="5166700" calcext:value-type="float">
            <text:p>5166700</text:p>
          </table:table-cell>
          <table:table-cell office:value-type="float" office:value="3914283" calcext:value-type="float">
            <text:p>3914283</text:p>
          </table:table-cell>
          <table:table-cell office:value-type="float" office:value="252474" calcext:value-type="float">
            <text:p>252474</text:p>
          </table:table-cell>
          <table:table-cell office:value-type="string" calcext:value-type="string">
            <text:p>4.9</text:p>
          </table:table-cell>
          <table:table-cell office:value-type="float" office:value="1389543" calcext:value-type="float">
            <text:p>1389543</text:p>
          </table:table-cell>
          <table:table-cell office:value-type="float" office:value="127173" calcext:value-type="float">
            <text:p>12717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1206593" calcext:value-type="float">
            <text:p>1206593</text:p>
          </table:table-cell>
          <table:table-cell office:value-type="float" office:value="1030578" calcext:value-type="float">
            <text:p>1030578</text:p>
          </table:table-cell>
          <table:table-cell office:value-type="float" office:value="902183" calcext:value-type="float">
            <text:p>902183</text:p>
          </table:table-cell>
          <table:table-cell office:value-type="float" office:value="837528" calcext:value-type="float">
            <text:p>837528</text:p>
          </table:table-cell>
          <table:table-cell office:value-type="float" office:value="749536" calcext:value-type="float">
            <text:p>749536</text:p>
          </table:table-cell>
          <table:table-cell office:value-type="float" office:value="15265" calcext:value-type="float">
            <text:p>15265</text:p>
          </table:table-cell>
          <table:table-cell office:value-type="string" calcext:value-type="string">
            <text:p>1.8</text:p>
          </table:table-cell>
          <table:table-cell office:value-type="float" office:value="596886" calcext:value-type="float">
            <text:p>596886</text:p>
          </table:table-cell>
          <table:table-cell office:value-type="float" office:value="520561" calcext:value-type="float">
            <text:p>520561</text:p>
          </table:table-cell>
          <table:table-cell office:value-type="float" office:value="444236" calcext:value-type="float">
            <text:p>444236</text:p>
          </table:table-cell>
          <table:table-cell office:value-type="float" office:value="291586" calcext:value-type="float">
            <text:p>291586</text:p>
          </table:table-cell>
          <table:table-cell office:value-type="float" office:value="215261" calcext:value-type="float">
            <text:p>215261</text:p>
          </table:table-cell>
          <table:table-cell office:value-type="float" office:value="138936" calcext:value-type="float">
            <text:p>1389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Liberia</text:p>
          </table:table-cell>
          <table:table-cell office:value-type="string" calcext:value-type="string">
            <text:p>LBR</text:p>
          </table:table-cell>
          <table:table-cell office:value-type="float" office:value="9023270" calcext:value-type="float">
            <text:p>9023270</text:p>
          </table:table-cell>
          <table:table-cell office:value-type="float" office:value="8982429" calcext:value-type="float">
            <text:p>8982429</text:p>
          </table:table-cell>
          <table:table-cell office:value-type="float" office:value="8817975" calcext:value-type="float">
            <text:p>8817975</text:p>
          </table:table-cell>
          <table:table-cell office:value-type="float" office:value="8465095" calcext:value-type="float">
            <text:p>8465095</text:p>
          </table:table-cell>
          <table:table-cell office:value-type="float" office:value="7902434" calcext:value-type="float">
            <text:p>7902434</text:p>
          </table:table-cell>
          <table:table-cell office:value-type="float" office:value="91554" calcext:value-type="float">
            <text:p>91554</text:p>
          </table:table-cell>
          <table:table-cell office:value-type="string" calcext:value-type="string">
            <text:p>1.1</text:p>
          </table:table-cell>
          <table:table-cell office:value-type="float" office:value="6986894" calcext:value-type="float">
            <text:p>6986894</text:p>
          </table:table-cell>
          <table:table-cell office:value-type="float" office:value="6529124" calcext:value-type="float">
            <text:p>6529124</text:p>
          </table:table-cell>
          <table:table-cell office:value-type="float" office:value="6071354" calcext:value-type="float">
            <text:p>6071354</text:p>
          </table:table-cell>
          <table:table-cell office:value-type="float" office:value="5155814" calcext:value-type="float">
            <text:p>5155814</text:p>
          </table:table-cell>
          <table:table-cell office:value-type="float" office:value="4698044" calcext:value-type="float">
            <text:p>4698044</text:p>
          </table:table-cell>
          <table:table-cell office:value-type="float" office:value="4240274" calcext:value-type="float">
            <text:p>4240274</text:p>
          </table:table-cell>
          <table:table-cell office:value-type="float" office:value="3324734" calcext:value-type="float">
            <text:p>3324734</text:p>
          </table:table-cell>
          <table:table-cell office:value-type="float" office:value="2409194" calcext:value-type="float">
            <text:p>2409194</text:p>
          </table:table-cell>
          <table:table-cell office:value-type="float" office:value="1951424" calcext:value-type="float">
            <text:p>1951424</text:p>
          </table:table-cell>
          <table:table-cell office:value-type="float" office:value="1493654" calcext:value-type="float">
            <text:p>1493654</text:p>
          </table:table-cell>
          <table:table-cell office:value-type="float" office:value="578114" calcext:value-type="float">
            <text:p>578114</text:p>
          </table:table-cell>
          <table:table-cell office:value-type="float" office:value="2106" calcext:value-type="float">
            <text:p>210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7956338" calcext:value-type="float">
            <text:p>7956338</text:p>
          </table:table-cell>
          <table:table-cell office:value-type="float" office:value="6980534" calcext:value-type="float">
            <text:p>6980534</text:p>
          </table:table-cell>
          <table:table-cell office:value-type="float" office:value="6241677" calcext:value-type="float">
            <text:p>6241677</text:p>
          </table:table-cell>
          <table:table-cell office:value-type="float" office:value="5462690" calcext:value-type="float">
            <text:p>5462690</text:p>
          </table:table-cell>
          <table:table-cell office:value-type="float" office:value="5001837" calcext:value-type="float">
            <text:p>5001837</text:p>
          </table:table-cell>
          <table:table-cell office:value-type="float" office:value="123984" calcext:value-type="float">
            <text:p>123984</text:p>
          </table:table-cell>
          <table:table-cell office:value-type="string" calcext:value-type="string">
            <text:p>2.2</text:p>
          </table:table-cell>
          <table:table-cell office:value-type="float" office:value="3761997" calcext:value-type="float">
            <text:p>3761997</text:p>
          </table:table-cell>
          <table:table-cell office:value-type="float" office:value="3142077" calcext:value-type="float">
            <text:p>3142077</text:p>
          </table:table-cell>
          <table:table-cell office:value-type="float" office:value="2522157" calcext:value-type="float">
            <text:p>2522157</text:p>
          </table:table-cell>
          <table:table-cell office:value-type="float" office:value="1282317" calcext:value-type="float">
            <text:p>1282317</text:p>
          </table:table-cell>
          <table:table-cell office:value-type="float" office:value="662397" calcext:value-type="float">
            <text:p>662397</text:p>
          </table:table-cell>
          <table:table-cell office:value-type="float" office:value="42477" calcext:value-type="float">
            <text:p>424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119901" calcext:value-type="float">
            <text:p>119901</text:p>
          </table:table-cell>
          <table:table-cell office:value-type="float" office:value="96640" calcext:value-type="float">
            <text:p>96640</text:p>
          </table:table-cell>
          <table:table-cell office:value-type="float" office:value="73906" calcext:value-type="float">
            <text:p>73906</text:p>
          </table:table-cell>
          <table:table-cell office:value-type="float" office:value="49975" calcext:value-type="float">
            <text:p>49975</text:p>
          </table:table-cell>
          <table:table-cell office:value-type="float" office:value="39933" calcext:value-type="float">
            <text:p>39933</text:p>
          </table:table-cell>
          <table:table-cell office:value-type="float" office:value="3397" calcext:value-type="float">
            <text:p>3397</text:p>
          </table:table-cell>
          <table:table-cell office:value-type="float" office:value="6" calcext:value-type="float">
            <text:p>6</text:p>
          </table:table-cell>
          <table:table-cell office:value-type="float" office:value="5963" calcext:value-type="float">
            <text:p>59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31" calcext:value-type="float">
            <text:p>2031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uritius</text:p>
          </table:table-cell>
          <table:table-cell office:value-type="string" calcext:value-type="string">
            <text:p>MUS</text:p>
          </table:table-cell>
          <table:table-cell office:value-type="float" office:value="56189" calcext:value-type="float">
            <text:p>56189</text:p>
          </table:table-cell>
          <table:table-cell office:value-type="float" office:value="55932" calcext:value-type="float">
            <text:p>55932</text:p>
          </table:table-cell>
          <table:table-cell office:value-type="float" office:value="53831" calcext:value-type="float">
            <text:p>53831</text:p>
          </table:table-cell>
          <table:table-cell office:value-type="float" office:value="50764" calcext:value-type="float">
            <text:p>50764</text:p>
          </table:table-cell>
          <table:table-cell office:value-type="float" office:value="49436" calcext:value-type="float">
            <text:p>49436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0.8</text:p>
          </table:table-cell>
          <table:table-cell office:value-type="float" office:value="45036" calcext:value-type="float">
            <text:p>45036</text:p>
          </table:table-cell>
          <table:table-cell office:value-type="float" office:value="42836" calcext:value-type="float">
            <text:p>42836</text:p>
          </table:table-cell>
          <table:table-cell office:value-type="float" office:value="40636" calcext:value-type="float">
            <text:p>40636</text:p>
          </table:table-cell>
          <table:table-cell office:value-type="float" office:value="36236" calcext:value-type="float">
            <text:p>36236</text:p>
          </table:table-cell>
          <table:table-cell office:value-type="float" office:value="34036" calcext:value-type="float">
            <text:p>34036</text:p>
          </table:table-cell>
          <table:table-cell office:value-type="float" office:value="31836" calcext:value-type="float">
            <text:p>31836</text:p>
          </table:table-cell>
          <table:table-cell office:value-type="float" office:value="27436" calcext:value-type="float">
            <text:p>27436</text:p>
          </table:table-cell>
          <table:table-cell office:value-type="float" office:value="23036" calcext:value-type="float">
            <text:p>23036</text:p>
          </table:table-cell>
          <table:table-cell office:value-type="float" office:value="20836" calcext:value-type="float">
            <text:p>20836</text:p>
          </table:table-cell>
          <table:table-cell office:value-type="float" office:value="18636" calcext:value-type="float">
            <text:p>18636</text:p>
          </table:table-cell>
          <table:table-cell office:value-type="float" office:value="14236" calcext:value-type="float">
            <text:p>14236</text:p>
          </table:table-cell>
          <table:table-cell office:value-type="float" office:value="2132" calcext:value-type="float">
            <text:p>213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Mayotte</text:p>
          </table:table-cell>
          <table:table-cell office:value-type="string" calcext:value-type="string">
            <text:p>MYT</text:p>
          </table:table-cell>
          <table:table-cell office:value-type="float" office:value="18841" calcext:value-type="float">
            <text:p>18841</text:p>
          </table:table-cell>
          <table:table-cell office:value-type="float" office:value="18812" calcext:value-type="float">
            <text:p>18812</text:p>
          </table:table-cell>
          <table:table-cell office:value-type="float" office:value="18135" calcext:value-type="float">
            <text:p>18135</text:p>
          </table:table-cell>
          <table:table-cell office:value-type="float" office:value="14151" calcext:value-type="float">
            <text:p>14151</text:p>
          </table:table-cell>
          <table:table-cell office:value-type="float" office:value="12852" calcext:value-type="float">
            <text:p>1285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3.4</text:p>
          </table:table-cell>
          <table:table-cell office:value-type="float" office:value="7572" calcext:value-type="float">
            <text:p>7572</text:p>
          </table:table-cell>
          <table:table-cell office:value-type="float" office:value="4932" calcext:value-type="float">
            <text:p>4932</text:p>
          </table:table-cell>
          <table:table-cell office:value-type="float" office:value="2292" calcext:value-type="float">
            <text:p>229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Nigeria</text:p>
          </table:table-cell>
          <table:table-cell office:value-type="string" calcext:value-type="string">
            <text:p>NGA</text:p>
          </table:table-cell>
          <table:table-cell office:value-type="float" office:value="7861779" calcext:value-type="float">
            <text:p>7861779</text:p>
          </table:table-cell>
          <table:table-cell office:value-type="float" office:value="7655306" calcext:value-type="float">
            <text:p>7655306</text:p>
          </table:table-cell>
          <table:table-cell office:value-type="float" office:value="7322543" calcext:value-type="float">
            <text:p>7322543</text:p>
          </table:table-cell>
          <table:table-cell office:value-type="float" office:value="6927534" calcext:value-type="float">
            <text:p>6927534</text:p>
          </table:table-cell>
          <table:table-cell office:value-type="float" office:value="6326743" calcext:value-type="float">
            <text:p>6326743</text:p>
          </table:table-cell>
          <table:table-cell office:value-type="float" office:value="99580" calcext:value-type="float">
            <text:p>99580</text:p>
          </table:table-cell>
          <table:table-cell office:value-type="string" calcext:value-type="string">
            <text:p>1.5</text:p>
          </table:table-cell>
          <table:table-cell office:value-type="float" office:value="5330943" calcext:value-type="float">
            <text:p>5330943</text:p>
          </table:table-cell>
          <table:table-cell office:value-type="float" office:value="4833043" calcext:value-type="float">
            <text:p>4833043</text:p>
          </table:table-cell>
          <table:table-cell office:value-type="float" office:value="4335143" calcext:value-type="float">
            <text:p>4335143</text:p>
          </table:table-cell>
          <table:table-cell office:value-type="float" office:value="3339343" calcext:value-type="float">
            <text:p>3339343</text:p>
          </table:table-cell>
          <table:table-cell office:value-type="float" office:value="2841443" calcext:value-type="float">
            <text:p>2841443</text:p>
          </table:table-cell>
          <table:table-cell office:value-type="float" office:value="2343543" calcext:value-type="float">
            <text:p>2343543</text:p>
          </table:table-cell>
          <table:table-cell office:value-type="float" office:value="1347743" calcext:value-type="float">
            <text:p>1347743</text:p>
          </table:table-cell>
          <table:table-cell office:value-type="float" office:value="351943" calcext:value-type="float">
            <text:p>351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eunion</text:p>
          </table:table-cell>
          <table:table-cell office:value-type="string" calcext:value-type="string">
            <text:p>REU</text:p>
          </table:table-cell>
          <table:table-cell office:value-type="float" office:value="164306" calcext:value-type="float">
            <text:p>164306</text:p>
          </table:table-cell>
          <table:table-cell office:value-type="float" office:value="164261" calcext:value-type="float">
            <text:p>164261</text:p>
          </table:table-cell>
          <table:table-cell office:value-type="float" office:value="164192" calcext:value-type="float">
            <text:p>164192</text:p>
          </table:table-cell>
          <table:table-cell office:value-type="float" office:value="160392" calcext:value-type="float">
            <text:p>160392</text:p>
          </table:table-cell>
          <table:table-cell office:value-type="float" office:value="155449" calcext:value-type="float">
            <text:p>155449</text:p>
          </table:table-cell>
          <table:table-cell office:value-type="float" office:value="874" calcext:value-type="float">
            <text:p>874</text:p>
          </table:table-cell>
          <table:table-cell office:value-type="string" calcext:value-type="string">
            <text:p>0.5</text:p>
          </table:table-cell>
          <table:table-cell office:value-type="float" office:value="146709" calcext:value-type="float">
            <text:p>146709</text:p>
          </table:table-cell>
          <table:table-cell office:value-type="float" office:value="142339" calcext:value-type="float">
            <text:p>142339</text:p>
          </table:table-cell>
          <table:table-cell office:value-type="float" office:value="137969" calcext:value-type="float">
            <text:p>137969</text:p>
          </table:table-cell>
          <table:table-cell office:value-type="float" office:value="129229" calcext:value-type="float">
            <text:p>129229</text:p>
          </table:table-cell>
          <table:table-cell office:value-type="float" office:value="124859" calcext:value-type="float">
            <text:p>124859</text:p>
          </table:table-cell>
          <table:table-cell office:value-type="float" office:value="120489" calcext:value-type="float">
            <text:p>120489</text:p>
          </table:table-cell>
          <table:table-cell office:value-type="float" office:value="111749" calcext:value-type="float">
            <text:p>111749</text:p>
          </table:table-cell>
          <table:table-cell office:value-type="float" office:value="103009" calcext:value-type="float">
            <text:p>103009</text:p>
          </table:table-cell>
          <table:table-cell office:value-type="float" office:value="98639" calcext:value-type="float">
            <text:p>98639</text:p>
          </table:table-cell>
          <table:table-cell office:value-type="float" office:value="94269" calcext:value-type="float">
            <text:p>94269</text:p>
          </table:table-cell>
          <table:table-cell office:value-type="float" office:value="85529" calcext:value-type="float">
            <text:p>85529</text:p>
          </table:table-cell>
          <table:table-cell office:value-type="float" office:value="2197" calcext:value-type="float">
            <text:p>219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88621" calcext:value-type="float">
            <text:p>288621</text:p>
          </table:table-cell>
          <table:table-cell office:value-type="float" office:value="231327" calcext:value-type="float">
            <text:p>231327</text:p>
          </table:table-cell>
          <table:table-cell office:value-type="float" office:value="199311" calcext:value-type="float">
            <text:p>199311</text:p>
          </table:table-cell>
          <table:table-cell office:value-type="float" office:value="169261" calcext:value-type="float">
            <text:p>169261</text:p>
          </table:table-cell>
          <table:table-cell office:value-type="float" office:value="159996" calcext:value-type="float">
            <text:p>159996</text:p>
          </table:table-cell>
          <table:table-cell office:value-type="float" office:value="3932" calcext:value-type="float">
            <text:p>3932</text:p>
          </table:table-cell>
          <table:table-cell office:value-type="string" calcext:value-type="string">
            <text:p>2.2</text:p>
          </table:table-cell>
          <table:table-cell office:value-type="float" office:value="120676" calcext:value-type="float">
            <text:p>120676</text:p>
          </table:table-cell>
          <table:table-cell office:value-type="float" office:value="101016" calcext:value-type="float">
            <text:p>101016</text:p>
          </table:table-cell>
          <table:table-cell office:value-type="float" office:value="81356" calcext:value-type="float">
            <text:p>81356</text:p>
          </table:table-cell>
          <table:table-cell office:value-type="float" office:value="42036" calcext:value-type="float">
            <text:p>42036</text:p>
          </table:table-cell>
          <table:table-cell office:value-type="float" office:value="22376" calcext:value-type="float">
            <text:p>22376</text:p>
          </table:table-cell>
          <table:table-cell office:value-type="float" office:value="2716" calcext:value-type="float">
            <text:p>27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0" calcext:value-type="float">
            <text:p>206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enegal</text:p>
          </table:table-cell>
          <table:table-cell office:value-type="string" calcext:value-type="string">
            <text:p>SEN</text:p>
          </table:table-cell>
          <table:table-cell office:value-type="float" office:value="147242" calcext:value-type="float">
            <text:p>147242</text:p>
          </table:table-cell>
          <table:table-cell office:value-type="float" office:value="142423" calcext:value-type="float">
            <text:p>142423</text:p>
          </table:table-cell>
          <table:table-cell office:value-type="float" office:value="138737" calcext:value-type="float">
            <text:p>138737</text:p>
          </table:table-cell>
          <table:table-cell office:value-type="float" office:value="135024" calcext:value-type="float">
            <text:p>135024</text:p>
          </table:table-cell>
          <table:table-cell office:value-type="float" office:value="130460" calcext:value-type="float">
            <text:p>130460</text:p>
          </table:table-cell>
          <table:table-cell office:value-type="float" office:value="828" calcext:value-type="float">
            <text:p>828</text:p>
          </table:table-cell>
          <table:table-cell office:value-type="string" calcext:value-type="string">
            <text:p>0.6</text:p>
          </table:table-cell>
          <table:table-cell office:value-type="float" office:value="122180" calcext:value-type="float">
            <text:p>122180</text:p>
          </table:table-cell>
          <table:table-cell office:value-type="float" office:value="118040" calcext:value-type="float">
            <text:p>118040</text:p>
          </table:table-cell>
          <table:table-cell office:value-type="float" office:value="113900" calcext:value-type="float">
            <text:p>113900</text:p>
          </table:table-cell>
          <table:table-cell office:value-type="float" office:value="105620" calcext:value-type="float">
            <text:p>105620</text:p>
          </table:table-cell>
          <table:table-cell office:value-type="float" office:value="101480" calcext:value-type="float">
            <text:p>101480</text:p>
          </table:table-cell>
          <table:table-cell office:value-type="float" office:value="97340" calcext:value-type="float">
            <text:p>97340</text:p>
          </table:table-cell>
          <table:table-cell office:value-type="float" office:value="89060" calcext:value-type="float">
            <text:p>89060</text:p>
          </table:table-cell>
          <table:table-cell office:value-type="float" office:value="80780" calcext:value-type="float">
            <text:p>80780</text:p>
          </table:table-cell>
          <table:table-cell office:value-type="float" office:value="76640" calcext:value-type="float">
            <text:p>76640</text:p>
          </table:table-cell>
          <table:table-cell office:value-type="float" office:value="72500" calcext:value-type="float">
            <text:p>72500</text:p>
          </table:table-cell>
          <table:table-cell office:value-type="float" office:value="64220" calcext:value-type="float">
            <text:p>64220</text:p>
          </table:table-cell>
          <table:table-cell office:value-type="float" office:value="2177" calcext:value-type="float">
            <text:p>2177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3534671" calcext:value-type="float">
            <text:p>3534671</text:p>
          </table:table-cell>
          <table:table-cell office:value-type="float" office:value="3096264" calcext:value-type="float">
            <text:p>3096264</text:p>
          </table:table-cell>
          <table:table-cell office:value-type="float" office:value="2413090" calcext:value-type="float">
            <text:p>2413090</text:p>
          </table:table-cell>
          <table:table-cell office:value-type="float" office:value="1824055" calcext:value-type="float">
            <text:p>1824055</text:p>
          </table:table-cell>
          <table:table-cell office:value-type="float" office:value="1407671" calcext:value-type="float">
            <text:p>1407671</text:p>
          </table:table-cell>
          <table:table-cell office:value-type="float" office:value="100542" calcext:value-type="float">
            <text:p>100542</text:p>
          </table:table-cell>
          <table:table-cell office:value-type="string" calcext:value-type="string">
            <text:p>5.2</text:p>
          </table:table-cell>
          <table:table-cell office:value-type="float" office:value="402251" calcext:value-type="float">
            <text:p>4022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South Sudan</text:p>
          </table:table-cell>
          <table:table-cell office:value-type="string" calcext:value-type="string">
            <text:p>SSD</text:p>
          </table:table-cell>
          <table:table-cell office:value-type="float" office:value="270902" calcext:value-type="float">
            <text:p>270902</text:p>
          </table:table-cell>
          <table:table-cell office:value-type="float" office:value="233881" calcext:value-type="float">
            <text:p>233881</text:p>
          </table:table-cell>
          <table:table-cell office:value-type="float" office:value="208562" calcext:value-type="float">
            <text:p>208562</text:p>
          </table:table-cell>
          <table:table-cell office:value-type="float" office:value="183889" calcext:value-type="float">
            <text:p>183889</text:p>
          </table:table-cell>
          <table:table-cell office:value-type="float" office:value="165165" calcext:value-type="float">
            <text:p>165165</text:p>
          </table:table-cell>
          <table:table-cell office:value-type="float" office:value="4340" calcext:value-type="float">
            <text:p>4340</text:p>
          </table:table-cell>
          <table:table-cell office:value-type="string" calcext:value-type="string">
            <text:p>2.3</text:p>
          </table:table-cell>
          <table:table-cell office:value-type="float" office:value="121765" calcext:value-type="float">
            <text:p>121765</text:p>
          </table:table-cell>
          <table:table-cell office:value-type="float" office:value="100065" calcext:value-type="float">
            <text:p>100065</text:p>
          </table:table-cell>
          <table:table-cell office:value-type="float" office:value="78365" calcext:value-type="float">
            <text:p>78365</text:p>
          </table:table-cell>
          <table:table-cell office:value-type="float" office:value="34965" calcext:value-type="float">
            <text:p>34965</text:p>
          </table:table-cell>
          <table:table-cell office:value-type="float" office:value="13265" calcext:value-type="float">
            <text:p>132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58" calcext:value-type="float">
            <text:p>2058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anzania</text:p>
          </table:table-cell>
          <table:table-cell office:value-type="string" calcext:value-type="string">
            <text:p>TZA</text:p>
          </table:table-cell>
          <table:table-cell office:value-type="float" office:value="1464154" calcext:value-type="float">
            <text:p>1464154</text:p>
          </table:table-cell>
          <table:table-cell office:value-type="float" office:value="1310881" calcext:value-type="float">
            <text:p>1310881</text:p>
          </table:table-cell>
          <table:table-cell office:value-type="float" office:value="1225027" calcext:value-type="float">
            <text:p>1225027</text:p>
          </table:table-cell>
          <table:table-cell office:value-type="float" office:value="1146223" calcext:value-type="float">
            <text:p>1146223</text:p>
          </table:table-cell>
          <table:table-cell office:value-type="float" office:value="1105182" calcext:value-type="float">
            <text:p>1105182</text:p>
          </table:table-cell>
          <table:table-cell office:value-type="float" office:value="11984" calcext:value-type="float">
            <text:p>11984</text:p>
          </table:table-cell>
          <table:table-cell office:value-type="float" office:value="1" calcext:value-type="float">
            <text:p>1</text:p>
          </table:table-cell>
          <table:table-cell office:value-type="float" office:value="985342" calcext:value-type="float">
            <text:p>985342</text:p>
          </table:table-cell>
          <table:table-cell office:value-type="float" office:value="925422" calcext:value-type="float">
            <text:p>925422</text:p>
          </table:table-cell>
          <table:table-cell office:value-type="float" office:value="865502" calcext:value-type="float">
            <text:p>865502</text:p>
          </table:table-cell>
          <table:table-cell office:value-type="float" office:value="745662" calcext:value-type="float">
            <text:p>745662</text:p>
          </table:table-cell>
          <table:table-cell office:value-type="float" office:value="685742" calcext:value-type="float">
            <text:p>685742</text:p>
          </table:table-cell>
          <table:table-cell office:value-type="float" office:value="625822" calcext:value-type="float">
            <text:p>625822</text:p>
          </table:table-cell>
          <table:table-cell office:value-type="float" office:value="505982" calcext:value-type="float">
            <text:p>505982</text:p>
          </table:table-cell>
          <table:table-cell office:value-type="float" office:value="386142" calcext:value-type="float">
            <text:p>386142</text:p>
          </table:table-cell>
          <table:table-cell office:value-type="float" office:value="326222" calcext:value-type="float">
            <text:p>326222</text:p>
          </table:table-cell>
          <table:table-cell office:value-type="float" office:value="266302" calcext:value-type="float">
            <text:p>266302</text:p>
          </table:table-cell>
          <table:table-cell office:value-type="float" office:value="146462" calcext:value-type="float">
            <text:p>146462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162812" calcext:value-type="float">
            <text:p>162812</text:p>
          </table:table-cell>
          <table:table-cell office:value-type="float" office:value="128218" calcext:value-type="float">
            <text:p>128218</text:p>
          </table:table-cell>
          <table:table-cell office:value-type="float" office:value="106005" calcext:value-type="float">
            <text:p>106005</text:p>
          </table:table-cell>
          <table:table-cell office:value-type="float" office:value="88583" calcext:value-type="float">
            <text:p>88583</text:p>
          </table:table-cell>
          <table:table-cell office:value-type="float" office:value="66247" calcext:value-type="float">
            <text:p>66247</text:p>
          </table:table-cell>
          <table:table-cell office:value-type="float" office:value="3976" calcext:value-type="float">
            <text:p>3976</text:p>
          </table:table-cell>
          <table:table-cell office:value-type="string" calcext:value-type="string">
            <text:p>4.6</text:p>
          </table:table-cell>
          <table:table-cell office:value-type="float" office:value="26487" calcext:value-type="float">
            <text:p>26487</text:p>
          </table:table-cell>
          <table:table-cell office:value-type="float" office:value="6607" calcext:value-type="float">
            <text:p>660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Uganda</text:p>
          </table:table-cell>
          <table:table-cell office:value-type="string" calcext:value-type="string">
            <text:p>UGA</text:p>
          </table:table-cell>
          <table:table-cell office:value-type="float" office:value="1886867" calcext:value-type="float">
            <text:p>1886867</text:p>
          </table:table-cell>
          <table:table-cell office:value-type="float" office:value="1489148" calcext:value-type="float">
            <text:p>1489148</text:p>
          </table:table-cell>
          <table:table-cell office:value-type="float" office:value="1105599" calcext:value-type="float">
            <text:p>1105599</text:p>
          </table:table-cell>
          <table:table-cell office:value-type="float" office:value="849926" calcext:value-type="float">
            <text:p>849926</text:p>
          </table:table-cell>
          <table:table-cell office:value-type="float" office:value="745313" calcext:value-type="float">
            <text:p>745313</text:p>
          </table:table-cell>
          <table:table-cell office:value-type="float" office:value="36029" calcext:value-type="float">
            <text:p>36029</text:p>
          </table:table-cell>
          <table:table-cell office:value-type="string" calcext:value-type="string">
            <text:p>3.9</text:p>
          </table:table-cell>
          <table:table-cell office:value-type="float" office:value="385023" calcext:value-type="float">
            <text:p>385023</text:p>
          </table:table-cell>
          <table:table-cell office:value-type="float" office:value="204878" calcext:value-type="float">
            <text:p>204878</text:p>
          </table:table-cell>
          <table:table-cell office:value-type="float" office:value="24733" calcext:value-type="float">
            <text:p>2473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office:value-type="string" calcext:value-type="string">
            <text:p>Africa</text:p>
          </table:table-cell>
          <table:table-cell table:number-columns-repeated="2" office:value-type="string" calcext:value-type="string">
            <text:p>Zambia</text:p>
          </table:table-cell>
          <table:table-cell office:value-type="string" calcext:value-type="string">
            <text:p>ZMB</text:p>
          </table:table-cell>
          <table:table-cell office:value-type="float" office:value="190958" calcext:value-type="float">
            <text:p>190958</text:p>
          </table:table-cell>
          <table:table-cell office:value-type="float" office:value="149220" calcext:value-type="float">
            <text:p>149220</text:p>
          </table:table-cell>
          <table:table-cell office:value-type="float" office:value="121187" calcext:value-type="float">
            <text:p>121187</text:p>
          </table:table-cell>
          <table:table-cell office:value-type="float" office:value="100122" calcext:value-type="float">
            <text:p>100122</text:p>
          </table:table-cell>
          <table:table-cell office:value-type="float" office:value="83334" calcext:value-type="float">
            <text:p>83334</text:p>
          </table:table-cell>
          <table:table-cell office:value-type="float" office:value="3785" calcext:value-type="float">
            <text:p>3785</text:p>
          </table:table-cell>
          <table:table-cell office:value-type="string" calcext:value-type="string">
            <text:p>3.7</text:p>
          </table:table-cell>
          <table:table-cell office:value-type="float" office:value="45484" calcext:value-type="float">
            <text:p>45484</text:p>
          </table:table-cell>
          <table:table-cell office:value-type="float" office:value="26559" calcext:value-type="float">
            <text:p>26559</text:p>
          </table:table-cell>
          <table:table-cell office:value-type="float" office:value="7634" calcext:value-type="float">
            <text:p>763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2" calcext:value-type="float">
            <text:p>204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 – Queensland</text:p>
          </table:table-cell>
          <table:table-cell office:value-type="string" calcext:value-type="string">
            <text:p>QLD</text:p>
          </table:table-cell>
          <table:table-cell office:value-type="float" office:value="2268055" calcext:value-type="float">
            <text:p>2268055</text:p>
          </table:table-cell>
          <table:table-cell office:value-type="float" office:value="2147903" calcext:value-type="float">
            <text:p>2147903</text:p>
          </table:table-cell>
          <table:table-cell office:value-type="float" office:value="2069246" calcext:value-type="float">
            <text:p>2069246</text:p>
          </table:table-cell>
          <table:table-cell office:value-type="float" office:value="1998276" calcext:value-type="float">
            <text:p>1998276</text:p>
          </table:table-cell>
          <table:table-cell office:value-type="float" office:value="1937547" calcext:value-type="float">
            <text:p>1937547</text:p>
          </table:table-cell>
          <table:table-cell office:value-type="float" office:value="13170" calcext:value-type="float">
            <text:p>13170</text:p>
          </table:table-cell>
          <table:table-cell office:value-type="string" calcext:value-type="string">
            <text:p>0.7</text:p>
          </table:table-cell>
          <table:table-cell office:value-type="float" office:value="1805847" calcext:value-type="float">
            <text:p>1805847</text:p>
          </table:table-cell>
          <table:table-cell office:value-type="float" office:value="1739997" calcext:value-type="float">
            <text:p>1739997</text:p>
          </table:table-cell>
          <table:table-cell office:value-type="float" office:value="1674147" calcext:value-type="float">
            <text:p>1674147</text:p>
          </table:table-cell>
          <table:table-cell office:value-type="float" office:value="1542447" calcext:value-type="float">
            <text:p>1542447</text:p>
          </table:table-cell>
          <table:table-cell office:value-type="float" office:value="1476597" calcext:value-type="float">
            <text:p>1476597</text:p>
          </table:table-cell>
          <table:table-cell office:value-type="float" office:value="1410747" calcext:value-type="float">
            <text:p>1410747</text:p>
          </table:table-cell>
          <table:table-cell office:value-type="float" office:value="1279047" calcext:value-type="float">
            <text:p>1279047</text:p>
          </table:table-cell>
          <table:table-cell office:value-type="float" office:value="1147347" calcext:value-type="float">
            <text:p>1147347</text:p>
          </table:table-cell>
          <table:table-cell office:value-type="float" office:value="1081497" calcext:value-type="float">
            <text:p>1081497</text:p>
          </table:table-cell>
          <table:table-cell office:value-type="float" office:value="1015647" calcext:value-type="float">
            <text:p>1015647</text:p>
          </table:table-cell>
          <table:table-cell office:value-type="float" office:value="883947" calcext:value-type="float">
            <text:p>883947</text:p>
          </table:table-cell>
          <table:table-cell office:value-type="float" office:value="2167" calcext:value-type="float">
            <text:p>2167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1145690" calcext:value-type="float">
            <text:p>1145690</text:p>
          </table:table-cell>
          <table:table-cell office:value-type="float" office:value="1053579" calcext:value-type="float">
            <text:p>1053579</text:p>
          </table:table-cell>
          <table:table-cell office:value-type="float" office:value="972982" calcext:value-type="float">
            <text:p>972982</text:p>
          </table:table-cell>
          <table:table-cell office:value-type="float" office:value="934470" calcext:value-type="float">
            <text:p>934470</text:p>
          </table:table-cell>
          <table:table-cell office:value-type="float" office:value="916457" calcext:value-type="float">
            <text:p>916457</text:p>
          </table:table-cell>
          <table:table-cell office:value-type="float" office:value="5652" calcext:value-type="float">
            <text:p>5652</text:p>
          </table:table-cell>
          <table:table-cell office:value-type="string" calcext:value-type="string">
            <text:p>0.6</text:p>
          </table:table-cell>
          <table:table-cell office:value-type="float" office:value="859937" calcext:value-type="float">
            <text:p>859937</text:p>
          </table:table-cell>
          <table:table-cell office:value-type="float" office:value="831677" calcext:value-type="float">
            <text:p>831677</text:p>
          </table:table-cell>
          <table:table-cell office:value-type="float" office:value="803417" calcext:value-type="float">
            <text:p>803417</text:p>
          </table:table-cell>
          <table:table-cell office:value-type="float" office:value="746897" calcext:value-type="float">
            <text:p>746897</text:p>
          </table:table-cell>
          <table:table-cell office:value-type="float" office:value="718637" calcext:value-type="float">
            <text:p>718637</text:p>
          </table:table-cell>
          <table:table-cell office:value-type="float" office:value="690377" calcext:value-type="float">
            <text:p>690377</text:p>
          </table:table-cell>
          <table:table-cell office:value-type="float" office:value="633857" calcext:value-type="float">
            <text:p>633857</text:p>
          </table:table-cell>
          <table:table-cell office:value-type="float" office:value="577337" calcext:value-type="float">
            <text:p>577337</text:p>
          </table:table-cell>
          <table:table-cell office:value-type="float" office:value="549077" calcext:value-type="float">
            <text:p>549077</text:p>
          </table:table-cell>
          <table:table-cell office:value-type="float" office:value="520817" calcext:value-type="float">
            <text:p>520817</text:p>
          </table:table-cell>
          <table:table-cell office:value-type="float" office:value="464297" calcext:value-type="float">
            <text:p>464297</text:p>
          </table:table-cell>
          <table:table-cell office:value-type="float" office:value="2182" calcext:value-type="float">
            <text:p>218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hutan</text:p>
          </table:table-cell>
          <table:table-cell office:value-type="string" calcext:value-type="string">
            <text:p>BTN</text:p>
          </table:table-cell>
          <table:table-cell office:value-type="float" office:value="2553728" calcext:value-type="float">
            <text:p>2553728</text:p>
          </table:table-cell>
          <table:table-cell office:value-type="float" office:value="2469761" calcext:value-type="float">
            <text:p>2469761</text:p>
          </table:table-cell>
          <table:table-cell office:value-type="float" office:value="2385826" calcext:value-type="float">
            <text:p>2385826</text:p>
          </table:table-cell>
          <table:table-cell office:value-type="float" office:value="2307970" calcext:value-type="float">
            <text:p>2307970</text:p>
          </table:table-cell>
          <table:table-cell office:value-type="float" office:value="2270473" calcext:value-type="float">
            <text:p>2270473</text:p>
          </table:table-cell>
          <table:table-cell office:value-type="float" office:value="11535" calcext:value-type="float">
            <text:p>11535</text:p>
          </table:table-cell>
          <table:table-cell office:value-type="string" calcext:value-type="string">
            <text:p>0.5</text:p>
          </table:table-cell>
          <table:table-cell office:value-type="float" office:value="2155123" calcext:value-type="float">
            <text:p>2155123</text:p>
          </table:table-cell>
          <table:table-cell office:value-type="float" office:value="2097448" calcext:value-type="float">
            <text:p>2097448</text:p>
          </table:table-cell>
          <table:table-cell office:value-type="float" office:value="2039773" calcext:value-type="float">
            <text:p>2039773</text:p>
          </table:table-cell>
          <table:table-cell office:value-type="float" office:value="1924423" calcext:value-type="float">
            <text:p>1924423</text:p>
          </table:table-cell>
          <table:table-cell office:value-type="float" office:value="1866748" calcext:value-type="float">
            <text:p>1866748</text:p>
          </table:table-cell>
          <table:table-cell office:value-type="float" office:value="1809073" calcext:value-type="float">
            <text:p>1809073</text:p>
          </table:table-cell>
          <table:table-cell office:value-type="float" office:value="1693723" calcext:value-type="float">
            <text:p>1693723</text:p>
          </table:table-cell>
          <table:table-cell office:value-type="float" office:value="1578373" calcext:value-type="float">
            <text:p>1578373</text:p>
          </table:table-cell>
          <table:table-cell office:value-type="float" office:value="1520698" calcext:value-type="float">
            <text:p>1520698</text:p>
          </table:table-cell>
          <table:table-cell office:value-type="float" office:value="1463023" calcext:value-type="float">
            <text:p>1463023</text:p>
          </table:table-cell>
          <table:table-cell office:value-type="float" office:value="1347673" calcext:value-type="float">
            <text:p>1347673</text:p>
          </table:table-cell>
          <table:table-cell office:value-type="float" office:value="2216" calcext:value-type="float">
            <text:p>22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Brunei</text:p>
          </table:table-cell>
          <table:table-cell office:value-type="string" calcext:value-type="string">
            <text:p>BRN</text:p>
          </table:table-cell>
          <table:table-cell office:value-type="float" office:value="518358" calcext:value-type="float">
            <text:p>518358</text:p>
          </table:table-cell>
          <table:table-cell office:value-type="float" office:value="510686" calcext:value-type="float">
            <text:p>510686</text:p>
          </table:table-cell>
          <table:table-cell office:value-type="float" office:value="505348" calcext:value-type="float">
            <text:p>505348</text:p>
          </table:table-cell>
          <table:table-cell office:value-type="float" office:value="500899" calcext:value-type="float">
            <text:p>500899</text:p>
          </table:table-cell>
          <table:table-cell office:value-type="float" office:value="497509" calcext:value-type="float">
            <text:p>497509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2</text:p>
          </table:table-cell>
          <table:table-cell office:value-type="float" office:value="489669" calcext:value-type="float">
            <text:p>489669</text:p>
          </table:table-cell>
          <table:table-cell office:value-type="float" office:value="485749" calcext:value-type="float">
            <text:p>485749</text:p>
          </table:table-cell>
          <table:table-cell office:value-type="float" office:value="481829" calcext:value-type="float">
            <text:p>481829</text:p>
          </table:table-cell>
          <table:table-cell office:value-type="float" office:value="473989" calcext:value-type="float">
            <text:p>473989</text:p>
          </table:table-cell>
          <table:table-cell office:value-type="float" office:value="470069" calcext:value-type="float">
            <text:p>470069</text:p>
          </table:table-cell>
          <table:table-cell office:value-type="float" office:value="466149" calcext:value-type="float">
            <text:p>466149</text:p>
          </table:table-cell>
          <table:table-cell office:value-type="float" office:value="458309" calcext:value-type="float">
            <text:p>458309</text:p>
          </table:table-cell>
          <table:table-cell office:value-type="float" office:value="450469" calcext:value-type="float">
            <text:p>450469</text:p>
          </table:table-cell>
          <table:table-cell office:value-type="float" office:value="446549" calcext:value-type="float">
            <text:p>446549</text:p>
          </table:table-cell>
          <table:table-cell office:value-type="float" office:value="442629" calcext:value-type="float">
            <text:p>442629</text:p>
          </table:table-cell>
          <table:table-cell office:value-type="float" office:value="434789" calcext:value-type="float">
            <text:p>434789</text:p>
          </table:table-cell>
          <table:table-cell office:value-type="float" office:value="2654" calcext:value-type="float">
            <text:p>265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  <table:table-cell office:value-type="float" office:value="5074589" calcext:value-type="float">
            <text:p>5074589</text:p>
          </table:table-cell>
          <table:table-cell office:value-type="float" office:value="4592742" calcext:value-type="float">
            <text:p>4592742</text:p>
          </table:table-cell>
          <table:table-cell office:value-type="float" office:value="4078848" calcext:value-type="float">
            <text:p>4078848</text:p>
          </table:table-cell>
          <table:table-cell office:value-type="float" office:value="3379453" calcext:value-type="float">
            <text:p>3379453</text:p>
          </table:table-cell>
          <table:table-cell office:value-type="float" office:value="2930900" calcext:value-type="float">
            <text:p>2930900</text:p>
          </table:table-cell>
          <table:table-cell office:value-type="float" office:value="114795" calcext:value-type="float">
            <text:p>114795</text:p>
          </table:table-cell>
          <table:table-cell office:value-type="string" calcext:value-type="string">
            <text:p>3.3</text:p>
          </table:table-cell>
          <table:table-cell office:value-type="float" office:value="1782950" calcext:value-type="float">
            <text:p>1782950</text:p>
          </table:table-cell>
          <table:table-cell office:value-type="float" office:value="1208975" calcext:value-type="float">
            <text:p>1208975</text:p>
          </table:table-cell>
          <table:table-cell office:value-type="float" office:value="635000" calcext:value-type="float">
            <text:p>63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Fiji</text:p>
          </table:table-cell>
          <table:table-cell office:value-type="string" calcext:value-type="string">
            <text:p>FJI</text:p>
          </table:table-cell>
          <table:table-cell office:value-type="float" office:value="1107910" calcext:value-type="float">
            <text:p>1107910</text:p>
          </table:table-cell>
          <table:table-cell office:value-type="float" office:value="1088579" calcext:value-type="float">
            <text:p>1088579</text:p>
          </table:table-cell>
          <table:table-cell office:value-type="float" office:value="1062178" calcext:value-type="float">
            <text:p>1062178</text:p>
          </table:table-cell>
          <table:table-cell office:value-type="float" office:value="1031227" calcext:value-type="float">
            <text:p>1031227</text:p>
          </table:table-cell>
          <table:table-cell office:value-type="float" office:value="1018395" calcext:value-type="float">
            <text:p>1018395</text:p>
          </table:table-cell>
          <table:table-cell office:value-type="float" office:value="4378" calcext:value-type="float">
            <text:p>4378</text:p>
          </table:table-cell>
          <table:table-cell office:value-type="string" calcext:value-type="string">
            <text:p>0.4</text:p>
          </table:table-cell>
          <table:table-cell office:value-type="float" office:value="974615" calcext:value-type="float">
            <text:p>974615</text:p>
          </table:table-cell>
          <table:table-cell office:value-type="float" office:value="952725" calcext:value-type="float">
            <text:p>952725</text:p>
          </table:table-cell>
          <table:table-cell office:value-type="float" office:value="930835" calcext:value-type="float">
            <text:p>930835</text:p>
          </table:table-cell>
          <table:table-cell office:value-type="float" office:value="887055" calcext:value-type="float">
            <text:p>887055</text:p>
          </table:table-cell>
          <table:table-cell office:value-type="float" office:value="865165" calcext:value-type="float">
            <text:p>865165</text:p>
          </table:table-cell>
          <table:table-cell office:value-type="float" office:value="843275" calcext:value-type="float">
            <text:p>843275</text:p>
          </table:table-cell>
          <table:table-cell office:value-type="float" office:value="799495" calcext:value-type="float">
            <text:p>799495</text:p>
          </table:table-cell>
          <table:table-cell office:value-type="float" office:value="755715" calcext:value-type="float">
            <text:p>755715</text:p>
          </table:table-cell>
          <table:table-cell office:value-type="float" office:value="733825" calcext:value-type="float">
            <text:p>733825</text:p>
          </table:table-cell>
          <table:table-cell office:value-type="float" office:value="711935" calcext:value-type="float">
            <text:p>711935</text:p>
          </table:table-cell>
          <table:table-cell office:value-type="float" office:value="668155" calcext:value-type="float">
            <text:p>668155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Andaman and N.</text:p>
          </table:table-cell>
          <table:table-cell office:value-type="string" calcext:value-type="string">
            <text:p>AN</text:p>
          </table:table-cell>
          <table:table-cell office:value-type="float" office:value="635781" calcext:value-type="float">
            <text:p>635781</text:p>
          </table:table-cell>
          <table:table-cell office:value-type="float" office:value="630266" calcext:value-type="float">
            <text:p>630266</text:p>
          </table:table-cell>
          <table:table-cell office:value-type="float" office:value="614476" calcext:value-type="float">
            <text:p>614476</text:p>
          </table:table-cell>
          <table:table-cell office:value-type="float" office:value="602837" calcext:value-type="float">
            <text:p>602837</text:p>
          </table:table-cell>
          <table:table-cell office:value-type="float" office:value="596131" calcext:value-type="float">
            <text:p>596131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0.3</text:p>
          </table:table-cell>
          <table:table-cell office:value-type="float" office:value="577791" calcext:value-type="float">
            <text:p>577791</text:p>
          </table:table-cell>
          <table:table-cell office:value-type="float" office:value="568621" calcext:value-type="float">
            <text:p>568621</text:p>
          </table:table-cell>
          <table:table-cell office:value-type="float" office:value="559451" calcext:value-type="float">
            <text:p>559451</text:p>
          </table:table-cell>
          <table:table-cell office:value-type="float" office:value="541111" calcext:value-type="float">
            <text:p>541111</text:p>
          </table:table-cell>
          <table:table-cell office:value-type="float" office:value="531941" calcext:value-type="float">
            <text:p>531941</text:p>
          </table:table-cell>
          <table:table-cell office:value-type="float" office:value="522771" calcext:value-type="float">
            <text:p>522771</text:p>
          </table:table-cell>
          <table:table-cell office:value-type="float" office:value="504431" calcext:value-type="float">
            <text:p>504431</text:p>
          </table:table-cell>
          <table:table-cell office:value-type="float" office:value="486091" calcext:value-type="float">
            <text:p>486091</text:p>
          </table:table-cell>
          <table:table-cell office:value-type="float" office:value="476921" calcext:value-type="float">
            <text:p>476921</text:p>
          </table:table-cell>
          <table:table-cell office:value-type="float" office:value="467751" calcext:value-type="float">
            <text:p>467751</text:p>
          </table:table-cell>
          <table:table-cell office:value-type="float" office:value="449411" calcext:value-type="float">
            <text:p>449411</text:p>
          </table:table-cell>
          <table:table-cell office:value-type="float" office:value="2345" calcext:value-type="float">
            <text:p>234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North-East</text:p>
          </table:table-cell>
          <table:table-cell office:value-type="string" calcext:value-type="string">
            <text:p>NE</text:p>
          </table:table-cell>
          <table:table-cell office:value-type="float" office:value="9042664" calcext:value-type="float">
            <text:p>9042664</text:p>
          </table:table-cell>
          <table:table-cell office:value-type="float" office:value="8259747" calcext:value-type="float">
            <text:p>8259747</text:p>
          </table:table-cell>
          <table:table-cell office:value-type="float" office:value="7537404" calcext:value-type="float">
            <text:p>7537404</text:p>
          </table:table-cell>
          <table:table-cell office:value-type="float" office:value="7108559" calcext:value-type="float">
            <text:p>7108559</text:p>
          </table:table-cell>
          <table:table-cell office:value-type="float" office:value="6899350" calcext:value-type="float">
            <text:p>6899350</text:p>
          </table:table-cell>
          <table:table-cell office:value-type="float" office:value="63805" calcext:value-type="float">
            <text:p>63805</text:p>
          </table:table-cell>
          <table:table-cell office:value-type="string" calcext:value-type="string">
            <text:p>0.9</text:p>
          </table:table-cell>
          <table:table-cell office:value-type="float" office:value="6261300" calcext:value-type="float">
            <text:p>6261300</text:p>
          </table:table-cell>
          <table:table-cell office:value-type="float" office:value="5942275" calcext:value-type="float">
            <text:p>5942275</text:p>
          </table:table-cell>
          <table:table-cell office:value-type="float" office:value="5623250" calcext:value-type="float">
            <text:p>5623250</text:p>
          </table:table-cell>
          <table:table-cell office:value-type="float" office:value="4985200" calcext:value-type="float">
            <text:p>4985200</text:p>
          </table:table-cell>
          <table:table-cell office:value-type="float" office:value="4666175" calcext:value-type="float">
            <text:p>4666175</text:p>
          </table:table-cell>
          <table:table-cell office:value-type="float" office:value="4347150" calcext:value-type="float">
            <text:p>4347150</text:p>
          </table:table-cell>
          <table:table-cell office:value-type="float" office:value="3709100" calcext:value-type="float">
            <text:p>3709100</text:p>
          </table:table-cell>
          <table:table-cell office:value-type="float" office:value="3071050" calcext:value-type="float">
            <text:p>3071050</text:p>
          </table:table-cell>
          <table:table-cell office:value-type="float" office:value="2752025" calcext:value-type="float">
            <text:p>2752025</text:p>
          </table:table-cell>
          <table:table-cell office:value-type="float" office:value="2433000" calcext:value-type="float">
            <text:p>2433000</text:p>
          </table:table-cell>
          <table:table-cell office:value-type="float" office:value="1794950" calcext:value-type="float">
            <text:p>1794950</text:p>
          </table:table-cell>
          <table:table-cell office:value-type="float" office:value="2128" calcext:value-type="float">
            <text:p>212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 – West. Ghats</text:p>
          </table:table-cell>
          <table:table-cell office:value-type="string" calcext:value-type="string">
            <text:p>WG</text:p>
          </table:table-cell>
          <table:table-cell office:value-type="float" office:value="3299945" calcext:value-type="float">
            <text:p>3299945</text:p>
          </table:table-cell>
          <table:table-cell office:value-type="float" office:value="3061226" calcext:value-type="float">
            <text:p>3061226</text:p>
          </table:table-cell>
          <table:table-cell office:value-type="float" office:value="2845856" calcext:value-type="float">
            <text:p>2845856</text:p>
          </table:table-cell>
          <table:table-cell office:value-type="float" office:value="2573790" calcext:value-type="float">
            <text:p>2573790</text:p>
          </table:table-cell>
          <table:table-cell office:value-type="float" office:value="2304531" calcext:value-type="float">
            <text:p>2304531</text:p>
          </table:table-cell>
          <table:table-cell office:value-type="float" office:value="54132" calcext:value-type="float">
            <text:p>54132</text:p>
          </table:table-cell>
          <table:table-cell office:value-type="string" calcext:value-type="string">
            <text:p>2.1</text:p>
          </table:table-cell>
          <table:table-cell office:value-type="float" office:value="1763211" calcext:value-type="float">
            <text:p>1763211</text:p>
          </table:table-cell>
          <table:table-cell office:value-type="float" office:value="1492551" calcext:value-type="float">
            <text:p>1492551</text:p>
          </table:table-cell>
          <table:table-cell office:value-type="float" office:value="1221891" calcext:value-type="float">
            <text:p>1221891</text:p>
          </table:table-cell>
          <table:table-cell office:value-type="float" office:value="680571" calcext:value-type="float">
            <text:p>680571</text:p>
          </table:table-cell>
          <table:table-cell office:value-type="float" office:value="409911" calcext:value-type="float">
            <text:p>409911</text:p>
          </table:table-cell>
          <table:table-cell office:value-type="float" office:value="139251" calcext:value-type="float">
            <text:p>13925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  <table:table-cell office:value-type="float" office:value="141691653" calcext:value-type="float">
            <text:p>141691653</text:p>
          </table:table-cell>
          <table:table-cell office:value-type="float" office:value="135149643" calcext:value-type="float">
            <text:p>135149643</text:p>
          </table:table-cell>
          <table:table-cell office:value-type="float" office:value="128118974" calcext:value-type="float">
            <text:p>128118974</text:p>
          </table:table-cell>
          <table:table-cell office:value-type="float" office:value="121739098" calcext:value-type="float">
            <text:p>121739098</text:p>
          </table:table-cell>
          <table:table-cell office:value-type="float" office:value="116712344" calcext:value-type="float">
            <text:p>116712344</text:p>
          </table:table-cell>
          <table:table-cell office:value-type="float" office:value="1140663" calcext:value-type="float">
            <text:p>1140663</text:p>
          </table:table-cell>
          <table:table-cell office:value-type="string" calcext:value-type="string">
            <text:p>0.9</text:p>
          </table:table-cell>
          <table:table-cell office:value-type="float" office:value="105305714" calcext:value-type="float">
            <text:p>105305714</text:p>
          </table:table-cell>
          <table:table-cell office:value-type="float" office:value="99602399" calcext:value-type="float">
            <text:p>99602399</text:p>
          </table:table-cell>
          <table:table-cell office:value-type="float" office:value="93899084" calcext:value-type="float">
            <text:p>93899084</text:p>
          </table:table-cell>
          <table:table-cell office:value-type="float" office:value="82492454" calcext:value-type="float">
            <text:p>82492454</text:p>
          </table:table-cell>
          <table:table-cell office:value-type="float" office:value="76789139" calcext:value-type="float">
            <text:p>76789139</text:p>
          </table:table-cell>
          <table:table-cell office:value-type="float" office:value="71085824" calcext:value-type="float">
            <text:p>71085824</text:p>
          </table:table-cell>
          <table:table-cell office:value-type="float" office:value="59679194" calcext:value-type="float">
            <text:p>59679194</text:p>
          </table:table-cell>
          <table:table-cell office:value-type="float" office:value="48272564" calcext:value-type="float">
            <text:p>48272564</text:p>
          </table:table-cell>
          <table:table-cell office:value-type="float" office:value="42569249" calcext:value-type="float">
            <text:p>42569249</text:p>
          </table:table-cell>
          <table:table-cell office:value-type="float" office:value="36865934" calcext:value-type="float">
            <text:p>36865934</text:p>
          </table:table-cell>
          <table:table-cell office:value-type="float" office:value="25459304" calcext:value-type="float">
            <text:p>25459304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Laos</text:p>
          </table:table-cell>
          <table:table-cell office:value-type="string" calcext:value-type="string">
            <text:p>LAO</text:p>
          </table:table-cell>
          <table:table-cell office:value-type="float" office:value="13294719" calcext:value-type="float">
            <text:p>13294719</text:p>
          </table:table-cell>
          <table:table-cell office:value-type="float" office:value="12066760" calcext:value-type="float">
            <text:p>12066760</text:p>
          </table:table-cell>
          <table:table-cell office:value-type="float" office:value="10969740" calcext:value-type="float">
            <text:p>10969740</text:p>
          </table:table-cell>
          <table:table-cell office:value-type="float" office:value="10053583" calcext:value-type="float">
            <text:p>10053583</text:p>
          </table:table-cell>
          <table:table-cell office:value-type="float" office:value="9187742" calcext:value-type="float">
            <text:p>9187742</text:p>
          </table:table-cell>
          <table:table-cell office:value-type="float" office:value="178200" calcext:value-type="float">
            <text:p>178200</text:p>
          </table:table-cell>
          <table:table-cell office:value-type="string" calcext:value-type="string">
            <text:p>1.8</text:p>
          </table:table-cell>
          <table:table-cell office:value-type="float" office:value="7405742" calcext:value-type="float">
            <text:p>7405742</text:p>
          </table:table-cell>
          <table:table-cell office:value-type="float" office:value="6514742" calcext:value-type="float">
            <text:p>6514742</text:p>
          </table:table-cell>
          <table:table-cell office:value-type="float" office:value="5623742" calcext:value-type="float">
            <text:p>5623742</text:p>
          </table:table-cell>
          <table:table-cell office:value-type="float" office:value="3841742" calcext:value-type="float">
            <text:p>3841742</text:p>
          </table:table-cell>
          <table:table-cell office:value-type="float" office:value="2950742" calcext:value-type="float">
            <text:p>2950742</text:p>
          </table:table-cell>
          <table:table-cell office:value-type="float" office:value="2059742" calcext:value-type="float">
            <text:p>2059742</text:p>
          </table:table-cell>
          <table:table-cell office:value-type="float" office:value="277742" calcext:value-type="float">
            <text:p>2777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  <table:table-cell office:value-type="float" office:value="26062212" calcext:value-type="float">
            <text:p>26062212</text:p>
          </table:table-cell>
          <table:table-cell office:value-type="float" office:value="24318781" calcext:value-type="float">
            <text:p>24318781</text:p>
          </table:table-cell>
          <table:table-cell office:value-type="float" office:value="22594336" calcext:value-type="float">
            <text:p>22594336</text:p>
          </table:table-cell>
          <table:table-cell office:value-type="float" office:value="21080576" calcext:value-type="float">
            <text:p>21080576</text:p>
          </table:table-cell>
          <table:table-cell office:value-type="float" office:value="20212668" calcext:value-type="float">
            <text:p>20212668</text:p>
          </table:table-cell>
          <table:table-cell office:value-type="float" office:value="238167" calcext:value-type="float">
            <text:p>238167</text:p>
          </table:table-cell>
          <table:table-cell office:value-type="string" calcext:value-type="string">
            <text:p>1.1</text:p>
          </table:table-cell>
          <table:table-cell office:value-type="float" office:value="17830998" calcext:value-type="float">
            <text:p>17830998</text:p>
          </table:table-cell>
          <table:table-cell office:value-type="float" office:value="16640163" calcext:value-type="float">
            <text:p>16640163</text:p>
          </table:table-cell>
          <table:table-cell office:value-type="float" office:value="15449328" calcext:value-type="float">
            <text:p>15449328</text:p>
          </table:table-cell>
          <table:table-cell office:value-type="float" office:value="13067658" calcext:value-type="float">
            <text:p>13067658</text:p>
          </table:table-cell>
          <table:table-cell office:value-type="float" office:value="11876823" calcext:value-type="float">
            <text:p>11876823</text:p>
          </table:table-cell>
          <table:table-cell office:value-type="float" office:value="10685988" calcext:value-type="float">
            <text:p>10685988</text:p>
          </table:table-cell>
          <table:table-cell office:value-type="float" office:value="8304318" calcext:value-type="float">
            <text:p>8304318</text:p>
          </table:table-cell>
          <table:table-cell office:value-type="float" office:value="5922648" calcext:value-type="float">
            <text:p>5922648</text:p>
          </table:table-cell>
          <table:table-cell office:value-type="float" office:value="4731813" calcext:value-type="float">
            <text:p>4731813</text:p>
          </table:table-cell>
          <table:table-cell office:value-type="float" office:value="3540978" calcext:value-type="float">
            <text:p>3540978</text:p>
          </table:table-cell>
          <table:table-cell office:value-type="float" office:value="1159308" calcext:value-type="float">
            <text:p>1159308</text:p>
          </table:table-cell>
          <table:table-cell office:value-type="float" office:value="2104" calcext:value-type="float">
            <text:p>2104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1969382" calcext:value-type="float">
            <text:p>21969382</text:p>
          </table:table-cell>
          <table:table-cell office:value-type="float" office:value="20073549" calcext:value-type="float">
            <text:p>20073549</text:p>
          </table:table-cell>
          <table:table-cell office:value-type="float" office:value="18386504" calcext:value-type="float">
            <text:p>18386504</text:p>
          </table:table-cell>
          <table:table-cell office:value-type="float" office:value="16982355" calcext:value-type="float">
            <text:p>16982355</text:p>
          </table:table-cell>
          <table:table-cell office:value-type="float" office:value="16080034" calcext:value-type="float">
            <text:p>16080034</text:p>
          </table:table-cell>
          <table:table-cell office:value-type="float" office:value="230647" calcext:value-type="float">
            <text:p>230647</text:p>
          </table:table-cell>
          <table:table-cell office:value-type="string" calcext:value-type="string">
            <text:p>1.3</text:p>
          </table:table-cell>
          <table:table-cell office:value-type="float" office:value="13773564" calcext:value-type="float">
            <text:p>13773564</text:p>
          </table:table-cell>
          <table:table-cell office:value-type="float" office:value="12620329" calcext:value-type="float">
            <text:p>12620329</text:p>
          </table:table-cell>
          <table:table-cell office:value-type="float" office:value="11467094" calcext:value-type="float">
            <text:p>11467094</text:p>
          </table:table-cell>
          <table:table-cell office:value-type="float" office:value="9160624" calcext:value-type="float">
            <text:p>9160624</text:p>
          </table:table-cell>
          <table:table-cell office:value-type="float" office:value="8007389" calcext:value-type="float">
            <text:p>8007389</text:p>
          </table:table-cell>
          <table:table-cell office:value-type="float" office:value="6854154" calcext:value-type="float">
            <text:p>6854154</text:p>
          </table:table-cell>
          <table:table-cell office:value-type="float" office:value="4547684" calcext:value-type="float">
            <text:p>4547684</text:p>
          </table:table-cell>
          <table:table-cell office:value-type="float" office:value="2241214" calcext:value-type="float">
            <text:p>2241214</text:p>
          </table:table-cell>
          <table:table-cell office:value-type="float" office:value="1087979" calcext:value-type="float">
            <text:p>1087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9" calcext:value-type="float">
            <text:p>208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New Caledonia</text:p>
          </table:table-cell>
          <table:table-cell office:value-type="string" calcext:value-type="string">
            <text:p>NCL</text:p>
          </table:table-cell>
          <table:table-cell office:value-type="float" office:value="1041594" calcext:value-type="float">
            <text:p>1041594</text:p>
          </table:table-cell>
          <table:table-cell office:value-type="float" office:value="1031626" calcext:value-type="float">
            <text:p>1031626</text:p>
          </table:table-cell>
          <table:table-cell office:value-type="float" office:value="1016177" calcext:value-type="float">
            <text:p>1016177</text:p>
          </table:table-cell>
          <table:table-cell office:value-type="float" office:value="1000015" calcext:value-type="float">
            <text:p>1000015</text:p>
          </table:table-cell>
          <table:table-cell office:value-type="float" office:value="981585" calcext:value-type="float">
            <text:p>981585</text:p>
          </table:table-cell>
          <table:table-cell office:value-type="float" office:value="3459" calcext:value-type="float">
            <text:p>3459</text:p>
          </table:table-cell>
          <table:table-cell office:value-type="string" calcext:value-type="string">
            <text:p>0.3</text:p>
          </table:table-cell>
          <table:table-cell office:value-type="float" office:value="946995" calcext:value-type="float">
            <text:p>946995</text:p>
          </table:table-cell>
          <table:table-cell office:value-type="float" office:value="929700" calcext:value-type="float">
            <text:p>929700</text:p>
          </table:table-cell>
          <table:table-cell office:value-type="float" office:value="912405" calcext:value-type="float">
            <text:p>912405</text:p>
          </table:table-cell>
          <table:table-cell office:value-type="float" office:value="877815" calcext:value-type="float">
            <text:p>877815</text:p>
          </table:table-cell>
          <table:table-cell office:value-type="float" office:value="860520" calcext:value-type="float">
            <text:p>860520</text:p>
          </table:table-cell>
          <table:table-cell office:value-type="float" office:value="843225" calcext:value-type="float">
            <text:p>843225</text:p>
          </table:table-cell>
          <table:table-cell office:value-type="float" office:value="808635" calcext:value-type="float">
            <text:p>808635</text:p>
          </table:table-cell>
          <table:table-cell office:value-type="float" office:value="774045" calcext:value-type="float">
            <text:p>774045</text:p>
          </table:table-cell>
          <table:table-cell office:value-type="float" office:value="756750" calcext:value-type="float">
            <text:p>756750</text:p>
          </table:table-cell>
          <table:table-cell office:value-type="float" office:value="739455" calcext:value-type="float">
            <text:p>739455</text:p>
          </table:table-cell>
          <table:table-cell office:value-type="float" office:value="704865" calcext:value-type="float">
            <text:p>704865</text:p>
          </table:table-cell>
          <table:table-cell office:value-type="float" office:value="2303" calcext:value-type="float">
            <text:p>2303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apua New Guinea</text:p>
          </table:table-cell>
          <table:table-cell office:value-type="string" calcext:value-type="string">
            <text:p>PNG</text:p>
          </table:table-cell>
          <table:table-cell office:value-type="float" office:value="41152668" calcext:value-type="float">
            <text:p>41152668</text:p>
          </table:table-cell>
          <table:table-cell office:value-type="float" office:value="40644131" calcext:value-type="float">
            <text:p>40644131</text:p>
          </table:table-cell>
          <table:table-cell office:value-type="float" office:value="40433453" calcext:value-type="float">
            <text:p>40433453</text:p>
          </table:table-cell>
          <table:table-cell office:value-type="float" office:value="40155511" calcext:value-type="float">
            <text:p>40155511</text:p>
          </table:table-cell>
          <table:table-cell office:value-type="float" office:value="39758234" calcext:value-type="float">
            <text:p>39758234</text:p>
          </table:table-cell>
          <table:table-cell office:value-type="float" office:value="67522" calcext:value-type="float">
            <text:p>67522</text:p>
          </table:table-cell>
          <table:table-cell office:value-type="string" calcext:value-type="string">
            <text:p>0.2</text:p>
          </table:table-cell>
          <table:table-cell office:value-type="float" office:value="39083014" calcext:value-type="float">
            <text:p>39083014</text:p>
          </table:table-cell>
          <table:table-cell office:value-type="float" office:value="38745404" calcext:value-type="float">
            <text:p>38745404</text:p>
          </table:table-cell>
          <table:table-cell office:value-type="float" office:value="38407794" calcext:value-type="float">
            <text:p>38407794</text:p>
          </table:table-cell>
          <table:table-cell office:value-type="float" office:value="37732574" calcext:value-type="float">
            <text:p>37732574</text:p>
          </table:table-cell>
          <table:table-cell office:value-type="float" office:value="37394964" calcext:value-type="float">
            <text:p>37394964</text:p>
          </table:table-cell>
          <table:table-cell office:value-type="float" office:value="37057354" calcext:value-type="float">
            <text:p>37057354</text:p>
          </table:table-cell>
          <table:table-cell office:value-type="float" office:value="36382134" calcext:value-type="float">
            <text:p>36382134</text:p>
          </table:table-cell>
          <table:table-cell office:value-type="float" office:value="35706914" calcext:value-type="float">
            <text:p>35706914</text:p>
          </table:table-cell>
          <table:table-cell office:value-type="float" office:value="35369304" calcext:value-type="float">
            <text:p>35369304</text:p>
          </table:table-cell>
          <table:table-cell office:value-type="float" office:value="35031694" calcext:value-type="float">
            <text:p>35031694</text:p>
          </table:table-cell>
          <table:table-cell office:value-type="float" office:value="34356474" calcext:value-type="float">
            <text:p>34356474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15607681" calcext:value-type="float">
            <text:p>15607681</text:p>
          </table:table-cell>
          <table:table-cell office:value-type="float" office:value="14936480" calcext:value-type="float">
            <text:p>14936480</text:p>
          </table:table-cell>
          <table:table-cell office:value-type="float" office:value="14423023" calcext:value-type="float">
            <text:p>14423023</text:p>
          </table:table-cell>
          <table:table-cell office:value-type="float" office:value="13853910" calcext:value-type="float">
            <text:p>13853910</text:p>
          </table:table-cell>
          <table:table-cell office:value-type="float" office:value="13273793" calcext:value-type="float">
            <text:p>13273793</text:p>
          </table:table-cell>
          <table:table-cell office:value-type="float" office:value="114923" calcext:value-type="float">
            <text:p>114923</text:p>
          </table:table-cell>
          <table:table-cell office:value-type="string" calcext:value-type="string">
            <text:p>0.8</text:p>
          </table:table-cell>
          <table:table-cell office:value-type="float" office:value="12124563" calcext:value-type="float">
            <text:p>12124563</text:p>
          </table:table-cell>
          <table:table-cell office:value-type="float" office:value="11549948" calcext:value-type="float">
            <text:p>11549948</text:p>
          </table:table-cell>
          <table:table-cell office:value-type="float" office:value="10975333" calcext:value-type="float">
            <text:p>10975333</text:p>
          </table:table-cell>
          <table:table-cell office:value-type="float" office:value="9826103" calcext:value-type="float">
            <text:p>9826103</text:p>
          </table:table-cell>
          <table:table-cell office:value-type="float" office:value="9251488" calcext:value-type="float">
            <text:p>9251488</text:p>
          </table:table-cell>
          <table:table-cell office:value-type="float" office:value="8676873" calcext:value-type="float">
            <text:p>8676873</text:p>
          </table:table-cell>
          <table:table-cell office:value-type="float" office:value="7527643" calcext:value-type="float">
            <text:p>7527643</text:p>
          </table:table-cell>
          <table:table-cell office:value-type="float" office:value="6378413" calcext:value-type="float">
            <text:p>6378413</text:p>
          </table:table-cell>
          <table:table-cell office:value-type="float" office:value="5803798" calcext:value-type="float">
            <text:p>5803798</text:p>
          </table:table-cell>
          <table:table-cell office:value-type="float" office:value="5229183" calcext:value-type="float">
            <text:p>5229183</text:p>
          </table:table-cell>
          <table:table-cell office:value-type="float" office:value="4079953" calcext:value-type="float">
            <text:p>4079953</text:p>
          </table:table-cell>
          <table:table-cell office:value-type="float" office:value="2135" calcext:value-type="float">
            <text:p>2135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  <table:table-cell office:value-type="float" office:value="16797" calcext:value-type="float">
            <text:p>16797</text:p>
          </table:table-cell>
          <table:table-cell office:value-type="float" office:value="15826" calcext:value-type="float">
            <text:p>15826</text:p>
          </table:table-cell>
          <table:table-cell office:value-type="float" office:value="15292" calcext:value-type="float">
            <text:p>15292</text:p>
          </table:table-cell>
          <table:table-cell office:value-type="float" office:value="14459" calcext:value-type="float">
            <text:p>14459</text:p>
          </table:table-cell>
          <table:table-cell office:value-type="float" office:value="13572" calcext:value-type="float">
            <text:p>13572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.2</text:p>
          </table:table-cell>
          <table:table-cell office:value-type="float" office:value="11852" calcext:value-type="float">
            <text:p>11852</text:p>
          </table:table-cell>
          <table:table-cell office:value-type="float" office:value="10992" calcext:value-type="float">
            <text:p>10992</text:p>
          </table:table-cell>
          <table:table-cell office:value-type="float" office:value="10132" calcext:value-type="float">
            <text:p>10132</text:p>
          </table:table-cell>
          <table:table-cell office:value-type="float" office:value="8412" calcext:value-type="float">
            <text:p>8412</text:p>
          </table:table-cell>
          <table:table-cell office:value-type="float" office:value="7552" calcext:value-type="float">
            <text:p>7552</text:p>
          </table:table-cell>
          <table:table-cell office:value-type="float" office:value="6692" calcext:value-type="float">
            <text:p>6692</text:p>
          </table:table-cell>
          <table:table-cell office:value-type="float" office:value="4972" calcext:value-type="float">
            <text:p>4972</text:p>
          </table:table-cell>
          <table:table-cell office:value-type="float" office:value="3252" calcext:value-type="float">
            <text:p>3252</text:p>
          </table:table-cell>
          <table:table-cell office:value-type="float" office:value="2392" calcext:value-type="float">
            <text:p>2392</text:p>
          </table:table-cell>
          <table:table-cell office:value-type="float" office:value="1532" calcext:value-type="float">
            <text:p>1532</text:p>
          </table:table-cell>
          <table:table-cell office:value-type="float" office:value="0" calcext:value-type="float">
            <text:p>0</text:p>
          </table:table-cell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olomon Isl.</text:p>
          </table:table-cell>
          <table:table-cell office:value-type="string" calcext:value-type="string">
            <text:p>SLB</text:p>
          </table:table-cell>
          <table:table-cell office:value-type="float" office:value="2829532" calcext:value-type="float">
            <text:p>2829532</text:p>
          </table:table-cell>
          <table:table-cell office:value-type="float" office:value="2828910" calcext:value-type="float">
            <text:p>2828910</text:p>
          </table:table-cell>
          <table:table-cell office:value-type="float" office:value="2826829" calcext:value-type="float">
            <text:p>2826829</text:p>
          </table:table-cell>
          <table:table-cell office:value-type="float" office:value="2820566" calcext:value-type="float">
            <text:p>2820566</text:p>
          </table:table-cell>
          <table:table-cell office:value-type="float" office:value="2805710" calcext:value-type="float">
            <text:p>2805710</text:p>
          </table:table-cell>
          <table:table-cell office:value-type="float" office:value="2112" calcext:value-type="float">
            <text:p>2112</text:p>
          </table:table-cell>
          <table:table-cell office:value-type="string" calcext:value-type="string">
            <text:p>0.1</text:p>
          </table:table-cell>
          <table:table-cell office:value-type="float" office:value="2784590" calcext:value-type="float">
            <text:p>2784590</text:p>
          </table:table-cell>
          <table:table-cell office:value-type="float" office:value="2774030" calcext:value-type="float">
            <text:p>2774030</text:p>
          </table:table-cell>
          <table:table-cell office:value-type="float" office:value="2763470" calcext:value-type="float">
            <text:p>2763470</text:p>
          </table:table-cell>
          <table:table-cell office:value-type="float" office:value="2742350" calcext:value-type="float">
            <text:p>2742350</text:p>
          </table:table-cell>
          <table:table-cell office:value-type="float" office:value="2731790" calcext:value-type="float">
            <text:p>2731790</text:p>
          </table:table-cell>
          <table:table-cell office:value-type="float" office:value="2721230" calcext:value-type="float">
            <text:p>2721230</text:p>
          </table:table-cell>
          <table:table-cell office:value-type="float" office:value="2700110" calcext:value-type="float">
            <text:p>2700110</text:p>
          </table:table-cell>
          <table:table-cell office:value-type="float" office:value="2678990" calcext:value-type="float">
            <text:p>2678990</text:p>
          </table:table-cell>
          <table:table-cell office:value-type="float" office:value="2668430" calcext:value-type="float">
            <text:p>2668430</text:p>
          </table:table-cell>
          <table:table-cell office:value-type="float" office:value="2657870" calcext:value-type="float">
            <text:p>2657870</text:p>
          </table:table-cell>
          <table:table-cell office:value-type="float" office:value="2636750" calcext:value-type="float">
            <text:p>2636750</text:p>
          </table:table-cell>
          <table:table-cell office:value-type="float" office:value="3348" calcext:value-type="float">
            <text:p>3348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2151179" calcext:value-type="float">
            <text:p>2151179</text:p>
          </table:table-cell>
          <table:table-cell office:value-type="float" office:value="1929443" calcext:value-type="float">
            <text:p>1929443</text:p>
          </table:table-cell>
          <table:table-cell office:value-type="float" office:value="1783866" calcext:value-type="float">
            <text:p>1783866</text:p>
          </table:table-cell>
          <table:table-cell office:value-type="float" office:value="1676075" calcext:value-type="float">
            <text:p>1676075</text:p>
          </table:table-cell>
          <table:table-cell office:value-type="float" office:value="1603796" calcext:value-type="float">
            <text:p>1603796</text:p>
          </table:table-cell>
          <table:table-cell office:value-type="float" office:value="18007" calcext:value-type="float">
            <text:p>18007</text:p>
          </table:table-cell>
          <table:table-cell office:value-type="string" calcext:value-type="string">
            <text:p>1.1</text:p>
          </table:table-cell>
          <table:table-cell office:value-type="float" office:value="1423726" calcext:value-type="float">
            <text:p>1423726</text:p>
          </table:table-cell>
          <table:table-cell office:value-type="float" office:value="1333691" calcext:value-type="float">
            <text:p>1333691</text:p>
          </table:table-cell>
          <table:table-cell office:value-type="float" office:value="1243656" calcext:value-type="float">
            <text:p>1243656</text:p>
          </table:table-cell>
          <table:table-cell office:value-type="float" office:value="1063586" calcext:value-type="float">
            <text:p>1063586</text:p>
          </table:table-cell>
          <table:table-cell office:value-type="float" office:value="973551" calcext:value-type="float">
            <text:p>973551</text:p>
          </table:table-cell>
          <table:table-cell office:value-type="float" office:value="883516" calcext:value-type="float">
            <text:p>883516</text:p>
          </table:table-cell>
          <table:table-cell office:value-type="float" office:value="703446" calcext:value-type="float">
            <text:p>703446</text:p>
          </table:table-cell>
          <table:table-cell office:value-type="float" office:value="523376" calcext:value-type="float">
            <text:p>523376</text:p>
          </table:table-cell>
          <table:table-cell office:value-type="float" office:value="433341" calcext:value-type="float">
            <text:p>433341</text:p>
          </table:table-cell>
          <table:table-cell office:value-type="float" office:value="343306" calcext:value-type="float">
            <text:p>343306</text:p>
          </table:table-cell>
          <table:table-cell office:value-type="float" office:value="163236" calcext:value-type="float">
            <text:p>163236</text:p>
          </table:table-cell>
          <table:table-cell office:value-type="float" office:value="2109" calcext:value-type="float">
            <text:p>2109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  <table:table-cell office:value-type="float" office:value="7766792" calcext:value-type="float">
            <text:p>7766792</text:p>
          </table:table-cell>
          <table:table-cell office:value-type="float" office:value="7257932" calcext:value-type="float">
            <text:p>7257932</text:p>
          </table:table-cell>
          <table:table-cell office:value-type="float" office:value="6804313" calcext:value-type="float">
            <text:p>6804313</text:p>
          </table:table-cell>
          <table:table-cell office:value-type="float" office:value="6475915" calcext:value-type="float">
            <text:p>6475915</text:p>
          </table:table-cell>
          <table:table-cell office:value-type="float" office:value="6163917" calcext:value-type="float">
            <text:p>6163917</text:p>
          </table:table-cell>
          <table:table-cell office:value-type="float" office:value="64040" calcext:value-type="float">
            <text:p>64040</text:p>
          </table:table-cell>
          <table:table-cell office:value-type="float" office:value="1" calcext:value-type="float">
            <text:p>1</text:p>
          </table:table-cell>
          <table:table-cell office:value-type="float" office:value="5523517" calcext:value-type="float">
            <text:p>5523517</text:p>
          </table:table-cell>
          <table:table-cell office:value-type="float" office:value="5203317" calcext:value-type="float">
            <text:p>5203317</text:p>
          </table:table-cell>
          <table:table-cell office:value-type="float" office:value="4883117" calcext:value-type="float">
            <text:p>4883117</text:p>
          </table:table-cell>
          <table:table-cell office:value-type="float" office:value="4242717" calcext:value-type="float">
            <text:p>4242717</text:p>
          </table:table-cell>
          <table:table-cell office:value-type="float" office:value="3922517" calcext:value-type="float">
            <text:p>3922517</text:p>
          </table:table-cell>
          <table:table-cell office:value-type="float" office:value="3602317" calcext:value-type="float">
            <text:p>3602317</text:p>
          </table:table-cell>
          <table:table-cell office:value-type="float" office:value="2961917" calcext:value-type="float">
            <text:p>2961917</text:p>
          </table:table-cell>
          <table:table-cell office:value-type="float" office:value="2321517" calcext:value-type="float">
            <text:p>2321517</text:p>
          </table:table-cell>
          <table:table-cell office:value-type="float" office:value="2001317" calcext:value-type="float">
            <text:p>2001317</text:p>
          </table:table-cell>
          <table:table-cell office:value-type="float" office:value="1681117" calcext:value-type="float">
            <text:p>1681117</text:p>
          </table:table-cell>
          <table:table-cell office:value-type="float" office:value="1040717" calcext:value-type="float">
            <text:p>1040717</text:p>
          </table:table-cell>
          <table:table-cell office:value-type="float" office:value="2116" calcext:value-type="float">
            <text:p>2116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137115" calcext:value-type="float">
            <text:p>137115</text:p>
          </table:table-cell>
          <table:table-cell office:value-type="float" office:value="108217" calcext:value-type="float">
            <text:p>108217</text:p>
          </table:table-cell>
          <table:table-cell office:value-type="float" office:value="92028" calcext:value-type="float">
            <text:p>92028</text:p>
          </table:table-cell>
          <table:table-cell office:value-type="float" office:value="83222" calcext:value-type="float">
            <text:p>83222</text:p>
          </table:table-cell>
          <table:table-cell office:value-type="float" office:value="77024" calcext:value-type="float">
            <text:p>77024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1.8</text:p>
          </table:table-cell>
          <table:table-cell office:value-type="float" office:value="62024" calcext:value-type="float">
            <text:p>62024</text:p>
          </table:table-cell>
          <table:table-cell office:value-type="float" office:value="54524" calcext:value-type="float">
            <text:p>54524</text:p>
          </table:table-cell>
          <table:table-cell office:value-type="float" office:value="47024" calcext:value-type="float">
            <text:p>47024</text:p>
          </table:table-cell>
          <table:table-cell office:value-type="float" office:value="32024" calcext:value-type="float">
            <text:p>32024</text:p>
          </table:table-cell>
          <table:table-cell office:value-type="float" office:value="24524" calcext:value-type="float">
            <text:p>24524</text:p>
          </table:table-cell>
          <table:table-cell office:value-type="float" office:value="17024" calcext:value-type="float">
            <text:p>17024</text:p>
          </table:table-cell>
          <table:table-cell office:value-type="float" office:value="2024" calcext:value-type="float">
            <text:p>20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float" office:value="1256068" calcext:value-type="float">
            <text:p>1256068</text:p>
          </table:table-cell>
          <table:table-cell office:value-type="float" office:value="1255953" calcext:value-type="float">
            <text:p>1255953</text:p>
          </table:table-cell>
          <table:table-cell office:value-type="float" office:value="1255942" calcext:value-type="float">
            <text:p>1255942</text:p>
          </table:table-cell>
          <table:table-cell office:value-type="float" office:value="1254827" calcext:value-type="float">
            <text:p>1254827</text:p>
          </table:table-cell>
          <table:table-cell office:value-type="float" office:value="1246846" calcext:value-type="float">
            <text:p>1246846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0.1</text:p>
          </table:table-cell>
          <table:table-cell office:value-type="float" office:value="1237746" calcext:value-type="float">
            <text:p>1237746</text:p>
          </table:table-cell>
          <table:table-cell office:value-type="float" office:value="1233196" calcext:value-type="float">
            <text:p>1233196</text:p>
          </table:table-cell>
          <table:table-cell office:value-type="float" office:value="1228646" calcext:value-type="float">
            <text:p>1228646</text:p>
          </table:table-cell>
          <table:table-cell office:value-type="float" office:value="1219546" calcext:value-type="float">
            <text:p>1219546</text:p>
          </table:table-cell>
          <table:table-cell office:value-type="float" office:value="1214996" calcext:value-type="float">
            <text:p>1214996</text:p>
          </table:table-cell>
          <table:table-cell office:value-type="float" office:value="1210446" calcext:value-type="float">
            <text:p>1210446</text:p>
          </table:table-cell>
          <table:table-cell office:value-type="float" office:value="1201346" calcext:value-type="float">
            <text:p>1201346</text:p>
          </table:table-cell>
          <table:table-cell office:value-type="float" office:value="1192246" calcext:value-type="float">
            <text:p>1192246</text:p>
          </table:table-cell>
          <table:table-cell office:value-type="float" office:value="1187696" calcext:value-type="float">
            <text:p>1187696</text:p>
          </table:table-cell>
          <table:table-cell office:value-type="float" office:value="1183146" calcext:value-type="float">
            <text:p>1183146</text:p>
          </table:table-cell>
          <table:table-cell office:value-type="float" office:value="1174046" calcext:value-type="float">
            <text:p>1174046</text:p>
          </table:table-cell>
          <table:table-cell office:value-type="float" office:value="3390" calcext:value-type="float">
            <text:p>3390</text:p>
          </table:table-cell>
        </table:table-row>
        <table:table-row table:style-name="ro1">
          <table:table-cell office:value-type="string" calcext:value-type="string">
            <text:p>Asia</text:p>
          </table:table-cell>
          <table:table-cell table:number-columns-repeated="2" office:value-type="string" calcext:value-type="string">
            <text:p>Vietnam</text:p>
          </table:table-cell>
          <table:table-cell office:value-type="string" calcext:value-type="string">
            <text:p>VNM</text:p>
          </table:table-cell>
          <table:table-cell office:value-type="float" office:value="12172485" calcext:value-type="float">
            <text:p>12172485</text:p>
          </table:table-cell>
          <table:table-cell office:value-type="float" office:value="10899155" calcext:value-type="float">
            <text:p>10899155</text:p>
          </table:table-cell>
          <table:table-cell office:value-type="float" office:value="9738889" calcext:value-type="float">
            <text:p>9738889</text:p>
          </table:table-cell>
          <table:table-cell office:value-type="float" office:value="8940943" calcext:value-type="float">
            <text:p>8940943</text:p>
          </table:table-cell>
          <table:table-cell office:value-type="float" office:value="8321678" calcext:value-type="float">
            <text:p>8321678</text:p>
          </table:table-cell>
          <table:table-cell office:value-type="float" office:value="141721" calcext:value-type="float">
            <text:p>141721</text:p>
          </table:table-cell>
          <table:table-cell office:value-type="string" calcext:value-type="string">
            <text:p>1.6</text:p>
          </table:table-cell>
          <table:table-cell office:value-type="float" office:value="6904468" calcext:value-type="float">
            <text:p>6904468</text:p>
          </table:table-cell>
          <table:table-cell office:value-type="float" office:value="6195863" calcext:value-type="float">
            <text:p>6195863</text:p>
          </table:table-cell>
          <table:table-cell office:value-type="float" office:value="5487258" calcext:value-type="float">
            <text:p>5487258</text:p>
          </table:table-cell>
          <table:table-cell office:value-type="float" office:value="4070048" calcext:value-type="float">
            <text:p>4070048</text:p>
          </table:table-cell>
          <table:table-cell office:value-type="float" office:value="3361443" calcext:value-type="float">
            <text:p>3361443</text:p>
          </table:table-cell>
          <table:table-cell office:value-type="float" office:value="2652838" calcext:value-type="float">
            <text:p>2652838</text:p>
          </table:table-cell>
          <table:table-cell office:value-type="float" office:value="1235628" calcext:value-type="float">
            <text:p>12356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8" calcext:value-type="float">
            <text:p>2078</text:p>
          </table:table-cell>
        </table:table-row>
        <table:table-row table:style-name="ro1" table:number-rows-repeated="1048455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18T11:16:08.767904876</dc:date>
    <meta:editing-duration>PT4M23S</meta:editing-duration>
    <meta:editing-cycles>1</meta:editing-cycles>
    <meta:generator>LibreOffice/7.0.1.1.0$Linux_X86_64 LibreOffice_project/00$Build-1</meta:generator>
    <meta:document-statistic meta:table-count="1" meta:cell-count="2760" meta:object-count="0"/>
  </office:meta>
</office:document-meta>
</file>